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2.02.29 00:34   |   <text:a xlink:type="simple" xlink:href="http://palinfo.habago.org/Entry?Command=Information_PrintForum&amp;iPage=514#FORUM31401"><text:span text:style-name="T2">#</text:span></text:a></text:p>
      <text:p text:style-name="P2">嗯<text:span text:style-name="T3">,</text:span>我想這跟病情輕重一點關係都沒有<text:span text:style-name="T3">,</text:span>倒是跟<text:span text:style-name="T3"><text:s/>"</text:span>人<text:span text:style-name="T3">" </text:span>原來的正常個性有關<text:span text:style-name="T3">. </text:span>醫生最怕的不是嚴重的<text:span text:style-name="T3"><text:s/>"</text:span>病人<text:span text:style-name="T3">",</text:span>而是自以為是而難以溝通的<text:span text:style-name="T3"><text:s/>"</text:span>正常人<text:span text:style-name="T3">" </text:span>或<text:span text:style-name="T3"><text:s/>"</text:span>接近正常<text:span text:style-name="T3">" </text:span>的人<text:span text:style-name="T3">. </text:span>這跟教育程度也無關<text:span text:style-name="T3">,</text:span>不管哪一種教育程度都會有自以為是的人<text:span text:style-name="T3">. <text:line-break/><text:line-break/></text:span>這類病患通常病情都很輕微<text:span text:style-name="T3">,</text:span>有些甚至可以說根本不需要看醫生<text:span text:style-name="T3">,</text:span>他們之所以就醫是因為他們過於看重那些在我看來根本不是問題的問題<text:span text:style-name="T3">,</text:span>進而把所有精力都集中在這些不是問題的問題上<text:span text:style-name="T3">. <text:line-break/><text:line-break/></text:span>我常想<text:span text:style-name="T3">,</text:span>這麼小的問題也要哭天搶地啊<text:span text:style-name="T3">? </text:span>要是你見過大海<text:span text:style-name="T3">,</text:span>還會在乎地上那一灘水嗎<text:span text:style-name="T3">?<text:line-break/><text:line-break/></text:span>但他們雖來求醫<text:span text:style-name="T3">,</text:span>卻往往非常有主見<text:span text:style-name="T3">,</text:span>自己有著一套固若金湯的資訊系統<text:span text:style-name="T3">,</text:span>難以撼動<text:span text:style-name="T3">,</text:span>而且世俗評價性格強烈<text:span text:style-name="T3">,</text:span>許多所謂醫療問題或症狀乃由此產生<text:span text:style-name="T3">.<text:line-break/><text:line-break/></text:span>不過<text:span text:style-name="T3">,</text:span>這些都不是我要說的<text:span text:style-name="T3">;</text:span>我只是在寫抒情文而非論說文<text:span text:style-name="T3">,</text:span>更不是在寫個案報告<text:span text:style-name="T3">. </text:span>抒情也者<text:span text:style-name="T3">,</text:span>乃抒發一種溝通困境<text:span text:style-name="T3">,</text:span>一種錯置的無奈<text:span text:style-name="T3">,</text:span>一種問題的根源<text:span text:style-name="T3">. </text:span>這不會只發生在臨床上<text:span text:style-name="T3">,</text:span>其實也恰恰是人與人之間的共通問題<text:span text:style-name="T3">. <text:line-break/><text:line-break/></text:span>以溝通來講<text:span text:style-name="T3">,</text:span>所謂溝通往往是完全不對等的<text:span text:style-name="T3">,</text:span>溝通雙方常有一方站在較高的位置<text:span text:style-name="T3">,</text:span>清楚看見彼方<text:span text:style-name="T3">,</text:span>而對方卻根本看不見你<text:span text:style-name="T3">,</text:span>而問題卻出在他總以為跟你是站在同樣的高度<text:span text:style-name="T3">. </text:span>這就好像你看台灣許許多多研究生那種嘴臉真的是不堪入目<text:span text:style-name="T3">,</text:span>看兩本書<text:span text:style-name="T3">,</text:span>懂幾個術語<text:span text:style-name="T3">,</text:span>然後便儼然跟你是同樣高度或甚至以為比你行了<text:span text:style-name="T3">.<text:line-break/><text:line-break/></text:span>最極端的例子大概就是人與神之間<text:span text:style-name="T3">,</text:span>神看見我們的一切<text:span text:style-name="T3">,</text:span>連心中所念都一清二楚無所隱藏<text:span text:style-name="T3">,</text:span>但我們卻看不見神<text:span text:style-name="T3">. </text:span>這理應很正常很美好<text:span text:style-name="T3">,</text:span>這意味著我們只需像頭綿羊一樣接受牧羊人的指揮便行<text:span text:style-name="T3">. </text:span>但事實上卻不然<text:span text:style-name="T3">,</text:span>很多人以為他跟神就算不是一樣大也差不多大<text:span text:style-name="T3">,</text:span>就算不是站在同一平面頂多也只差幾個樓層而已<text:span text:style-name="T3">,</text:span>這時候<text:span text:style-name="T3">,</text:span>無謂的悲劇或者應該說鬧劇就來了<text:span text:style-name="T3">.<text:line-break/><text:line-break/></text:span>神對此應該不會有所困擾<text:span text:style-name="T3">,</text:span>畢竟他大到根本無法想像<text:span text:style-name="T3">,</text:span>但人卻不一樣<text:span text:style-name="T3">,</text:span>站在高處看得較清楚的一方<text:span text:style-name="T3">,</text:span>如果他心地夠好<text:span text:style-name="T3">,</text:span>那他肯定不會有好下場<text:span text:style-name="T3">,</text:span>許多時候不知要承受多少誤解與折磨<text:span text:style-name="T3">. <text:line-break/><text:line-break/></text:span>至於心地卑鄙的<text:span text:style-name="T3">,</text:span>很容易就能吃香喝辣<text:span text:style-name="T3">,</text:span>因為當人們在你腳下活動<text:span text:style-name="T3">,</text:span>你能不踩在他們頭上嗎<text:span text:style-name="T3">? </text:span>就算騙他們錢<text:span text:style-name="T3">,</text:span>他們也會很樂意幫你數鈔票<text:span text:style-name="T3">.<text:line-break/><text:line-break/></text:span>當溝通到了一種根本困境<text:span text:style-name="T3">,</text:span>無解了<text:span text:style-name="T3">,</text:span>非我能力所及了<text:span text:style-name="T3">,</text:span>這時我常免不了會想到神<text:span text:style-name="T3">,</text:span>似乎唯有祈求神的憐憫<text:span text:style-name="T3">,</text:span>才有可能化解世上這麼多無謂的悲劇或鬧劇<text:span text:style-name="T3">.<text:line-break/><text:line-break/></text:span>人與人雖然屬於同一介面<text:span text:style-name="T3">,</text:span>但仍有視界高低遠近之分<text:span text:style-name="T3">. </text:span>如果有人跟我說<text:span text:style-name="T3">,</text:span>生活上你應該這樣那樣<text:span text:style-name="T3">,</text:span>我大概會說聽你在放屁<text:span text:style-name="T3">! </text:span>但如果今天是維根斯坦或甘地跟我說你應該這樣那樣<text:span text:style-name="T3">,</text:span>那我即便做不到也不至於說聽你在放屁<text:span text:style-name="T3">,</text:span>因為我知道他們在我之上<text:span text:style-name="T3">;</text:span>我若是頭羊<text:span text:style-name="T3">,</text:span>那他們即便不是牧羊人也足夠當我的領頭羊<text:span text:style-name="T3">.<text:line-break/><text:line-break/></text:span>相反地<text:span text:style-name="T3">,</text:span>自以為是的人卻似乎完全沒法分辨高低遠近<text:span text:style-name="T3">,</text:span>他們往往有著一套十分可笑的評價系統<text:span text:style-name="T3">(</text:span>而且通常是可量化而且是行為主義式的<text:span text:style-name="T3">),</text:span>但他們卻完全無法意識到其可笑到爆<text:span text:style-name="T3">,</text:span>正如台灣的學者或研究生往往完全無法意識到自己理性能力之貧乏淺薄<text:span text:style-name="T3">,</text:span>反倒顧盼自雄以為自己很行呢<text:span text:style-name="T3">. <text:line-break/><text:line-break/></text:span>當然<text:span text:style-name="T3">,</text:span>當你這樣講這些蠢到爆的蠢蛋時<text:span text:style-name="T3">,</text:span>他們通常會反過來辱罵嘲弄<text:span text:style-name="T3">.</text:span>比方說我十多年曾寫過一篇<text:span text:style-name="T3"><text:s/>"</text:span>儒林拉屎<text:span text:style-name="T3">",</text:span>批評台灣半吊子學界動不動就喜歡吊書袋而且寫起東西來彆彆扭扭裝模作樣的好像連寫字造句都不會<text:span text:style-name="T3">,</text:span>結果文章一出<text:span text:style-name="T3">,</text:span>像捅了什麼馬蜂窩似的<text:span text:style-name="T3">,</text:span>馬上引來學界一些北七的攻擊<text:span text:style-name="T3">,</text:span>彷彿我是在罵他們似的<text:span text:style-name="T3">.<text:line-break/><text:line-break/></text:span>溝通一事<text:span text:style-name="T3">,</text:span>事關重大<text:span text:style-name="T3">,</text:span>大至戰爭<text:span text:style-name="T3">,</text:span>小至兩個陌生人之間的衝突<text:span text:style-name="T3">,</text:span>都與溝通有關<text:span text:style-name="T3">. </text:span>但它儘管重要無比<text:span text:style-name="T3">,</text:span>但我基本上是悲觀的<text:span text:style-name="T3">;</text:span>我不相信不同世界之間的溝通<text:span text:style-name="T3">,</text:span>除非有一方認清自己的綿羊角色<text:span text:style-name="T3">. <text:line-break/><text:line-break/></text:span>溝通或許有可能<text:span text:style-name="T3">,</text:span>但很少在生前<text:span text:style-name="T3">,</text:span>大多在死後<text:span text:style-name="T3">,</text:span>而且通常是在很久很久之後<text:span text:style-name="T3">. </text:span>我們現在所認知的許多道理或人事物<text:span text:style-name="T3">,</text:span>在那當下往往並非如此看待<text:span text:style-name="T3">,</text:span>更多時候甚至做反面解<text:span text:style-name="T3">. <text:line-break/><text:line-break/></text:span>每次走進劍橋國王學院的電腦室<text:span text:style-name="T3">(</text:span>叫<text:span text:style-name="T3"><text:s/>Turing Room),</text:span>看到樓梯口那個在<text:span text:style-name="T3">1998</text:span>年才掛上去的<text:span text:style-name="T3"><text:s/>Alan Turing</text:span>的肖像<text:span text:style-name="T3">,</text:span>總覺得有一種異樣感<text:span text:style-name="T3">. </text:span>人都已經死了半個世紀<text:span text:style-name="T3">,</text:span>現在卻到處立銅像<text:span text:style-name="T3">. <text:line-break/><text:line-break/></text:span>當年下葬時無人聞問<text:span text:style-name="T3">,</text:span>他的生命就像個醜聞似的<text:span text:style-name="T3">,</text:span>先是訕笑羞辱<text:span text:style-name="T3">,</text:span>繼而遺忘<text:span text:style-name="T3">,</text:span>就像不經意的一陣風被遺忘那樣<text:span text:style-name="T3">,</text:span>如今卻因人工智慧時代來臨<text:span text:style-name="T3">,</text:span>又被抓出來祭拜歌頌一番<text:span text:style-name="T3">,</text:span>這一切榮辱其實跟死者都一點關係也沒有了<text:span text:style-name="T3">. </text:span>你就算去他墳上唱歌跳脫衣舞也一樣<text:span text:style-name="T3">,</text:span>安慰不了什麼了<text:span text:style-name="T3">.<text:line-break/><text:line-break/></text:span>這有點像我們每天抬頭仰望星空<text:span text:style-name="T3">,</text:span>大家指指點點的很興奮很浪漫<text:span text:style-name="T3">,</text:span>哇<text:span text:style-name="T3">!</text:span>這顆好亮<text:span text:style-name="T3">,</text:span>那顆好美<text:span text:style-name="T3">!</text:span>但這一切其實全是幻影<text:span text:style-name="T3">,</text:span>那些燦爛星子早已消失無蹤<text:span text:style-name="T3">,</text:span>我們看到的只是來自億萬光年外的一幅美麗幻像<text:span text:style-name="T3">,</text:span>但看不見時空當下同樣美麗的景象<text:span text:style-name="T3">,</text:span>因為我們的眼光沒法那麼遠<text:span text:style-name="T3">. <text:line-break/><text:line-break/></text:span>這事說來可悲<text:span text:style-name="T3">,</text:span>但我發現<text:span text:style-name="T3">,</text:span>美麗之事通常是悲劇<text:span text:style-name="T3">. </text:span>美往往是在悲劇裏頭誕生的<text:span text:style-name="T3">.</text:span></text:p>
      <text:p text:style-name="P1"><text:span text:style-name="T1">葉小慧</text:span><text:s/>  |  2012.02.28 18:23   |   <text:a xlink:type="simple" xlink:href="http://palinfo.habago.org/Entry?Command=Information_PrintForum&amp;iPage=514#FORUM31400"><text:span text:style-name="T2">#</text:span></text:a></text:p>
      <text:p text:style-name="P3">自己曾經是精神科的病患，看到陳真寫的那麼多對話等等，以為自己的病情果然是輕微，所以在有病識感的情況下，吃過一段時間的藥後，得以脫離對藥物的依賴性。<text:span text:style-name="T3"><text:line-break/><text:line-break/></text:span>我很感謝那位北醫的精神科醫師，他很仔細的想知道我的壓力來源，而且詳細說明藥物的副作用。作為醫院的常客，我必須說自己很像實驗品，因為屢次發生的發燒，不見得找得出病因，可以在急診室折騰很久，成為幾個輪班醫師的奇怪病例。所以我對醫院有依賴性也有排斥性。<text:span text:style-name="T3"><text:line-break/><text:line-break/></text:span>但看到詐領藥物的病患時，有種莫名的憤怒。醫藥資源到底是怎麼被濫用到這種程度，人心，果然是世界上最複雜可怕的東西。</text:p>
      <text:p text:style-name="P4"/>
      <text:p text:style-name="P1"><text:span text:style-name="T1">陳真</text:span><text:s/>  |  2012.02.28 16:19   |   <text:a xlink:type="simple" xlink:href="http://palinfo.habago.org/Entry?Command=Information_PrintForum&amp;iPage=515#FORUM31399"><text:span text:style-name="T2">#</text:span></text:a></text:p>
      <text:p text:style-name="P3"><text:span text:style-name="T3">(</text:span>續<text:span text:style-name="T3">)<text:line-break/><text:line-break/></text:span>病人丁<text:span text:style-name="T3">: (</text:span>未語淚先流<text:span text:style-name="T3">,</text:span>一邊哭一邊訴說身世之悽涼<text:span text:style-name="T3">,</text:span>從幼稚園開始講起<text:span text:style-name="T3">)<text:line-break/><text:line-break/>(</text:span>已經講了快一小時<text:span text:style-name="T3">,</text:span>實在是聽到有點累到不行<text:span text:style-name="T3">,</text:span>而且後面一堆病人在罵怎麼等那麼久<text:span text:style-name="T3">. </text:span>但人家哭得這麼慘<text:span text:style-name="T3">,</text:span>你好意思叫她哭快一點嗎<text:span text:style-name="T3">?</text:span>而且<text:span text:style-name="T3">,</text:span>任憑你怎麼引導到問題重點<text:span text:style-name="T3">,</text:span>她還是照樣慢慢描述童年的悲慘<text:span text:style-name="T3">)<text:line-break/><text:line-break/>(</text:span>好不容易從童年史講到現代史了<text:span text:style-name="T3">,</text:span>以為快講完<text:span text:style-name="T3">,</text:span>沒想到接著是講阿公的病情<text:span text:style-name="T3">,</text:span>然後講阿嬤的個性以及跟她之間美好的祖孫情<text:span text:style-name="T3">,</text:span>一樣是邊說邊哭<text:span text:style-name="T3">,</text:span>而且<text:span text:style-name="T3">,</text:span>任憑你怎麼引導到問題重點<text:span text:style-name="T3">,</text:span>她依然慢慢講她要講的那些不知道跟看診有啥關係的故事<text:span text:style-name="T3">)<text:line-break/><text:line-break/>(</text:span>好不容易終於講到重點<text:span text:style-name="T3">,</text:span>原來是長期失眠<text:span text:style-name="T3">,</text:span>好吧<text:span text:style-name="T3">,</text:span>我趕緊開藥給她<text:span text:style-name="T3">,</text:span>想辦法趕緊結束看診<text:span text:style-name="T3">,</text:span>而且既然人家身世如此淒涼<text:span text:style-name="T3">,</text:span>我就不收費了<text:span text:style-name="T3">,</text:span>而且還代墊其它費用<text:span text:style-name="T3">.)<text:line-break/><text:line-break/>(</text:span>隔天<text:span text:style-name="T3">,</text:span>病患又來了<text:span text:style-name="T3">,</text:span>說藥物遺失<text:span text:style-name="T3">. </text:span>好吧<text:span text:style-name="T3">,</text:span>那請妳在病歷上簽個名<text:span text:style-name="T3">,</text:span>述明狀況<text:span text:style-name="T3">,</text:span>免得健保局誤以為我重覆開藥<text:span text:style-name="T3">)<text:line-break/><text:line-break/>(</text:span>幾個月後<text:span text:style-name="T3">,</text:span>她又來了<text:span text:style-name="T3">,</text:span>又是未語淚先流<text:span text:style-name="T3">,</text:span>又開始要從幼稚園時期講故事<text:span text:style-name="T3">,</text:span>講到感人的祖孫情<text:span text:style-name="T3">. </text:span>但這回我有警覺性了<text:span text:style-name="T3">! </text:span>於是就透過健保局內部系統去查她的用藥記錄<text:span text:style-name="T3">,</text:span>發現她光是今天就已經看了三家診所拿了幾百顆的安眠藥<text:span text:style-name="T3">)<text:line-break/><text:line-break/>(</text:span>我硬是打斷她的故事問她說<text:span text:style-name="T3">,</text:span>妳今天已經看了三家診所拿了幾百顆安眠藥<text:span text:style-name="T3">,</text:span>為什麼還要來跟我拿<text:span text:style-name="T3">? </text:span>她說<text:span text:style-name="T3">,</text:span>那些藥都沒效<text:span text:style-name="T3">. </text:span>我說<text:span text:style-name="T3">,</text:span>那些安眠藥都是妳今天剛拿的<text:span text:style-name="T3">,</text:span>妳根本還沒有機會吃<text:span text:style-name="T3">,</text:span>怎麼知道沒效<text:span text:style-name="T3">? </text:span>而且如果沒效<text:span text:style-name="T3">,</text:span>為什麼妳要四處拿同樣的藥<text:span text:style-name="T3">?)<text:line-break/><text:line-break/>(</text:span>問到後來<text:span text:style-name="T3">,</text:span>這位存心來騙藥拿去轉賣的冒牌病患啞口無言<text:span text:style-name="T3">,</text:span>知道騙不成了<text:span text:style-name="T3">,</text:span>於是丟下幾句威脅的狠話掉頭就走<text:span text:style-name="T3">)<text:line-break/><text:line-break/></text:span>在國外<text:span text:style-name="T3">,</text:span>或是在以前的台灣<text:span text:style-name="T3">,</text:span>你根本不會去懷疑病患竟然也有假的<text:span text:style-name="T3">,</text:span>但這年頭的台灣<text:span text:style-name="T3">,</text:span>假病患到處都是<text:span text:style-name="T3">. </text:span>有的是冒名頂替假裝身心殘障或假裝中風來騙你開診斷書好讓外勞公司有更多外勞名額可以高價賣給一些人請外勞來家裏打掃幫傭或工作<text:span text:style-name="T3">,</text:span>有的是來騙管制藥拿去轉賣獲取暴利<text:span text:style-name="T3">,</text:span>有的說不定拿去害人<text:span text:style-name="T3">,</text:span>有些是想騙保險公司<text:span text:style-name="T3">....</text:span>各式各樣的不良企圖<text:span text:style-name="T3">.<text:line-break/><text:line-break/></text:span>之前在醫院就當場拆穿過十幾個有組織性的假病患<text:span text:style-name="T3">,</text:span>但事實上要假裝精神病或假裝中風是很難的<text:span text:style-name="T3">,</text:span>檢查一下或問個幾句話通常就能拆穿<text:span text:style-name="T3">. <text:line-break/><text:line-break/></text:span>在台灣當醫生除了要會看病<text:span text:style-name="T3">,</text:span>同時也要有像特務那樣的警戒心<text:span text:style-name="T3">,</text:span>因為騙子太多了<text:span text:style-name="T3">. </text:span>醫生都已經那麼辛苦<text:span text:style-name="T3">,</text:span>他們卻還要來糟蹋醫生<text:span text:style-name="T3">,</text:span>利用醫生的善意<text:span text:style-name="T3">;</text:span>經常得應付這種狀況<text:span text:style-name="T3">,</text:span>其實也挺累<text:span text:style-name="T3">,</text:span>既不能被騙<text:span text:style-name="T3">,</text:span>也不能拆穿得太難看以免被歹徒報復<text:span text:style-name="T3">;</text:span>萬一不小心被假病患騙了<text:span text:style-name="T3">,</text:span>將來查起案子來<text:span text:style-name="T3">,</text:span>人家說不定會以為你跟他們掛勾<text:span text:style-name="T3">. <text:line-break/><text:line-break/></text:span>另外還有各式各樣的騙錢手法<text:span text:style-name="T3">,</text:span>台灣這個社會<text:span text:style-name="T3">,</text:span>似乎已經墮落到很難想像的地步<text:span text:style-name="T3">,</text:span>難道我們日常生活無時無刻都應該一開始就要心存戒心<text:span text:style-name="T3">,</text:span>一開始就要先懷疑每個人都有可能是騙子<text:span text:style-name="T3">?</text:span></text:p>
      <text:p text:style-name="P1"><text:span text:style-name="T1">陳真</text:span><text:s/>  |  2012.02.28 15:24   |   <text:a xlink:type="simple" xlink:href="http://palinfo.habago.org/Entry?Command=Information_PrintForum&amp;iPage=515#FORUM31398"><text:span text:style-name="T2">#</text:span></text:a></text:p>
      <text:p text:style-name="P2"><text:span text:style-name="T3">(</text:span>續<text:span text:style-name="T3">)<text:line-break/><text:line-break/>(</text:span>憂鬱症<text:span text:style-name="T3">)</text:span>病人丙<text:span text:style-name="T3">:</text:span>醫生<text:span text:style-name="T3">,</text:span>我還是沒自信<text:span text:style-name="T3">,</text:span>看到食物就想吐<text:span text:style-name="T3">,</text:span>心情不輕鬆<text:span text:style-name="T3">,</text:span>而且晚上還是睡不著<text:span text:style-name="T3">,</text:span>怎麼辦<text:span text:style-name="T3">?<text:line-break/></text:span>醫生<text:span text:style-name="T3">: </text:span>你吃那些藥都沒感覺嗎<text:span text:style-name="T3">?<text:line-break/></text:span>病人丙<text:span text:style-name="T3">: </text:span>沒有效<text:span text:style-name="T3">,</text:span>還是跟以前一樣<text:span text:style-name="T3">.<text:line-break/></text:span>醫生<text:span text:style-name="T3">: </text:span>你這藥才剛吃三天<text:span text:style-name="T3">,</text:span>不會馬上有效<text:span text:style-name="T3">;</text:span>你再過三五天再看看狀況<text:span text:style-name="T3">.<text:line-break/></text:span>病人丙<text:span text:style-name="T3">:</text:span>現在最重要的是晚上睡不著<text:span text:style-name="T3">,</text:span>連一分鐘也沒睡<text:span text:style-name="T3">,</text:span>好幾年了<text:span text:style-name="T3">.<text:line-break/></text:span>醫生<text:span text:style-name="T3">: </text:span>那顆安眠藥沒讓你至少好睡一些嗎<text:span text:style-name="T3">?<text:line-break/></text:span>病人丙<text:span text:style-name="T3">: </text:span>還是沒效<text:span text:style-name="T3">.<text:line-break/></text:span>醫生<text:span text:style-name="T3">: </text:span>完全沒效<text:span text:style-name="T3">? </text:span>沒有半點作用<text:span text:style-name="T3">?<text:line-break/></text:span>病人甲<text:span text:style-name="T3">: </text:span>完全沒作用<text:span text:style-name="T3">.<text:line-break/></text:span>醫生<text:span text:style-name="T3">: </text:span>不太可能<text:span text:style-name="T3">,</text:span>那你吃了是什麼感覺<text:span text:style-name="T3">?<text:line-break/></text:span>病人丙<text:span text:style-name="T3">: </text:span>我根本沒吃啦<text:span text:style-name="T3">,</text:span>醫生<text:span text:style-name="T3">,</text:span>你怎麼開那種藥給我<text:span text:style-name="T3">? </text:span>我小姑說吃那種西藥會傷腦不可以吃<text:span text:style-name="T3">.<text:line-break/></text:span>醫生<text:span text:style-name="T3">: ...(</text:span>啞口無言<text:span text:style-name="T3">)<text:line-break/></text:span>病人丙<text:span text:style-name="T3">: </text:span>醫生<text:span text:style-name="T3">,</text:span>救我啦<text:span text:style-name="T3">....(</text:span>哭<text:span text:style-name="T3">)<text:line-break/></text:span>醫生<text:span text:style-name="T3">: </text:span>我開藥你不吃<text:span text:style-name="T3">,</text:span>那你希望我做什麼<text:span text:style-name="T3">?<text:line-break/></text:span>病人丙<text:span text:style-name="T3">: </text:span>不要開那種藥啦<text:span text:style-name="T3">,</text:span>我不要鎮靜劑不要安眠藥啦<text:span text:style-name="T3">;</text:span>我也不要吃什麼抗憂鬱的藥<text:span text:style-name="T3">,</text:span>人家隔壁的歐巴桑說誰誰就是吃那個吃到頭腦笨掉<text:span text:style-name="T3">.<text:line-break/></text:span>醫生<text:span text:style-name="T3">: </text:span>他們不是醫生<text:span text:style-name="T3">,</text:span>為什麼要聽那些人胡說八道呢<text:span text:style-name="T3">? </text:span>這些藥比你平常最愛吃的那些什麼顧胃腸的藥更安全更沒有副作用<text:span text:style-name="T3">.<text:line-break/></text:span>病人丙<text:span text:style-name="T3">: </text:span>你就開沒有副作用的給我啦<text:span text:style-name="T3">.<text:line-break/></text:span>醫生<text:span text:style-name="T3">: </text:span>就連三餐食物都有副作用<text:span text:style-name="T3">,</text:span>怎麼會有藥物沒有副作用<text:span text:style-name="T3">? </text:span>你常吃的那來路不明的中藥副作用更強<text:span text:style-name="T3">,</text:span>再吃下去早晚你會因此去洗腎<text:span text:style-name="T3">.<text:line-break/></text:span>病人丙<text:span text:style-name="T3">: </text:span>我有吃你說的抗憂鬱的藥吃一顆<text:span text:style-name="T3">,</text:span>但也沒有改善<text:span text:style-name="T3">.<text:line-break/></text:span>醫生<text:span text:style-name="T3">: </text:span>這些藥又不是毒品<text:span text:style-name="T3">,</text:span>也不是仙丹<text:span text:style-name="T3">,</text:span>怎麼可能吃一顆就馬上改善<text:span text:style-name="T3">. </text:span>這跟治療糖尿病高血壓差不多<text:span text:style-name="T3">,</text:span>你要固定吃<text:span text:style-name="T3">,</text:span>長期吃<text:span text:style-name="T3">,</text:span>幾周之後才有辦法判斷藥效<text:span text:style-name="T3">.<text:line-break/></text:span>病人丙<text:span text:style-name="T3">: </text:span>那你趕快再另外開給我啦<text:span text:style-name="T3">,</text:span>開好一點的<text:span text:style-name="T3">,</text:span>我不要鎮靜劑<text:span text:style-name="T3">,</text:span>你們精神科都是鎮靜劑啦<text:span text:style-name="T3">,</text:span>人家說吃那個會變北七<text:span text:style-name="T3">.<text:line-break/></text:span>醫生<text:span text:style-name="T3">: </text:span>如果會變北七<text:span text:style-name="T3">,</text:span>我怎麼會開給你吃<text:span text:style-name="T3">?<text:line-break/></text:span>病人丙<text:span text:style-name="T3">: </text:span>我睡不著真的很痛苦<text:span text:style-name="T3">,</text:span>我快死掉了<text:span text:style-name="T3">.<text:line-break/></text:span>醫生<text:span text:style-name="T3">: </text:span>那你就吃我開給你的安眠藥<text:span text:style-name="T3">.<text:line-break/></text:span>病人甲<text:span text:style-name="T3">: </text:span>我不要吃安眠藥啦<text:span text:style-name="T3">,</text:span>開一些顧腦的給我<text:span text:style-name="T3">.<text:line-break/></text:span>醫生<text:span text:style-name="T3">: </text:span>醫院不是餐廳<text:span text:style-name="T3">,</text:span>不是你想點什麼吃就點什麼吃<text:span text:style-name="T3">,</text:span>如果你沒辦法好好吃藥<text:span text:style-name="T3">,</text:span>我也不知道還能開什麼藥給你<text:span text:style-name="T3">. </text:span>這跟外科醫師要開刀一樣<text:span text:style-name="T3">,</text:span>你要不要開刀是你的自由<text:span text:style-name="T3">,</text:span>但你不能干涉開刀的方式<text:span text:style-name="T3">,</text:span>因為這部份是你不懂的<text:span text:style-name="T3">. </text:span>內科醫師用藥也一樣<text:span text:style-name="T3">,</text:span>你要不要吃藥是你的自由<text:span text:style-name="T3">,</text:span>但你若要讓我看病<text:span text:style-name="T3">,</text:span>就只能讓我根據病情開藥<text:span text:style-name="T3">,</text:span>而且要照我說的方式服藥<text:span text:style-name="T3">.<text:line-break/></text:span>病人丙<text:span text:style-name="T3">: </text:span>好啦好啦<text:span text:style-name="T3">,</text:span>你開什麼我就吃<text:span text:style-name="T3">,</text:span>但我不要鎮靜劑<text:span text:style-name="T3">,</text:span>不要安眠藥啦<text:span text:style-name="T3">.<text:line-break/></text:span>醫生<text:span text:style-name="T3">:....(</text:span>啞口無言很無奈<text:span text:style-name="T3">)</text:span></text:p>
      <text:p text:style-name="P1"><text:span text:style-name="T1">陳真</text:span><text:s/>  |  2012.02.28 01:32   |   <text:a xlink:type="simple" xlink:href="http://palinfo.habago.org/Entry?Command=Information_PrintForum&amp;iPage=515#FORUM31397"><text:span text:style-name="T2">#</text:span></text:a></text:p>
      <text:p text:style-name="P3"><text:span text:style-name="T3">(</text:span>續<text:span text:style-name="T3">)<text:line-break/><text:line-break/><text:line-break/></text:span>每次看完診<text:span text:style-name="T3">,</text:span>我都很想馬上逃到各式各樣的夢裏頭<text:span text:style-name="T3">,</text:span>逃到哲學<text:span text:style-name="T3">,</text:span>逃到海邊<text:span text:style-name="T3">,</text:span>逃到各種美妙仙境<text:span text:style-name="T3">,</text:span>逃到我的<text:span text:style-name="T3"><text:s/>"</text:span>書<text:span text:style-name="T3">" </text:span>裏頭<text:span text:style-name="T3">,</text:span>吸取專門屬於我的生命的特殊氧氣<text:span text:style-name="T3">.<text:line-break/><text:line-break/></text:span>各位如果光看底下這些<text:span text:style-name="T3"><text:s/>"</text:span>稀鬆平常<text:span text:style-name="T3">" </text:span>的臨床對話看兩行就覺得頭痛頭暈盜汗胸痛<text:span text:style-name="T3">,</text:span>那麼<text:span text:style-name="T3">,</text:span>把這樣隨手拈來的的辛苦告白再乘以一百或一百的平方<text:span text:style-name="T3">,</text:span>各位或許多少就能知道一個精神科開業醫整天憋尿餓著肚子經常連一口水也沒喝就這樣撐一整天直到月黑風高才回家有多辛苦了<text:span text:style-name="T3">.<text:line-break/><text:line-break/></text:span>但辛苦不是問題<text:span text:style-name="T3">,</text:span>重點是辛苦的意義有多少<text:span text:style-name="T3">,</text:span>而意義恰恰是來自於什麼樣的鳥就該唱什麼樣的歌<text:span text:style-name="T3">;</text:span>什麼樣的生物就該幹什麼樣的活<text:span text:style-name="T3">. </text:span>鳥叫蟲鳴呢呢喃喃的很好聽<text:span text:style-name="T3">,</text:span>這我們不否認<text:span text:style-name="T3">,</text:span>但那畢竟不是獅子的叫聲<text:span text:style-name="T3">;</text:span>雞鴨看到飼料精神就來了<text:span text:style-name="T3">,</text:span>但那畢竟也不是其它物種的菜<text:span text:style-name="T3">. <text:line-break/><text:line-break/></text:span>這兩天常想起電影雨果那個有關機器人的寓言<text:span text:style-name="T3">,</text:span>每一個<text:span text:style-name="T3"><text:s/>"</text:span>壞掉<text:span text:style-name="T3">" </text:span>的<text:span text:style-name="T3"><text:s/>"</text:span>機器<text:span text:style-name="T3">" </text:span>最後都修好了<text:span text:style-name="T3">,</text:span>大家終於找到各自屬於自己的最佳位置<text:span text:style-name="T3">,</text:span>找到一條<text:span text:style-name="T3"><text:s/>"</text:span>回家的路<text:span text:style-name="T3">",</text:span>但電影畢竟就是電影<text:span text:style-name="T3">,</text:span>快樂結局只會發生在夢裏頭<text:span text:style-name="T3">,</text:span>而現實裏<text:span text:style-name="T3">,</text:span>流浪兒恐怕永遠是流浪兒<text:span text:style-name="T3">,</text:span>即便他懷有多少感人的夢想或多麼善良的心地多麼傑出的才華也一樣<text:span text:style-name="T3">,</text:span>下場不外是犯罪坐牢鬼混或滿身病痛地在底層世界討生活<text:span text:style-name="T3">. <text:line-break/><text:line-break/></text:span>至於夢<text:span text:style-name="T3">,</text:span>自己偷偷幻想一下無所謂<text:span text:style-name="T3">,</text:span>但最好連說也別說不出口<text:span text:style-name="T3">,</text:span>免得笑掉人家的大牙<text:span text:style-name="T3">. </text:span>世面上那些什麼堅持夢想最後就會成功的傻話<text:span text:style-name="T3">,</text:span>全是自欺欺人的騙局<text:span text:style-name="T3">,</text:span>各位肯定聰明得不會上當<text:span text:style-name="T3">.</text:span>這其實也就是各位偉大的地方<text:span text:style-name="T3">,</text:span>當戲散場<text:span text:style-name="T3">,</text:span>當電影演完了<text:span text:style-name="T3">,</text:span>現實感馬上就來了<text:span text:style-name="T3">,</text:span>比散場燈亮起的速度還快<text:span text:style-name="T3">,</text:span>然後帶著兩滴清淚毫髮無傷地回家睡覺<text:span text:style-name="T3">,</text:span>而不會傻到跟著主角一起消失在黑暗的螢幕裏<text:span text:style-name="T3">. <text:line-break/><text:line-break/></text:span>這部快樂結局的電影在我看來卻十足是個悲劇<text:span text:style-name="T3">,</text:span>那些<text:span text:style-name="T3"><text:s/>"</text:span>壞掉的機器<text:span text:style-name="T3">" </text:span>或者說擺錯位置的機器<text:span text:style-name="T3">,</text:span>如果他們能夠忘掉心裏那個夢<text:span text:style-name="T3">,</text:span>忘掉自己是誰<text:span text:style-name="T3">,</text:span>大概也就不會有任何痛苦了<text:span text:style-name="T3">. </text:span>簡單說就是想不開<text:span text:style-name="T3">,</text:span>老想著一個千年舊夢做什麼呢<text:span text:style-name="T3">? </text:span>更何必管自己是誰<text:span text:style-name="T3">?<text:line-break/><text:line-break/></text:span>這說起來很容易<text:span text:style-name="T3">,</text:span>做起來其實更容易<text:span text:style-name="T3">,</text:span>除了那些真的想<text:span text:style-name="T3"><text:s/>"</text:span>想開<text:span text:style-name="T3">" </text:span>但卻真的<text:span text:style-name="T3"><text:s/>"</text:span>想不開<text:span text:style-name="T3">" </text:span>的人之外<text:span text:style-name="T3">;</text:span>他就是沒法忘掉自己<text:span text:style-name="T3">,</text:span>沒法遺忘那個夢<text:span text:style-name="T3">. <text:line-break/><text:line-break/></text:span>那其實不能說是一個夢<text:span text:style-name="T3">,</text:span>因為你清清楚楚意識到它的存在<text:span text:style-name="T3">;</text:span>你需要的只是足夠的時間和工具去把它描繪完成<text:span text:style-name="T3">,</text:span>就好像莫札特說他不是在作曲<text:span text:style-name="T3">,</text:span>而只是把腦海裏的曲譜逐一寫下<text:span text:style-name="T3">. <text:line-break/><text:line-break/></text:span>維根斯坦說得很對<text:span text:style-name="T3">,"</text:span>當你懂得某些東西時<text:span text:style-name="T3">,</text:span>你很難假裝不懂<text:span text:style-name="T3">",</text:span>這其實也等於說<text:span text:style-name="T3">,</text:span>當你清楚意識到自己的身世時<text:span text:style-name="T3">,</text:span>你很難再扮演另一種角色<text:span text:style-name="T3">.<text:line-break/><text:line-break/></text:span>有人說<text:span text:style-name="T3">,</text:span>才華是做其所能<text:span text:style-name="T3">,</text:span>而天才卻是做其所必須<text:span text:style-name="T3">. </text:span>你能做到的事<text:span text:style-name="T3">,</text:span>你不一定要去做<text:span text:style-name="T3">,</text:span>如果環境不允許<text:span text:style-name="T3">,</text:span>就改做點別的也一樣<text:span text:style-name="T3">,</text:span>但如果有個東西是一種大寫的<text:span text:style-name="T3"><text:s/>MUST,</text:span>是一種你根本無法抗拒不去做的基因傾向<text:span text:style-name="T3">,</text:span>那麼悲劇就來了<text:span text:style-name="T3">.<text:line-break/><text:line-break/></text:span>當各位正迎向光明燦爛的前景時<text:span text:style-name="T3">,</text:span>我已經在為落幕做準備了<text:span text:style-name="T3">,</text:span>在據說來日不多的一點餘生裏<text:span text:style-name="T3">,</text:span>我還是希望能寫一本好書<text:span text:style-name="T3">,</text:span>但就如維根斯坦所說<text:span text:style-name="T3">,</text:span>那樣的時光或許早已流逝<text:span text:style-name="T3">.<text:line-break/><text:line-break/></text:span>但儘管時不我予<text:span text:style-name="T3">,</text:span>我依然逃不出那個夢境<text:span text:style-name="T3">,</text:span>不是不願逃<text:span text:style-name="T3">,</text:span>而是根本做不到<text:span text:style-name="T3">. </text:span>我越是努力逃<text:span text:style-name="T3">,</text:span>就彷彿捲入得越深<text:span text:style-name="T3">. </text:span>如今<text:span text:style-name="T3">,</text:span>我唯一的寄望是<text:span text:style-name="T3">:</text:span>上帝創造萬物<text:span text:style-name="T3">,</text:span>祂既然以這樣的方式創造了我<text:span text:style-name="T3">,</text:span>但願祂能紀念這一切儘管微不足道的個人悲歡<text:span text:style-name="T3">.</text:span></text:p>
      <text:p text:style-name="P1"><text:span text:style-name="T1">陳真</text:span><text:s/>  |  2012.02.27 21:00   |   <text:a xlink:type="simple" xlink:href="http://palinfo.habago.org/Entry?Command=Information_PrintForum&amp;iPage=515#FORUM31396"><text:span text:style-name="T2">#</text:span></text:a></text:p>
      <text:p text:style-name="P2"><text:span text:style-name="T3">(</text:span>續<text:span text:style-name="T3">)<text:line-break/><text:line-break/></text:span>醫生<text:span text:style-name="T3">: </text:span>最近還好吧<text:span text:style-name="T3">? </text:span>還有幻聽嗎<text:span text:style-name="T3">?<text:line-break/></text:span>病人乙<text:span text:style-name="T3">: </text:span>我肚子感覺涼涼的<text:span text:style-name="T3">.<text:line-break/></text:span>醫生<text:span text:style-name="T3">: .....(</text:span>不解<text:span text:style-name="T3">)<text:line-break/></text:span>病人乙<text:span text:style-name="T3">: </text:span>上個禮拜喝了一瓶牛奶<text:span text:style-name="T3">,</text:span>結果就拉肚子了<text:span text:style-name="T3">.<text:line-break/></text:span>醫生<text:span text:style-name="T3">: </text:span>現在還拉嗎<text:span text:style-name="T3">?<text:line-break/></text:span>病人乙<text:span text:style-name="T3">: </text:span>沒有<text:span text:style-name="T3">,</text:span>但肚子變得涼涼的<text:span text:style-name="T3">. </text:span>怎麼辦<text:span text:style-name="T3">? </text:span>我是不是中毒了<text:span text:style-name="T3">?<text:line-break/></text:span>醫生<text:span text:style-name="T3">: </text:span>吃壞肚子很正常啊<text:span text:style-name="T3"><text:line-break/></text:span>病人乙<text:span text:style-name="T3">: </text:span>可是為什麼肚臍周圍會涼涼的<text:span text:style-name="T3">? </text:span>這不要緊嗎<text:span text:style-name="T3">?<text:line-break/></text:span>醫生<text:span text:style-name="T3">: (</text:span>做了一些檢查<text:span text:style-name="T3">)</text:span>不要緊<text:span text:style-name="T3">,</text:span>沒有發燒<text:span text:style-name="T3">,</text:span>腸音正常<text:span text:style-name="T3">,</text:span>血壓心跳正常<text:span text:style-name="T3">,</text:span>沒有發現什麼問題<text:span text:style-name="T3">.<text:line-break/></text:span>病人乙<text:span text:style-name="T3">: </text:span>怎麼可能沒問題<text:span text:style-name="T3">? </text:span>沒問題怎麼會拉肚子<text:span text:style-name="T3">?<text:line-break/></text:span>醫生<text:span text:style-name="T3">: </text:span>吃壞肚子很正常啊<text:span text:style-name="T3"><text:line-break/></text:span>病人乙<text:span text:style-name="T3">: </text:span>那我現在頭頸酸酸麻麻的是不是也是拉肚子造成<text:span text:style-name="T3">?<text:line-break/></text:span>醫生<text:span text:style-name="T3">: </text:span>那應該是沒有關連才對<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span>醫生<text:span text:style-name="T3">: (</text:span>反覆講<text:span text:style-name="T3">)</text:span>拉肚子沒什麼問題不用擔心<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span>醫生<text:span text:style-name="T3">:(</text:span>反覆講<text:span text:style-name="T3">)</text:span>拉肚子沒什麼問題不用擔心<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span>醫生<text:span text:style-name="T3">:(</text:span>反覆講<text:span text:style-name="T3">)</text:span>拉肚子沒什麼問題不用擔心<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span>醫生<text:span text:style-name="T3">:(</text:span>反覆講<text:span text:style-name="T3">)</text:span>拉肚子沒什麼問題不用擔心<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span>醫生<text:span text:style-name="T3">:(</text:span>反覆講<text:span text:style-name="T3">)</text:span>拉肚子沒什麼問題不用擔心<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span>醫生<text:span text:style-name="T3">:(</text:span>反覆講<text:span text:style-name="T3">)</text:span>拉肚子沒什麼問題不用擔心<text:span text:style-name="T3">.<text:line-break/></text:span>病人乙<text:span text:style-name="T3">: (</text:span>反覆敘述那瓶牛奶的相關訊息包括牌子顏色及存放位置等等<text:span text:style-name="T3">,</text:span>大約講了<text:span text:style-name="T3">10</text:span>分鐘<text:span text:style-name="T3">)......<text:line-break/><text:line-break/></text:span>醫生<text:span text:style-name="T3">:(</text:span>想辦法岔開話題<text:span text:style-name="T3">)</text:span>那些妖魔鬼怪最近還有來害你嗎<text:span text:style-name="T3">?<text:line-break/></text:span>病人乙<text:span text:style-name="T3">: </text:span>我剛剛吃飽<text:span text:style-name="T3"><text:line-break/></text:span>醫生<text:span text:style-name="T3">: </text:span>所以<text:span text:style-name="T3">....?<text:line-break/></text:span>病人乙<text:span text:style-name="T3">:</text:span>我在想說會不會拉肚子<text:span text:style-name="T3">?<text:line-break/></text:span>醫生<text:span text:style-name="T3">: </text:span>不會啦<text:span text:style-name="T3">,</text:span>不用擔心<text:span text:style-name="T3"><text:line-break/></text:span>病人乙<text:span text:style-name="T3">: </text:span>那你看我額頭這邊油油的<text:span text:style-name="T3">,</text:span>本來不會這樣<text:span text:style-name="T3">,</text:span>為什麼會這樣<text:span text:style-name="T3">? </text:span>院長<text:span text:style-name="T3">,</text:span>你要怎麼幫我開藥<text:span text:style-name="T3">?<text:line-break/></text:span>醫生<text:span text:style-name="T3">: </text:span>藥不改變<text:span text:style-name="T3">,</text:span>照這樣吃<text:span text:style-name="T3">.<text:line-break/></text:span>病人乙<text:span text:style-name="T3">: </text:span>可是<text:span text:style-name="T3">,</text:span>拉肚子怎麼辦<text:span text:style-name="T3">?<text:line-break/></text:span>醫生<text:span text:style-name="T3">: </text:span>那很平常<text:span text:style-name="T3">,</text:span>不用擔心<text:span text:style-name="T3">,</text:span>而且拉肚子已經是上禮拜的事了<text:span text:style-name="T3">.<text:line-break/></text:span>病人乙<text:span text:style-name="T3">: </text:span>那為什麼會肚子涼涼額頭油油的<text:span text:style-name="T3">?<text:line-break/></text:span>醫生<text:span text:style-name="T3">: </text:span>沒有問題不用擔心<text:span text:style-name="T3"><text:line-break/></text:span>病人乙<text:span text:style-name="T3">: </text:span>可是<text:span text:style-name="T3">,</text:span>為什麼會拉肚子<text:span text:style-name="T3">,</text:span>有沒有去傷到腸子<text:span text:style-name="T3">?<text:line-break/></text:span>醫生<text:span text:style-name="T3">: </text:span>不會有問題<text:span text:style-name="T3">,</text:span>現在看起來都很正常<text:span text:style-name="T3">.<text:line-break/></text:span>病人乙<text:span text:style-name="T3">:</text:span>怎麼辦<text:span text:style-name="T3">? </text:span>我現在覺得脖子酸酸的<text:span text:style-name="T3">,</text:span>是不是有去壓到神經<text:span text:style-name="T3">?<text:line-break/></text:span>醫生<text:span text:style-name="T3">: </text:span>應該沒有問題<text:span text:style-name="T3">,</text:span>不用擔心<text:span text:style-name="T3"><text:line-break/></text:span>病人乙<text:span text:style-name="T3">: </text:span>不用再加藥來解毒嗎<text:span text:style-name="T3">?<text:line-break/></text:span>醫生<text:span text:style-name="T3">: </text:span>不用<text:span text:style-name="T3">,</text:span>照原來的藥吃<text:span text:style-name="T3">.<text:line-break/></text:span>病人乙<text:span text:style-name="T3">: </text:span>可是如果又拉肚子怎麼辦<text:span text:style-name="T3">? </text:span>腸子是不是有去傷到<text:span text:style-name="T3">?<text:line-break/></text:span>醫生<text:span text:style-name="T3">: </text:span>不會<text:span text:style-name="T3">,</text:span>不會這樣就傷到<text:span text:style-name="T3">,</text:span>不用擔心<text:span text:style-name="T3"><text:line-break/></text:span>病人乙<text:span text:style-name="T3">: </text:span>我現在突然感覺身體一陣熱熱的<text:span text:style-name="T3">,</text:span>是不是<text:span text:style-name="T3">...?<text:line-break/></text:span>醫生<text:span text:style-name="T3">: </text:span>體溫正常<text:span text:style-name="T3">,36</text:span>度<text:span text:style-name="T3">8,</text:span>不用擔心<text:span text:style-name="T3"><text:line-break/></text:span>病人乙<text:span text:style-name="T3">: </text:span>正常<text:span text:style-name="T3">? </text:span>剛才正常<text:span text:style-name="T3">,</text:span>現在好像又比剛才熱了一些<text:span text:style-name="T3">.<text:line-break/></text:span>醫生<text:span text:style-name="T3">: </text:span>好吧<text:span text:style-name="T3">,</text:span>不然再量一次<text:span text:style-name="T3">. (</text:span>量完體溫<text:span text:style-name="T3">) </text:span>現在是<text:span text:style-name="T3">36</text:span>度<text:span text:style-name="T3">9. </text:span>正常<text:span text:style-name="T3"><text:line-break/></text:span>病人乙<text:span text:style-name="T3">: (</text:span>哭喊<text:span text:style-name="T3">!!!!)</text:span>怎麼會這樣<text:span text:style-name="T3">?!!!!! </text:span>比剛才溫度高<text:span text:style-name="T3">,</text:span>怎麼會這樣<text:span text:style-name="T3">?!!!!!!<text:line-break/></text:span>醫生<text:span text:style-name="T3">: </text:span>差零點一度不是問題<text:span text:style-name="T3"><text:line-break/></text:span>病人乙<text:span text:style-name="T3">: (</text:span>哭喊<text:span text:style-name="T3">!!!!!!)</text:span>你看我現在額頭這裏涼涼的<text:span text:style-name="T3">.<text:line-break/></text:span>醫生<text:span text:style-name="T3">: </text:span>沒有問題不用擔心<text:span text:style-name="T3">,</text:span>體溫正常<text:span text:style-name="T3">.<text:line-break/></text:span>病人乙<text:span text:style-name="T3">: </text:span>正常怎麼會肚臍這一塊肉感覺比較涼<text:span text:style-name="T3"><text:line-break/></text:span>醫生<text:span text:style-name="T3">: </text:span>那不是什麼問題<text:span text:style-name="T3">,</text:span>不用擔心<text:span text:style-name="T3"><text:line-break/></text:span>病人乙<text:span text:style-name="T3">: </text:span>我的手連舉起來都沒力氣了<text:span text:style-name="T3">,</text:span>是不是有去傷到神經<text:span text:style-name="T3">?<text:line-break/></text:span>醫生<text:span text:style-name="T3">: </text:span>沒有傷到神經<text:span text:style-name="T3">,</text:span>你的手很好<text:span text:style-name="T3">.<text:line-break/></text:span>病人乙<text:span text:style-name="T3">: </text:span>你看我連摸額頭都沒有力氣<text:span text:style-name="T3">,</text:span>腦神經受損了<text:span text:style-name="T3">.<text:line-break/></text:span>醫生<text:span text:style-name="T3">: </text:span>好<text:span text:style-name="T3">,</text:span>不然我給你做一下神經學檢查<text:span text:style-name="T3">. (</text:span>敲敲打打檢查幾分鐘<text:span text:style-name="T3">)</text:span>沒問題<text:span text:style-name="T3">,</text:span>完全正常<text:span text:style-name="T3">,</text:span>肌肉力量也很正常<text:span text:style-name="T3">,</text:span>很有力氣<text:span text:style-name="T3">.<text:line-break/></text:span>病人乙<text:span text:style-name="T3">: </text:span>很有力氣我怎麼會摸不到自己的額頭<text:span text:style-name="T3">?<text:line-break/></text:span>醫生<text:span text:style-name="T3">: </text:span>你不是有摸到了<text:span text:style-name="T3">?<text:line-break/></text:span>病人乙<text:span text:style-name="T3">: </text:span>那是我用力去摸所以才能摸到<text:span text:style-name="T3">.<text:line-break/></text:span>醫生<text:span text:style-name="T3">: ....(</text:span>啞口無言<text:span text:style-name="T3">,</text:span>實在不知道怎麼接腔了<text:span text:style-name="T3">)<text:line-break/></text:span>病人乙<text:span text:style-name="T3">: </text:span>是不是很嚴重<text:span text:style-name="T3">? </text:span>需要自費另外買藥沒關係<text:span text:style-name="T3">.<text:line-break/></text:span>醫生<text:span text:style-name="T3">: </text:span>不用自費<text:span text:style-name="T3">,</text:span>所有的藥健保都能給付<text:span text:style-name="T3">.<text:line-break/></text:span>病人乙<text:span text:style-name="T3">: </text:span>像我現在摸著脖子這裏就覺得涼涼的<text:span text:style-name="T3">.<text:line-break/></text:span>醫生<text:span text:style-name="T3">: </text:span>一切都沒有問題<text:span text:style-name="T3">,</text:span>不用擔心<text:span text:style-name="T3">,</text:span>回去早點休息<text:span text:style-name="T3">,</text:span>有問題的話你再打電話來診所問我好了<text:span text:style-name="T3"><text:line-break/></text:span>病人乙<text:span text:style-name="T3">: </text:span>院長是說我回去之後會有問題嗎<text:span text:style-name="T3">? </text:span>那怎麼辦<text:span text:style-name="T3">?<text:line-break/></text:span>醫生<text:span text:style-name="T3">: </text:span>我是說<text:span text:style-name="T3"><text:s/>"</text:span>如果<text:span text:style-name="T3">" </text:span>有問題的話<text:span text:style-name="T3">,</text:span>但你不會有問題<text:span text:style-name="T3"><text:line-break/></text:span>病人乙<text:span text:style-name="T3">: </text:span>再拉肚子怎麼辦<text:span text:style-name="T3">?<text:line-break/></text:span>醫生<text:span text:style-name="T3">: </text:span>還沒發生的事你何必擔心<text:span text:style-name="T3">? </text:span>拉肚子很正常<text:span text:style-name="T3">.<text:line-break/></text:span>病人乙<text:span text:style-name="T3">: </text:span>所以院長你還是認為我會再拉肚子<text:span text:style-name="T3"><text:line-break/></text:span>醫生<text:span text:style-name="T3">: </text:span>我不是這個意思<text:span text:style-name="T3">,</text:span>我是說這些小病痛都沒有什麼特別<text:span text:style-name="T3">,</text:span>不需要先緊張<text:span text:style-name="T3">.<text:line-break/></text:span>病人乙<text:span text:style-name="T3">: </text:span>我怕到時候要救就來不及了<text:span text:style-name="T3">.<text:line-break/></text:span>醫生<text:span text:style-name="T3">: </text:span>不會來不及<text:span text:style-name="T3">.<text:line-break/></text:span>病人乙<text:span text:style-name="T3">: </text:span>院長<text:span text:style-name="T3">,</text:span>那你是說我等一下會再拉肚子<text:span text:style-name="T3">?<text:line-break/></text:span>醫生<text:span text:style-name="T3">: </text:span>我沒有這個意思<text:span text:style-name="T3">,</text:span>我是說你身體一切都很正常<text:span text:style-name="T3">.<text:line-break/></text:span>病人乙<text:span text:style-name="T3">: </text:span>很正常怎麼會拉肚子<text:span text:style-name="T3">? </text:span>是不是腸子有什麼毛病<text:span text:style-name="T3">?<text:line-break/></text:span>醫生<text:span text:style-name="T3">: </text:span>沒有毛病<text:span text:style-name="T3">,</text:span>不用擔心<text:span text:style-name="T3">.<text:line-break/></text:span>病人乙<text:span text:style-name="T3">: </text:span>那能不能請院長開這方面的藥給我<text:span text:style-name="T3">.<text:line-break/></text:span>醫生<text:span text:style-name="T3">: </text:span>腸胃沒有問題怎麼需要開腸胃的藥<text:span text:style-name="T3">?<text:line-break/></text:span>病人乙<text:span text:style-name="T3">: </text:span>我是怕又拉肚子<text:span text:style-name="T3">.<text:line-break/></text:span>醫生<text:span text:style-name="T3">: </text:span>拉肚子很正常<text:span text:style-name="T3"><text:line-break/></text:span>病人乙<text:span text:style-name="T3">: </text:span>我不懂了<text:span text:style-name="T3">,</text:span>怎麼說拉肚子就是肚子有問題<text:span text:style-name="T3">,</text:span>怎麼會很正常<text:span text:style-name="T3">?<text:line-break/></text:span>醫生<text:span text:style-name="T3">: </text:span>我是說這就好像偶而咳兩聲或打噴嚏一樣很平常<text:span text:style-name="T3">,</text:span>不需要一直擔心<text:span text:style-name="T3">.<text:line-break/></text:span>病人乙<text:span text:style-name="T3">: </text:span>會不會是隱藏在中樞神經<text:span text:style-name="T3">?<text:line-break/></text:span>醫生<text:span text:style-name="T3">: </text:span>什麼東西隱藏在中樞神經<text:span text:style-name="T3"><text:line-break/></text:span>病人乙<text:span text:style-name="T3">: </text:span>我不知道啊<text:span text:style-name="T3">.<text:line-break/></text:span>醫生<text:span text:style-name="T3">: </text:span>你身體這方面很健康<text:span text:style-name="T3">,</text:span>沒有問題<text:span text:style-name="T3"><text:line-break/></text:span>病人乙<text:span text:style-name="T3">: </text:span>毒素如果沒有排掉<text:span text:style-name="T3">,</text:span>就會影響到中樞神經<text:span text:style-name="T3">.<text:line-break/></text:span>醫生<text:span text:style-name="T3">: </text:span>不會這樣<text:span text:style-name="T3">,</text:span>不用擔心<text:span text:style-name="T3"><text:line-break/></text:span>病人乙<text:span text:style-name="T3">: (</text:span>開始又反覆敘述那瓶牛奶的相關訊息包括牌子顏色及存放位置等等<text:span text:style-name="T3">,</text:span>大約又講了<text:span text:style-name="T3">10</text:span>分鐘<text:span text:style-name="T3">)<text:line-break/></text:span>醫生<text:span text:style-name="T3">: </text:span>好<text:span text:style-name="T3">,</text:span>我知道了<text:span text:style-name="T3">,</text:span>你要不要去拿藥<text:span text:style-name="T3">,</text:span>早點回去休息<text:span text:style-name="T3"><text:line-break/></text:span>病人乙<text:span text:style-name="T3">: </text:span>院長是不是也擔心我有問題所以叫我休息<text:span text:style-name="T3">?<text:line-break/></text:span>醫生<text:span text:style-name="T3">: </text:span>反正早點休息對健康總是好的<text:span text:style-name="T3"><text:line-break/></text:span>病人乙<text:span text:style-name="T3">: </text:span>拉完肚子之後肚臍會涼涼的嗎<text:span text:style-name="T3">?<text:line-break/></text:span>醫生<text:span text:style-name="T3">: </text:span>應該會但也可能不會吧<text:span text:style-name="T3">.<text:line-break/></text:span>病人乙<text:span text:style-name="T3">: </text:span>那怎麼辦<text:span text:style-name="T3">? </text:span>如果一直都涼涼的怎麼辦<text:span text:style-name="T3">?<text:line-break/></text:span>醫生<text:span text:style-name="T3">: </text:span>你要不要下去拿藥<text:span text:style-name="T3">,</text:span>就照這樣吃<text:span text:style-name="T3">,</text:span>會慢慢改善的<text:span text:style-name="T3">. <text:line-break/></text:span>病人乙<text:span text:style-name="T3">: </text:span>那我在什麼狀況下再打電話來跟院長請教<text:span text:style-name="T3">?<text:line-break/></text:span>醫生<text:span text:style-name="T3">: </text:span>你就照這樣吃藥<text:span text:style-name="T3">,</text:span>不會有問題<text:span text:style-name="T3">.<text:line-break/></text:span>病人乙<text:span text:style-name="T3">: </text:span>院長剛才不是叫我要觀察有沒有問題<text:span text:style-name="T3">?<text:line-break/></text:span>醫生<text:span text:style-name="T3">: </text:span>我是說沒有問題<text:span text:style-name="T3">,</text:span>不用擔心<text:span text:style-name="T3">. </text:span>有問題再說<text:span text:style-name="T3">. </text:span>比方說如果發燒或再拉肚子再說<text:span text:style-name="T3">.<text:line-break/></text:span>病人乙<text:span text:style-name="T3">: </text:span>是不是那瓶牛奶的毒素還沒排乾淨<text:span text:style-name="T3">?<text:line-break/></text:span>醫生<text:span text:style-name="T3">: </text:span>一個禮拜早就排掉了<text:span text:style-name="T3">. </text:span>沒有問題不用擔心<text:span text:style-name="T3">.<text:line-break/></text:span>病人乙<text:span text:style-name="T3">: </text:span>怎麼會這麼可怕<text:span text:style-name="T3">,</text:span>吃了不到五分鐘就拉肚子<text:span text:style-name="T3">.</text:span>太可怕了<text:span text:style-name="T3">,</text:span>那是什麼毒<text:span text:style-name="T3">?<text:line-break/></text:span>醫生<text:span text:style-name="T3">: </text:span>那不是毒<text:span text:style-name="T3">,</text:span>那只是食物壞掉<text:span text:style-name="T3">,</text:span>沒什麼<text:span text:style-name="T3">.<text:line-break/></text:span>病人乙<text:span text:style-name="T3">: </text:span>肚臍涼涼的這個問題要怎麼辦<text:span text:style-name="T3">?<text:line-break/></text:span>醫生<text:span text:style-name="T3">: </text:span>那不是問題<text:span text:style-name="T3">,</text:span>不用去注意它有沒有涼涼的<text:span text:style-name="T3">.<text:line-break/></text:span>病人乙<text:span text:style-name="T3">: </text:span>還有額頭<text:span text:style-name="T3">....<text:line-break/></text:span>醫生<text:span text:style-name="T3">: </text:span>好<text:span text:style-name="T3">,</text:span>去拿藥<text:span text:style-name="T3">,</text:span>就照這樣吃<text:span text:style-name="T3">,</text:span>沒問題<text:span text:style-name="T3"><text:line-break/></text:span>病人<text:span text:style-name="T3">: </text:span>吃什麼樣的藥<text:span text:style-name="T3">?<text:line-break/></text:span>醫生<text:span text:style-name="T3">: </text:span>就是你平常吃的那些治療幻聽的藥<text:span text:style-name="T3"><text:line-break/></text:span>病人<text:span text:style-name="T3">: </text:span>那肚子的藥呢<text:span text:style-name="T3">?<text:line-break/></text:span>醫生<text:span text:style-name="T3">: </text:span>那不必開藥<text:span text:style-name="T3">,</text:span>沒有問題<text:span text:style-name="T3">.<text:line-break/>..............(</text:span>底下還有很多<text:span text:style-name="T3">,</text:span>還沒講完<text:span text:style-name="T3">)<text:line-break/><text:line-break/></text:span>這不是原音重現<text:span text:style-name="T3">,</text:span>這只是我虛構但卻是完全真實的一種日常對話模式之一<text:span text:style-name="T3">.</text:span></text:p>
      <text:p text:style-name="P1"><text:span text:style-name="T1">陳真</text:span><text:s/>  |  2012.02.27 17:51   |   <text:a xlink:type="simple" xlink:href="http://palinfo.habago.org/Entry?Command=Information_PrintForum&amp;iPage=515#FORUM31395"><text:span text:style-name="T2">#</text:span></text:a></text:p>
      <text:p text:style-name="P3">每天的工作不外就是胡說八道<text:span text:style-name="T3">,</text:span>除了胡說八道還是胡說八道<text:span text:style-name="T3">, </text:span>但我除了非常疲憊地一直胡說八道之外不可能有更好的表達和回應方式了<text:span text:style-name="T3">. </text:span>對於一個天份表現在精確細微與抽象的人來說<text:span text:style-name="T3">,</text:span>整天被迫胡說八道就像是一種心靈的慘烈刑求<text:span text:style-name="T3">. <text:line-break/><text:line-break/></text:span>一個機器如果只是壞掉<text:span text:style-name="T3">,</text:span>那壞掉就壞掉唄<text:span text:style-name="T3">,</text:span>沒什麼<text:span text:style-name="T3">. </text:span>但如果一個機器運作非常良好<text:span text:style-name="T3">,</text:span>可以載人飛上外太空<text:span text:style-name="T3">,</text:span>但卻被拿來當垃圾車使用<text:span text:style-name="T3">,</text:span>雖然也運作得相當稱職<text:span text:style-name="T3">,</text:span>但總是一種悲劇<text:span text:style-name="T3">. <text:line-break/><text:line-break/></text:span>我發現<text:span text:style-name="T3">,</text:span>要逃離這個悲劇只有一個字<text:span text:style-name="T3">,</text:span>那就是錢<text:span text:style-name="T3">! </text:span>精確地說是三個字<text:span text:style-name="T3">: </text:span>很多錢<text:span text:style-name="T3">! </text:span>大約需要多少錢呢<text:span text:style-name="T3">? </text:span>經過我的精密計算<text:span text:style-name="T3">,</text:span>大約需要五百萬<text:span text:style-name="T3">. </text:span>但我都快<text:span text:style-name="T3">50</text:span>歲了<text:span text:style-name="T3">,</text:span>半生忙碌下來卻連<text:span text:style-name="T3">50</text:span>萬的存款都沒有<text:span text:style-name="T3">.<text:line-break/><text:line-break/></text:span>數學或邏輯是這麼精確的一種東西<text:span text:style-name="T3">,</text:span>式子的兩端<text:span text:style-name="T3">,</text:span>概念上分毫不差<text:span text:style-name="T3">,</text:span>沒有任何空隙<text:span text:style-name="T3">,</text:span>就連一個原子那麼小的東西也塞不進兩個不同概念的中間<text:span text:style-name="T3">. </text:span>但胡說八道之粗糙與荒唐<text:span text:style-name="T3">,</text:span>卻足以塞進一個宇宙<text:span text:style-name="T3">,</text:span>毫無意義可言<text:span text:style-name="T3">. </text:span>如果它能有著什麼意義<text:span text:style-name="T3">,</text:span>那只能說這個耐心跟你胡說八道的人用他的痛苦和大量時間與健康<text:span text:style-name="T3">,</text:span>呈現了一種善意<text:span text:style-name="T3">.<text:line-break/><text:line-break/></text:span>醫生<text:span text:style-name="T3">:</text:span>最近有沒有睡得比較好<text:span text:style-name="T3">? <text:line-break/></text:span>病人甲<text:span text:style-name="T3">: </text:span>醫生<text:span text:style-name="T3">,</text:span>你為什麼開這種藥給我<text:span text:style-name="T3">?<text:line-break/></text:span>醫生<text:span text:style-name="T3">: </text:span>藥怎麼了<text:span text:style-name="T3">?<text:line-break/></text:span>病人甲<text:span text:style-name="T3">: </text:span>我的心跳本來都是跳<text:span text:style-name="T3">65,</text:span>為什麼剛剛跳到<text:span text:style-name="T3">68? <text:line-break/></text:span>醫生<text:span text:style-name="T3">: </text:span>也許是你爬樓梯上來的關係<text:span text:style-name="T3">.<text:line-break/></text:span>病人甲<text:span text:style-name="T3">: </text:span>那我要怎麼讓它不要跳這麼快<text:span text:style-name="T3">.<text:line-break/></text:span>醫生<text:span text:style-name="T3">:68</text:span>下不算快<text:span text:style-name="T3">,</text:span>而且人的心跳並不是固定跳一個數字<text:span text:style-name="T3">.<text:line-break/></text:span>病人甲<text:span text:style-name="T3">: </text:span>可是<text:span text:style-name="T3">,</text:span>為什麼有人說這個藥會害我變笨<text:span text:style-name="T3">?<text:line-break/></text:span>醫生<text:span text:style-name="T3">: </text:span>什麼人這麼說<text:span text:style-name="T3">? </text:span>那他一定不是醫生<text:span text:style-name="T3">. <text:line-break/></text:span>病人甲<text:span text:style-name="T3">: </text:span>是一位乩童<text:span text:style-name="T3">,</text:span>他說我吃這個藥<text:span text:style-name="T3">,</text:span>夢會出不來<text:span text:style-name="T3">,</text:span>夢出不來就會中風<text:span text:style-name="T3">. <text:line-break/></text:span>醫生<text:span text:style-name="T3">: (</text:span>無言<text:span text:style-name="T3">)...<text:line-break/></text:span>病人甲<text:span text:style-name="T3">: </text:span>而且他很厲害哦我跟你說<text:span text:style-name="T3">,</text:span>他看一眼<text:span text:style-name="T3">,</text:span>摸我胸部摸兩下就馬上斷定說我被嬰靈附身<text:span text:style-name="T3">,</text:span>他還叫我要去看一個國術師說可以幫我喬筋骨通血路<text:span text:style-name="T3">. </text:span>真的很厲害<text:span text:style-name="T3">,</text:span>很多人排隊要給他看<text:span text:style-name="T3">,</text:span>被他這樣按兩下就都好了耶<text:span text:style-name="T3">~<text:line-break/></text:span>醫生<text:span text:style-name="T3">:....(</text:span>尷尬<text:span text:style-name="T3">)</text:span>這個<text:span text:style-name="T3">....</text:span>我不知道說什麼<text:span text:style-name="T3">. </text:span>好了就好了<text:span text:style-name="T3">,</text:span>那你來找我是為了什麼<text:span text:style-name="T3">?<text:line-break/></text:span>病人甲<text:span text:style-name="T3">: </text:span>我睡不著啊<text:span text:style-name="T3">,</text:span>每天都很煩想自殺<text:span text:style-name="T3">.<text:line-break/></text:span>醫生<text:span text:style-name="T3">: </text:span>那你是說什麼問題按一按就都好了<text:span text:style-name="T3">?<text:line-break/></text:span>病人甲<text:span text:style-name="T3">:</text:span>那個嬰靈聽說就不見了<text:span text:style-name="T3">,</text:span>我整個人就輕鬆起來了<text:span text:style-name="T3">. </text:span>但他也是叫我不要看西醫<text:span text:style-name="T3">,</text:span>那個國術師是個中醫師<text:span text:style-name="T3">,</text:span>他說你開給我的這個藥太熱<text:span text:style-name="T3">,</text:span>血流會不順<text:span text:style-name="T3">,</text:span>需要通血路<text:span text:style-name="T3">,</text:span>然後就開給我很多藥材<text:span text:style-name="T3">,</text:span>說要通血路順便顧氣管<text:span text:style-name="T3">.<text:line-break/></text:span>醫生<text:span text:style-name="T3">: </text:span>如果你那麼相信他<text:span text:style-name="T3">,</text:span>就去給他看啊<text:span text:style-name="T3">.<text:line-break/></text:span>病人甲<text:span text:style-name="T3">: </text:span>可是他那邊看一次都要好幾千塊<text:span text:style-name="T3">,</text:span>來你這裡都不用錢<text:span text:style-name="T3">.<text:line-break/></text:span>醫生<text:span text:style-name="T3">:....</text:span>所以<text:span text:style-name="T3">,</text:span>你要我開藥給你嗎<text:span text:style-name="T3">?<text:line-break/></text:span>病人甲<text:span text:style-name="T3">: </text:span>我不要吃鎮靜劑<text:span text:style-name="T3">,</text:span>不要吃安眠藥<text:span text:style-name="T3">,</text:span>不要吃你上次開的那些藥<text:span text:style-name="T3">,</text:span>我也不要抗憂鬱的藥<text:span text:style-name="T3">.<text:line-break/></text:span>醫生<text:span text:style-name="T3">: </text:span>可是你的狀況就是要吃這些藥啊<text:span text:style-name="T3">.<text:line-break/></text:span>病人甲<text:span text:style-name="T3">: </text:span>我不要吃太熱太冷的藥<text:span text:style-name="T3">.<text:line-break/></text:span>醫生<text:span text:style-name="T3">: </text:span>我不知道什麼是太熱太冷的藥<text:span text:style-name="T3">. </text:span>你本來用藥不是好好的嗎<text:span text:style-name="T3">?</text:span>你不是每次來都說改善很多嗎<text:span text:style-name="T3">?<text:line-break/></text:span>病人甲<text:span text:style-name="T3">: </text:span>對啊<text:span text:style-name="T3">,</text:span>可是後來那位中醫師說我血流不順肝火旺我就不敢吃你的藥了<text:span text:style-name="T3">,</text:span>整個人難受起來<text:span text:style-name="T3">. </text:span>他說我的神經循環不好<text:span text:style-name="T3">,</text:span>說你們西醫的藥都會損害五臟六腑<text:span text:style-name="T3">. </text:span>但你們這裏又沒有他們那種祕方<text:span text:style-name="T3">.<text:line-break/></text:span>醫生<text:span text:style-name="T3">: </text:span>什麼秘方<text:span text:style-name="T3">?<text:line-break/></text:span>病人甲<text:span text:style-name="T3">: </text:span>那是那位中醫師自己提煉的純天然藥材<text:span text:style-name="T3">. </text:span>你們的藥我不敢吃<text:span text:style-name="T3">.<text:line-break/></text:span>醫生<text:span text:style-name="T3">:....</text:span>那你是要我開藥還是不開<text:span text:style-name="T3">?<text:line-break/></text:span>病人甲<text:span text:style-name="T3">: </text:span>我怎麼知道<text:span text:style-name="T3">,</text:span>你是醫生啊<text:span text:style-name="T3">. </text:span>你只要不是開那種太熱或太冷的藥就好<text:span text:style-name="T3">.<text:line-break/></text:span>醫生<text:span text:style-name="T3">: </text:span>那我這裏可能沒有你需要的藥<text:span text:style-name="T3">,</text:span>你要不要去找你相信的人看病<text:span text:style-name="T3">?<text:line-break/></text:span>病人甲<text:span text:style-name="T3">: </text:span>我最相信你啊<text:span text:style-name="T3">,</text:span>你要救我啊<text:span text:style-name="T3">.<text:line-break/></text:span>醫生<text:span text:style-name="T3">: ....(</text:span>無言<text:span text:style-name="T3">,</text:span>直接開藥<text:span text:style-name="T3">)<text:line-break/></text:span>病人甲<text:span text:style-name="T3">: </text:span>這次這些藥會不會太熱或太冷<text:span text:style-name="T3">?<text:line-break/></text:span>醫生<text:span text:style-name="T3">: </text:span>不會不會<text:span text:style-name="T3">,</text:span>保證不會<text:span text:style-name="T3">! </text:span>冷熱剛剛好<text:span text:style-name="T3">,</text:span>是溫的<text:span text:style-name="T3">,</text:span>純正藥材<text:span text:style-name="T3">,</text:span>可以顧腦<text:span text:style-name="T3">.<text:line-break/></text:span>病人甲<text:span text:style-name="T3">: </text:span>可以顧腦<text:span text:style-name="T3">?</text:span>真的嗎<text:span text:style-name="T3">?</text:span>那你不早說<text:span text:style-name="T3">.<text:line-break/></text:span>醫生<text:span text:style-name="T3">:...</text:span>所有的藥都是為了治療<text:span text:style-name="T3">,</text:span>沒有什麼顧不顧的<text:span text:style-name="T3">.<text:line-break/></text:span>病人甲<text:span text:style-name="T3">: </text:span>不會太冷<text:span text:style-name="T3">?<text:line-break/></text:span>醫生<text:span text:style-name="T3">: </text:span>不會<text:span text:style-name="T3">. </text:span>冷熱剛剛好<text:span text:style-name="T3">.<text:line-break/></text:span>病人甲<text:span text:style-name="T3">: </text:span>好<text:span text:style-name="T3">!</text:span>我相信你喔<text:span text:style-name="T3">,</text:span>不要騙我喔<text:span text:style-name="T3">.<text:line-break/></text:span>醫生<text:span text:style-name="T3">: ....(</text:span>無言<text:span text:style-name="T3">)<text:line-break/></text:span>病人甲<text:span text:style-name="T3">: </text:span>那我本來都會做夢的<text:span text:style-name="T3">,</text:span>為什麼吃你的藥就不太做夢了<text:span text:style-name="T3">? <text:line-break/></text:span>醫生<text:span text:style-name="T3">:</text:span>一覺到天亮不好嗎<text:span text:style-name="T3">? </text:span>睡眠品質改善就不會一直做夢<text:span text:style-name="T3">.<text:line-break/></text:span>病人甲<text:span text:style-name="T3">: </text:span>可是你要讓我的夢可以出得來啊<text:span text:style-name="T3">,</text:span>不要害我中風<text:span text:style-name="T3">.<text:line-break/></text:span>醫生<text:span text:style-name="T3">: </text:span>好<text:span text:style-name="T3">! </text:span>沒問題<text:span text:style-name="T3">,</text:span>不用擔心<text:span text:style-name="T3">,</text:span>該做夢就會做夢<text:span text:style-name="T3">.<text:line-break/></text:span>病人甲<text:span text:style-name="T3">: </text:span>那我的眼皮昨天突然跳了一下<text:span text:style-name="T3">,</text:span>那個中醫師說這就是腦循環不好<text:span text:style-name="T3">. <text:line-break/></text:span>醫生<text:span text:style-name="T3">: </text:span>不是<text:span text:style-name="T3">,</text:span>跳一下沒關係<text:span text:style-name="T3">,</text:span>我每天跳好幾下<text:span text:style-name="T3">.<text:line-break/></text:span>病人甲<text:span text:style-name="T3">: </text:span>那為什麼我最近變得比較喜歡吃甜食<text:span text:style-name="T3">? </text:span>是不是糖尿病<text:span text:style-name="T3">?<text:line-break/></text:span>醫生<text:span text:style-name="T3">: </text:span>我兩個月前驗過你的血糖值及<text:span text:style-name="T3">HbA1C,</text:span>你沒有血糖問題<text:span text:style-name="T3">.<text:line-break/></text:span>病人甲<text:span text:style-name="T3">: </text:span>但我很害怕那個嬰靈又會跑出來<text:span text:style-name="T3">.<text:line-break/></text:span>醫生<text:span text:style-name="T3">:...(</text:span>無言<text:span text:style-name="T3">)<text:line-break/></text:span>病人甲<text:span text:style-name="T3">: </text:span>那你看我吃你這個藥好嗎<text:span text:style-name="T3">? </text:span>會不會中風<text:span text:style-name="T3">?<text:line-break/></text:span>醫生<text:span text:style-name="T3">: </text:span>不會中風<text:span text:style-name="T3">. <text:line-break/></text:span>病人甲<text:span text:style-name="T3">: </text:span>可是我剛剛要來看診的時候<text:span text:style-name="T3">,</text:span>突然覺得好像暈了一下<text:span text:style-name="T3">,</text:span>為什麼會這樣<text:span text:style-name="T3">? </text:span>是不是中風的前兆<text:span text:style-name="T3">?<text:line-break/></text:span>醫生<text:span text:style-name="T3">: </text:span>暈一下不是問題<text:span text:style-name="T3">,</text:span>不用擔心<text:span text:style-name="T3">. </text:span>我每天暈好幾下<text:span text:style-name="T3">.<text:line-break/></text:span>病人甲<text:span text:style-name="T3">: </text:span>醫生<text:span text:style-name="T3">,</text:span>我口渴的時候為什麼會想吞口水<text:span text:style-name="T3">,</text:span>我嘴巴已經很乾了<text:span text:style-name="T3">,</text:span>為什麼反而還想吞口水<text:span text:style-name="T3">?<text:line-break/></text:span>醫生<text:span text:style-name="T3">: </text:span>我不太明白你的意思<text:span text:style-name="T3"><text:line-break/></text:span>病人甲<text:span text:style-name="T3">: </text:span>我那個中醫師說我虛火比較旺<text:span text:style-name="T3">.<text:line-break/></text:span>醫生<text:span text:style-name="T3">:...(</text:span>無言<text:span text:style-name="T3">)<text:line-break/></text:span>病人甲<text:span text:style-name="T3">: </text:span>還有我不要那顆黃色的<text:span text:style-name="T3">?<text:line-break/></text:span>醫生<text:span text:style-name="T3">: </text:span>為什麼<text:span text:style-name="T3">? <text:line-break/></text:span>病人甲<text:span text:style-name="T3">: </text:span>黃色的那顆藥不好<text:span text:style-name="T3"><text:line-break/></text:span>醫生<text:span text:style-name="T3">: </text:span>那是什麼藥你知道嗎<text:span text:style-name="T3">?<text:line-break/></text:span>病人甲<text:span text:style-name="T3">: </text:span>我又不是醫生我怎麼會知道那是什麼藥<text:span text:style-name="T3">.<text:line-break/></text:span>醫生<text:span text:style-name="T3">: </text:span>那為什麼不要黃色的<text:span text:style-name="T3">? </text:span>吃了會不舒服嗎<text:span text:style-name="T3">?<text:line-break/></text:span>病人甲<text:span text:style-name="T3">: </text:span>不會不舒服<text:span text:style-name="T3">. </text:span>但是還有一顆圓圓的我也不要<text:span text:style-name="T3">.<text:line-break/></text:span>醫生<text:span text:style-name="T3">:....(</text:span>啞口無言<text:span text:style-name="T3">,</text:span>非常無奈<text:span text:style-name="T3">)<text:line-break/></text:span>病人甲<text:span text:style-name="T3">: </text:span>你開一些顧腦通血路的讓我的腦清一點就好<text:span text:style-name="T3">.<text:line-break/></text:span>醫生<text:span text:style-name="T3">: </text:span>這樣我不會開藥<text:span text:style-name="T3">,</text:span>你乾脆直接告訴我你要什麼藥好了<text:span text:style-name="T3">.<text:line-break/></text:span>病人甲<text:span text:style-name="T3">: </text:span>你是醫生啊<text:span text:style-name="T3">,</text:span>我怎麼知道要開什麼藥<text:span text:style-name="T3">,</text:span>精神科的藥最好不要開給我<text:span text:style-name="T3">,</text:span>開給我我也不會吃<text:span text:style-name="T3">.<text:line-break/></text:span>醫生<text:span text:style-name="T3">:....(</text:span>啞口無言<text:span text:style-name="T3">,</text:span>非常無奈<text:span text:style-name="T3">)</text:span>你要不要去找你相信的人看病<text:span text:style-name="T3">?<text:line-break/></text:span>病人甲<text:span text:style-name="T3">: </text:span>我就是相信你所以才來找你啊<text:span text:style-name="T3">,</text:span>你就開給我通血路顧筋骨還有降肝火的藥<text:span text:style-name="T3">.<text:line-break/></text:span>醫生<text:span text:style-name="T3">: </text:span>那我就照上次那樣開藥<text:span text:style-name="T3"><text:line-break/></text:span>病人甲<text:span text:style-name="T3">: </text:span>對對對<text:span text:style-name="T3">,</text:span>上次那些藥還不錯<text:span text:style-name="T3">.<text:line-break/></text:span>醫生<text:span text:style-name="T3">::....(</text:span>啞口無言<text:span text:style-name="T3">,</text:span>非常無奈<text:span text:style-name="T3">)<text:line-break/></text:span>病人甲<text:span text:style-name="T3">: </text:span>但是你要保證我的夢可以出來<text:span text:style-name="T3">,</text:span>不要害我中風<text:span text:style-name="T3">.<text:line-break/></text:span>醫生<text:span text:style-name="T3">: </text:span>上次那些藥能改善你的睡眠品質嗎<text:span text:style-name="T3">?<text:line-break/></text:span>病人甲<text:span text:style-name="T3">: </text:span>沒效啦<text:span text:style-name="T3">.<text:line-break/></text:span>醫生<text:span text:style-name="T3">: </text:span>沒效<text:span text:style-name="T3">? </text:span>是完全沒效嗎<text:span text:style-name="T3">?<text:line-break/></text:span>病人甲<text:span text:style-name="T3">: </text:span>對啊<text:span text:style-name="T3">,</text:span>根本都沒效<text:span text:style-name="T3">.<text:line-break/></text:span>醫生<text:span text:style-name="T3">: </text:span>那我換別的藥好了<text:span text:style-name="T3">.<text:line-break/></text:span>病人甲<text:span text:style-name="T3">: </text:span>有吃就有效<text:span text:style-name="T3">,</text:span>沒吃就沒效<text:span text:style-name="T3">,</text:span>醫生你嘛幫幫忙<text:span text:style-name="T3">,</text:span>你要讓我可以睡覺啊<text:span text:style-name="T3">.<text:line-break/></text:span>醫生<text:span text:style-name="T3">: </text:span>到底是有效還是沒效<text:span text:style-name="T3">?<text:line-break/></text:span>病人甲<text:span text:style-name="T3">: </text:span>沒效<text:span text:style-name="T3">!</text:span>沒吃就沒效<text:span text:style-name="T3">.<text:line-break/></text:span>醫生<text:span text:style-name="T3">:</text:span>所以是有效的意思<text:span text:style-name="T3">?<text:line-break/></text:span>病人甲<text:span text:style-name="T3">: </text:span>有效才叫你開啊<text:span text:style-name="T3">,</text:span>沒效幹嘛叫你開<text:span text:style-name="T3">,</text:span>你也真好笑<text:span text:style-name="T3">.<text:line-break/></text:span>醫生<text:span text:style-name="T3">: :....(</text:span>啞口無言<text:span text:style-name="T3">,</text:span>非常無奈<text:span text:style-name="T3">)<text:line-break/></text:span>病人甲<text:span text:style-name="T3">: </text:span>那這個藥可以讓我睡到幾點<text:span text:style-name="T3">?<text:line-break/></text:span>醫生<text:span text:style-name="T3">: </text:span>藥效大約六小時<text:span text:style-name="T3">,</text:span>看你幾點上床睡<text:span text:style-name="T3">.<text:line-break/></text:span>病人甲<text:span text:style-name="T3">: </text:span>我不一定幾點睡<text:span text:style-name="T3">,</text:span>但你要保證讓我七點半起床上班<text:span text:style-name="T3">.<text:line-break/></text:span>醫生<text:span text:style-name="T3">:</text:span>那你就十二點以前睡<text:span text:style-name="T3">.<text:line-break/></text:span>病人甲<text:span text:style-name="T3">: </text:span>我不可能那麼早睡<text:span text:style-name="T3">,</text:span>我都要上網玩線上遊戲弄到三四點才睡<text:span text:style-name="T3">.<text:line-break/></text:span>醫生<text:span text:style-name="T3">: </text:span>那你應該先改變生活型態而不是靠藥物睡覺<text:span text:style-name="T3">.<text:line-break/></text:span>病人甲<text:span text:style-name="T3">: </text:span>我就是睡不著啊<text:span text:style-name="T3">.<text:line-break/></text:span>醫生<text:span text:style-name="T3">: </text:span>你十二點吃完藥就應該去躺著睡覺<text:span text:style-name="T3">. <text:line-break/></text:span>病人甲<text:span text:style-name="T3">: </text:span>我不會這樣<text:span text:style-name="T3">,</text:span>我一定都會玩線上遊戲或玩<text:span text:style-name="T3">facebook.<text:line-break/></text:span>醫生<text:span text:style-name="T3">: </text:span>你的睡眠問題不是靠藥物可以解決<text:span text:style-name="T3">,</text:span>除非你願意合作<text:span text:style-name="T3">.<text:line-break/></text:span>病人甲<text:span text:style-name="T3">: </text:span>我不合作幹嘛還來找你開藥<text:span text:style-name="T3">?<text:line-break/></text:span>醫生<text:span text:style-name="T3">:</text:span>合作就是要照我說的去做<text:span text:style-name="T3">,</text:span>十二點吃完藥就應該去躺著睡覺<text:span text:style-name="T3">.<text:line-break/></text:span>病人甲<text:span text:style-name="T3">:</text:span>跟你說我就是不可能那麼早睡啊<text:span text:style-name="T3">,</text:span>我一定都會東摸摸西摸摸到三四點才去睡<text:span text:style-name="T3">.<text:line-break/></text:span>醫生<text:span text:style-name="T3">: </text:span>這樣晚睡你當然很難七點半起床上班<text:span text:style-name="T3">.<text:line-break/></text:span>病人甲<text:span text:style-name="T3">: </text:span>所以你要開那種可以睡至少八小時的藥給我<text:span text:style-name="T3">.<text:line-break/></text:span>醫生<text:span text:style-name="T3">: </text:span>好好好<text:span text:style-name="T3">,</text:span>沒問題<text:span text:style-name="T3">...(</text:span>非常無奈<text:span text:style-name="T3">)<text:line-break/></text:span>病人甲<text:span text:style-name="T3">: </text:span>可是如果我那個中醫師又說這個藥不能吃怎麼辦<text:span text:style-name="T3">?<text:line-break/></text:span>醫生<text:span text:style-name="T3">: </text:span>你自己看著辦吧<text:span text:style-name="T3">.<text:line-break/></text:span>病人甲<text:span text:style-name="T3">: </text:span>那我今天晚上可以做夢了嗎<text:span text:style-name="T3">?<text:line-break/></text:span>醫生<text:span text:style-name="T3">: </text:span>應該會<text:span text:style-name="T3">.<text:line-break/></text:span>病人甲<text:span text:style-name="T3">: </text:span>可以顧腦通血路<text:span text:style-name="T3">.<text:line-break/></text:span>醫生<text:span text:style-name="T3">: </text:span>對<text:span text:style-name="T3">! </text:span>沒錯<text:span text:style-name="T3">.<text:line-break/></text:span>病人甲<text:span text:style-name="T3">: </text:span>藥不會太熱<text:span text:style-name="T3">?<text:line-break/></text:span>醫生<text:span text:style-name="T3">: </text:span>不冷不熱剛剛好<text:span text:style-name="T3">.<text:line-break/><text:line-break/></text:span></text:p>
      <text:p text:style-name="P1"><text:span text:style-name="T1">陳真</text:span><text:s/>  |  2012.02.27 01:04   |   <text:a xlink:type="simple" xlink:href="http://palinfo.habago.org/Entry?Command=Information_PrintForum&amp;iPage=515#FORUM31394"><text:span text:style-name="T2">#</text:span></text:a></text:p>
      <text:p text:style-name="P2">據狗仔隊內幕消息<text:span text:style-name="T3">,</text:span>蘇古諾夫的<text:span text:style-name="T3"><text:s/>faust </text:span>延期到六月上映<text:span text:style-name="T3">. polanski</text:span>的<text:span text:style-name="T3"><text:s/>carnage</text:span>四月上映<text:span text:style-name="T3">. </text:span>另外還有張藝謀的十三金釵下周五就要演了<text:span text:style-name="T3">,</text:span>這片據說是以南京大屠殺為歷史背景<text:span text:style-name="T3">.<text:line-break/><text:line-break/></text:span>張藝謀的片我比較不敢每一部都打包票<text:span text:style-name="T3">,</text:span>但記住一句話便是<text:span text:style-name="T3">: </text:span>好導演不可能拍出爛片<text:span text:style-name="T3">;</text:span>即便真的是爛片也仍然值得看<text:span text:style-name="T3">. </text:span>當然<text:span text:style-name="T3">,</text:span>張藝謀沒法和上述兩位導演相提並論<text:span text:style-name="T3">.<text:line-break/><text:line-break/>martin scorsese</text:span>也一樣拍過一些不怎麼樣的電影<text:span text:style-name="T3">,</text:span>但我們不但應該以人廢言<text:span text:style-name="T3">(</text:span>北七不可能有什麼好作品<text:span text:style-name="T3">),</text:span>同時也該以人舉言<text:span text:style-name="T3">. </text:span>好人講的話一定值得聆聽<text:span text:style-name="T3">,</text:span>一如好導演拍的電影一定都值得看<text:span text:style-name="T3">,</text:span>即便拍得非常爛<text:span text:style-name="T3">.<text:line-break/><text:line-break/></text:span>留言寫的是電影<text:span text:style-name="T3">,</text:span>但我心裏想的卻完全是別的一些事<text:span text:style-name="T3">,</text:span>但那些事太可悲<text:span text:style-name="T3">,</text:span>說不上來<text:span text:style-name="T3">,</text:span>說不完全<text:span text:style-name="T3">,</text:span>說來滿紙血淚<text:span text:style-name="T3">,</text:span>不如就說說電影<text:span text:style-name="T3">,</text:span>好讓各位減少殺人或自殺的衝動<text:span text:style-name="T3">.<text:line-break/><text:line-break/></text:span>唸高一時我就很想殺人了<text:span text:style-name="T3">,</text:span>但我不知道要殺誰<text:span text:style-name="T3">,</text:span>於是就常用甘地那句話來勉勵自己<text:span text:style-name="T3">:"</text:span>保存你的憤怒<text:span text:style-name="T3">!" </text:span>他說<text:span text:style-name="T3">,</text:span>或許有一天<text:span text:style-name="T3">,</text:span>當你的憤怒累積足夠<text:span text:style-name="T3">,</text:span>便能撼動這個世界<text:span text:style-name="T3">. <text:line-break/><text:line-break/></text:span>高一時<text:span text:style-name="T3">,</text:span>我看了兩部南京大屠殺的記錄片<text:span text:style-name="T3">,</text:span>看完之後非常生氣<text:span text:style-name="T3">,</text:span>很想殺人<text:span text:style-name="T3">,</text:span>於是我就把我知道或看到的事告訴班上同學<text:span text:style-name="T3">,</text:span>我還帶其中兩三位好朋友分別再去看了兩遍南京大屠殺的記錄片<text:span text:style-name="T3">. </text:span>我希望他們能明白我在想什麼<text:span text:style-name="T3">,</text:span>了解我的痛苦<text:span text:style-name="T3">,</text:span>但他們顯然什麼感覺也沒有<text:span text:style-name="T3">.<text:line-break/><text:line-break/></text:span>我覺得有點失望<text:span text:style-name="T3">,</text:span>但我同時也慢慢明白了<text:span text:style-name="T3">,</text:span>如果我無所期望<text:span text:style-name="T3">,</text:span>便也就不會失望<text:span text:style-name="T3">;</text:span>如果我甚至可以不再憤怒<text:span text:style-name="T3">,</text:span>不想殺人<text:span text:style-name="T3">,</text:span>那我連期望自然也無從產生<text:span text:style-name="T3">;</text:span>這樣的話<text:span text:style-name="T3">,</text:span>我的日子會不會過得比較不孤獨一些<text:span text:style-name="T3">? </text:span>我會不會就能夠在一種正常軌道上如同一般人那樣亮麗平順地運轉<text:span text:style-name="T3">?<text:line-break/><text:line-break/></text:span>我的憤怒非但沒有減少<text:span text:style-name="T3">,</text:span>反而迅速累積<text:span text:style-name="T3">. </text:span>可是<text:span text:style-name="T3">,</text:span>同學們卻都說我很好笑<text:span text:style-name="T3">,</text:span>很土很脫線<text:span text:style-name="T3">,</text:span>所以我從高中起就一直有個<text:span text:style-name="T3"><text:s/>"</text:span>脫線<text:span text:style-name="T3">" </text:span>的綽號<text:span text:style-name="T3">. <text:line-break/><text:line-break/></text:span>至今每次跟人相處<text:span text:style-name="T3">,</text:span>我就有一種彷彿欺騙了大家的感覺<text:span text:style-name="T3">;</text:span>但我不是故意要欺騙各位<text:span text:style-name="T3">,</text:span>而是倘若你心裏並沒有那樣一種憤怒<text:span text:style-name="T3">,</text:span>那樣一種孤獨<text:span text:style-name="T3">,</text:span>你怎麼可能了解那樣一種人<text:span text:style-name="T3">?<text:line-break/><text:line-break/></text:span>我買了不少南京大屠殺的歷史記錄或影像<text:span text:style-name="T3">,</text:span>其中有一本是<text:span text:style-name="T3">1997</text:span>或<text:span text:style-name="T3">98</text:span>年在英國買的英文書<text:span text:style-name="T3">,</text:span>作者是一位華裔女作家叫張純如<text:span text:style-name="T3">,</text:span>據說她也就是著名的拉貝日記的發現者<text:span text:style-name="T3">. </text:span>這書十分有名<text:span text:style-name="T3">,</text:span>但我幾乎一頁也不敢看<text:span text:style-name="T3">. <text:line-break/><text:line-break/></text:span>幾年後<text:span text:style-name="T3">,</text:span>張純如以<text:span text:style-name="T3">36</text:span>歲的年紀自殺身亡<text:span text:style-name="T3">. </text:span>我不知道她為何自殺<text:span text:style-name="T3">,</text:span>但我相信我完全能體會她寫這書的心情<text:span text:style-name="T3">. </text:span>當你心裏有著一種夢一種感情是旁人所無法理解的<text:span text:style-name="T3">,</text:span>你該如何自處<text:span text:style-name="T3">? <text:line-break/><text:line-break/></text:span>如果沒有地心引力<text:span text:style-name="T3">,</text:span>我們也不需要逃向月球或飛向太外空了<text:span text:style-name="T3">;</text:span>如果沒有生活的血肉<text:span text:style-name="T3">,</text:span>還需要故事需要夢嗎<text:span text:style-name="T3">? </text:span>大概也都不需要了<text:span text:style-name="T3">.</text:span>夢裏我們忘了許多想忘忘不掉的東西<text:span text:style-name="T3">,</text:span>夢裏我們完成許多想完成卻無法完成的事<text:span text:style-name="T3">,</text:span>但夢終究會醒來<text:span text:style-name="T3">,</text:span>就好像電影總有一刻會結束<text:span text:style-name="T3">.<text:line-break/><text:line-break/></text:span>造夢者或夢遊者就像脫離了地球軌道在太空漂浮的一群人<text:span text:style-name="T3">,</text:span>光滑的太空美麗而孤獨<text:span text:style-name="T3">,</text:span>於是他很想回到地面<text:span text:style-name="T3">,</text:span>但卻又學不會地上的步伐<text:span text:style-name="T3">,</text:span>無法忍受地面的喧鬧粗糙<text:span text:style-name="T3">,</text:span>於是上不著天<text:span text:style-name="T3">,</text:span>下不著地<text:span text:style-name="T3">.</text:span>有點才華的<text:span text:style-name="T3">,</text:span>寫下一些符號句子或方程式<text:span text:style-name="T3">,</text:span>沒有才華的就只能在夢境內外反覆浮沉<text:span text:style-name="T3">.<text:line-break/><text:line-break/></text:span>最近一個混蛋<text:span text:style-name="T3">,</text:span>是日本名古屋市的市長<text:span text:style-name="T3">,</text:span>他說南京大屠殺子虛烏有<text:span text:style-name="T3">,</text:span>純屬虛構<text:span text:style-name="T3">,</text:span>許多混蛋跑出來附和<text:span text:style-name="T3">,</text:span>一如日本至今仍有許多政客否認強徵慰安婦的歷史<text:span text:style-name="T3">.<text:line-break/><text:line-break/></text:span>南韓有一群人跟我們一樣站樁<text:span text:style-name="T3">,</text:span>為了慰安婦的事<text:span text:style-name="T3">,</text:span>希望日本政府道歉<text:span text:style-name="T3">,</text:span>但他們每周站一次<text:span text:style-name="T3">,</text:span>從<text:span text:style-name="T3">1992</text:span>年<text:span text:style-name="T3">1</text:span>月<text:span text:style-name="T3">8</text:span>日站到現在<text:span text:style-name="T3">,</text:span>在去年年底站滿第一千次的那一天<text:span text:style-name="T3">,</text:span>數千人聚集<text:span text:style-name="T3">,</text:span>在日本駐韓使館外立了一座少女銅像<text:span text:style-name="T3">,</text:span>紀念當年的慰安婦所遭受的痛苦<text:span text:style-name="T3">.<text:line-break/><text:line-break/></text:span>我在鳳凰衛視上看到他們立銅像的過程<text:span text:style-name="T3">,</text:span>心中百感交集<text:span text:style-name="T3">. </text:span>那座銅像就豎立在日本大使館的大門口正對面<text:span text:style-name="T3">,</text:span>日本迄今一直施壓南韓政府希望他們撤除<text:span text:style-name="T3">,</text:span>但南韓拒絕<text:span text:style-name="T3">.<text:line-break/><text:line-break/></text:span>一個被某種東西打傷的人<text:span text:style-name="T3">,</text:span>去除孤獨最好的方法有二<text:span text:style-name="T3">,</text:span>一個就是做夢幻想<text:span text:style-name="T3">,</text:span>和純屬虛構的故事中人玩遊戲做朋友<text:span text:style-name="T3">,</text:span>一個就是看到有人身上也有著同樣的傷痕<text:span text:style-name="T3">.<text:line-break/><text:line-break/></text:span>底下是南京大屠殺的維基百科介紹<text:span text:style-name="T3">,</text:span>但我不光只是要講這件事<text:span text:style-name="T3">. </text:span>如果我只是要談這事<text:span text:style-name="T3">,</text:span>那很容易<text:span text:style-name="T3">,</text:span>資料多得是<text:span text:style-name="T3">. </text:span>巴勒網雖名為資訊網<text:span text:style-name="T3">,</text:span>但它想講的理應不只是一種資訊<text:span text:style-name="T3">,</text:span>只有很壞很壞<text:span text:style-name="T3">,</text:span>爛到徹底的人渣混蛋才會從掌握這類資訊中非但沒有受傷<text:span text:style-name="T3">,</text:span>反而得到一種虛榮<text:span text:style-name="T3">.<text:line-break/><text:line-break/>http://zh.wikipedia.org/wiki/%E5%8D%97%E4%BA%AC%E5%A4%A7%E5%B1%A0%E6%AE%BA<text:line-break/><text:line-break/></text:span>陳真<text:span text:style-name="T3"><text:line-break/><text:line-break/>=============<text:line-break/><text:line-break/>http://www.udn.com/2011/12/15/NEWS/WORLD/WOR3/6782489.shtml<text:line-break/><text:line-break/><text:line-break/></text:span>進行第<text:span text:style-name="T3">1000</text:span>次示威<text:span text:style-name="T3"><text:s/></text:span>南韓設慰安婦銅像<text:span text:style-name="T3"> <text:line-break/><text:line-break/></text:span>【聯合報╱編譯陳世欽／報導】<text:span text:style-name="T3"><text:s/>2011.12.15<text:line-break/><text:line-break/></text:span>數名穿著黃色背心的南韓慰安婦阿嬤<text:span text:style-name="T3">14</text:span>日在首爾的日本大使館外進行第<text:span text:style-name="T3">1000</text:span>次的每周示威抗議時，抱著一尊慰安婦塑像。<text:span text:style-name="T3"><text:line-break/></text:span>（路透）<text:span text:style-name="T3"> <text:line-break/></text:span>二次大戰期間被迫充當日軍慰安婦的南韓婦女，<text:span text:style-name="T3">14</text:span>日在首爾日本大使館外進行第<text:span text:style-name="T3">1000</text:span>次的周三示威，除要求日本政府道歉賠償，並豎立紀念銅像。南韓總統李明博<text:span text:style-name="T3">17</text:span>日將訪問日本，時機與氣氛難免尷尬。<text:span text:style-name="T3"> <text:line-break/><text:line-break/></text:span>「周三集會」始於<text:span text:style-name="T3">1992</text:span>年<text:span text:style-name="T3">1</text:span>月<text:span text:style-name="T3">8</text:span>日，由慰安婦受害者和相關團體發起。透過每周三舉行的該集會，參與人員要求日本政府解決二戰時期強征慰安婦的問題。在長達<text:span text:style-name="T3">18</text:span>年的歲月裡，除了日本<text:span text:style-name="T3">1995</text:span>年發生神戶大地震時取消一次之外，集會從未間斷。<text:span text:style-name="T3"> <text:line-break/><text:line-break/>14</text:span>日的集會，有慰安婦老人、聲援團體、政界人士等<text:span text:style-name="T3">500</text:span>多人參加，並在日本駐韓大使館對面豎起<text:span text:style-name="T3">130</text:span>公分高的銅像「慰安婦和平碑」。被雕塑為一名<text:span text:style-name="T3">10</text:span>歲的女孩坐在椅子上望向使館方向，之所以塑造這個年齡的女性銅象，是因為與被充當慰安婦的受害女性年齡相當。已經<text:span text:style-name="T3">85</text:span>歲的金姓老嫗表示：「當年，許多年輕的女孩被強制帶到其他國家充當日軍的性奴隸。我要求日本大使在我們全部離開人世之前，轉請日本政府正式道歉。」<text:span text:style-name="T3"> <text:line-break/><text:line-break/></text:span>日本政府以有損使領館尊嚴為由，請求南韓政府阻止。南韓外交通商部拒絕日方的請求，表示日本應努力解決慰安婦問題。日本官房長官藤村修表示，日方對韓方強行設置銅像感到「非常遺憾」，將透過外交途徑要求南韓政府撤去銅像。</text:p>
      <text:p text:style-name="P1"><text:span text:style-name="T1">賴世榮</text:span><text:s/>  |  2012.02.25 21:59   |   <text:a xlink:type="simple" xlink:href="http://palinfo.habago.org/Entry?Command=Information_PrintForum&amp;iPage=515#FORUM31393"><text:span text:style-name="T2">#</text:span></text:a></text:p>
      <text:p text:style-name="P3">謝謝陳真的推薦，今天我去看了雨果的冒險，很棒。<text:span text:style-name="T3"><text:line-break/><text:line-break/></text:span>十幾年前我在讀二專的時候，有一天有個同班同學的家裡有事，聽說是爸爸往生。當時班上有種哀戚的氣氛，我想這應該是很基本的禮貌，簡單講就是同理心。過不久，蜘蛛人這部電影出來，那一個週末那位同學跟其他幾個在宿舍有在邀約，當時我週末如果沒有回家就是去學校附近的道場學佛，因此沒有一起去看，現在想一想蠻可惜的。<text:span text:style-name="T3"><text:line-break/><text:line-break/>2007</text:span>年蜘蛛人有拍到第三集。我覺得沒有看過的人其實只要看<text:span text:style-name="T3">1</text:span>、<text:span text:style-name="T3">2</text:span>集就夠了，因為第三集主角變得很壞、劇情也進入到白熱化的階段，很複雜，不比前面兩集的單純美好。據說第四集會很恐怖，不過到時我還是會進戲院觀賞，因為對我來說，這算是一個時代的標記吧，每當不經意在電視或者網路上遇到有播放關於蜘蛛人的影片，我都會想起那個同學，還有重溫當時班上那樣哀戚的氣氛。</text:p>
      <text:p text:style-name="P1"><text:span text:style-name="T1">陳真</text:span><text:s/>  |  2012.02.25 21:59   |   <text:a xlink:type="simple" xlink:href="http://palinfo.habago.org/Entry?Command=Information_PrintForum&amp;iPage=515#FORUM31392"><text:span text:style-name="T2">#</text:span></text:a></text:p>
      <text:p text:style-name="P2">我說<text:span text:style-name="T3"><text:s/>"</text:span>好看<text:span text:style-name="T3">" </text:span>的電影許多時候只是在<text:span text:style-name="T3"><text:s/>"</text:span>某種意義<text:span text:style-name="T3">" </text:span>上好看<text:span text:style-name="T3">,</text:span>其中許多是大爛片<text:span text:style-name="T3">,</text:span>但是大爛片也可能好看<text:span text:style-name="T3">. <text:line-break/><text:line-break/></text:span>我所謂好看往往只是因為它很幼稚<text:span text:style-name="T3">,</text:span>幼稚到爆<text:span text:style-name="T3">,</text:span>所以好看<text:span text:style-name="T3">;</text:span>或是很刺激很誇張很好笑很低級等等<text:span text:style-name="T3">,</text:span>所以好看<text:span text:style-name="T3">. </text:span>比方說我始終常講一部<text:span text:style-name="T3"><text:s/>"</text:span>梅山收七妖<text:span text:style-name="T3">",</text:span>大約小學一二年級看的國片<text:span text:style-name="T3">,</text:span>製作粗糙無比的一部娛樂片<text:span text:style-name="T3">,</text:span>適合心智年齡大約五歲左右<text:span text:style-name="T3">. </text:span>這類<text:span text:style-name="T3"><text:s/>"</text:span>好看<text:span text:style-name="T3">" </text:span>跟真正意義上的好看當然是兩回事<text:span text:style-name="T3">,</text:span>希望大家別搞混了<text:span text:style-name="T3">.<text:line-break/><text:line-break/></text:span>我看電影的接收度非常廣<text:span text:style-name="T3">,</text:span>幾乎來者不拒<text:span text:style-name="T3">,</text:span>只有大約幾類電影我不看<text:span text:style-name="T3">,</text:span>一是明明沒有半點才華的大爛片卻硬要學人家藝術<text:span text:style-name="T3">,</text:span>一是會讓我起雞皮疙瘩想吐的<text:span text:style-name="T3">,</text:span>或是<text:span text:style-name="T3"><text:s/>"</text:span>故做<text:span text:style-name="T3">xx</text:span>狀<text:span text:style-name="T3">" </text:span>的<text:span text:style-name="T3">(</text:span>故做溫馨狀<text:span text:style-name="T3">,</text:span>故做講義氣狀<text:span text:style-name="T3">,</text:span>故做深沉狀<text:span text:style-name="T3">,</text:span>故做庸俗本土狀等等<text:span text:style-name="T3">),</text:span>比方說最近被迫看了兩次廣告片的一部救鯨魚的<text:span text:style-name="T3">. <text:line-break/><text:line-break/></text:span>還有一類我也不看<text:span text:style-name="T3">,</text:span>那就是<text:span text:style-name="T3"><text:s/>"</text:span>讓我來告訴你某個教條<text:span text:style-name="T3">" </text:span>的<text:span text:style-name="T3">,</text:span>告訴你愛的什麼真諦啦<text:span text:style-name="T3">,</text:span>告訴你什麼民主運動的感人啦<text:span text:style-name="T3">,</text:span>告訴你某一種教條某一種主張啦<text:span text:style-name="T3">,</text:span>這其實不能算是電影<text:span text:style-name="T3">,</text:span>只能算是無聊的文宣廣告<text:span text:style-name="T3">. </text:span>如果一部電影有著這麼明確的訊息<text:span text:style-name="T3">,</text:span>那他其實大可直接用嘴巴宣揚就好了<text:span text:style-name="T3">,</text:span>何必拐彎抹角拍成電影<text:span text:style-name="T3">?<text:line-break/><text:line-break/></text:span>要我看這類電影是不可能的<text:span text:style-name="T3">,</text:span>除非給我錢<text:span text:style-name="T3">,</text:span>而且有不同訂價<text:span text:style-name="T3">. </text:span>例如賽什麼萊的<text:span text:style-name="T3">,</text:span>要我看可以<text:span text:style-name="T3">,</text:span>給我五千元<text:span text:style-name="T3">;</text:span>什麼艋舺之類的<text:span text:style-name="T3">,</text:span>我至少要收費十萬<text:span text:style-name="T3">;</text:span>至於像什麼幾把刀的<text:span text:style-name="T3">,</text:span>收費更高了<text:span text:style-name="T3">,</text:span>恐怕得差不多給我一千萬我再考慮要不要忍耐這樣的心靈污染<text:span text:style-name="T3">.</text:span></text:p>
      <text:p text:style-name="P1"><text:span text:style-name="T1">葉小慧</text:span><text:s/>  |  2012.02.24 21:09   |   <text:a xlink:type="simple" xlink:href="http://palinfo.habago.org/Entry?Command=Information_PrintForum&amp;iPage=515#FORUM31391"><text:span text:style-name="T2">#</text:span></text:a></text:p>
      <text:p text:style-name="P3">我自己看電影沒有很長的歷史和很多的經驗，第一次看院線片是高中時候吧，應朋友招呼去陪看「侏羅紀公園」，實在沒什麼感覺，但已是我高中時代進電影院看的唯一電影，但學校放映的「推手」和「囍宴」倒是讓我看得挺喜歡。大學時期，除了學長邀約，電影之於我仍是奢侈難得會有的休閒活動，值得提的片子大概只有<text:span text:style-name="T3"><text:s/></text:span>「<text:span text:style-name="T3">Seven</text:span>」。<text:span text:style-name="T3"><text:line-break/><text:line-break/></text:span>最近這三四年看電影的量比起過去是激增，一方面自立多年了，一方面應該也是市場更開放多元，當然還得感謝陳真，陳真介紹的每一部電影，已經成為我先生的最佳看片指引，他覺得非常「實用」，所以我也跟著受惠。<text:span text:style-name="T3"><text:line-break/><text:line-break/></text:span>看書是我從小到大的習慣，最近讀書會裡有書友推薦了山本周五郎的「紅鬍子」，一看不得了，愛不釋手，連忙把「三郎」「五瓣之椿」都入手，原來這世界上還是能有這麼好看的小說啊，我想著，而且能夠如此貼近真實人生。不過也是有挫折，在讀書會裡，大家似乎對紅鬍子不是很青睞，甚至有人批評看不出什麼中心思想。<text:span text:style-name="T3"><text:line-break/><text:line-break/></text:span>因為愛不釋手，連黑澤明導演的「紅鬍子」都找來看，我更確定這是個好故事，而黑澤明拍出了一部好電影。於是，別人不明白我為何如此喜歡山本周五郎的作品，也不在乎了。</text:p>
      <text:p text:style-name="P1"><text:span text:style-name="T1">陳真</text:span><text:s/>  |  2012.02.24 18:55   |   <text:a xlink:type="simple" xlink:href="http://palinfo.habago.org/Entry?Command=Information_PrintForum&amp;iPage=515#FORUM31390"><text:span text:style-name="T2">#</text:span></text:a></text:p>
      <text:p text:style-name="P2">如果有人說他不喜歡高達<text:span text:style-name="T3">,</text:span>不喜歡蘇古諾夫<text:span text:style-name="T3">,</text:span>乃至於不喜歡荷索楚浮安哲羅普洛斯等等<text:span text:style-name="T3">,</text:span>基本上我都能理解<text:span text:style-name="T3">,</text:span>因為欣賞這些電影需要某種能力或傾向<text:span text:style-name="T3">,</text:span>就好像如果有人說他不喜歡邏輯不喜歡數學一樣<text:span text:style-name="T3">,</text:span>這沒什麼奇怪<text:span text:style-name="T3">,</text:span>或許只有極少數人才會對這些東西有感覺<text:span text:style-name="T3">. <text:line-break/><text:line-break/></text:span>但我無法想像會有人說他不喜歡<text:span text:style-name="T3">kusturica,martin scorsese,</text:span>阿莫多瓦<text:span text:style-name="T3">,</text:span>科波拉等等<text:span text:style-name="T3">,</text:span>因為這些人的電影理應雅俗共賞<text:span text:style-name="T3">. <text:line-break/><text:line-break/></text:span>更難想像的是這樣一些<text:span text:style-name="T3"><text:s/>"</text:span>半票觀眾<text:span text:style-name="T3">" </text:span>卻反而通常都超喜歡市面上那些爛到爆的大爛片<text:span text:style-name="T3">. </text:span>更更更難想像的是<text:span text:style-name="T3">,</text:span>這樣的半票觀眾人數非常多<text:span text:style-name="T3">,</text:span>幾乎佔了這個島的絕大多數<text:span text:style-name="T3">. <text:line-break/><text:line-break/></text:span>在這島上<text:span text:style-name="T3">,</text:span>不管各行各業<text:span text:style-name="T3">,</text:span>基本上似乎越蠢越庸俗越爛越北七的就越受推崇仰慕<text:span text:style-name="T3">,</text:span>於是才會有這樣那樣一些名作家名學者名<text:span text:style-name="T3">xx</text:span>等等<text:span text:style-name="T3">.<text:line-break/><text:line-break/></text:span>黨外時期同志之間有著這樣一種笑話<text:span text:style-name="T3">:<text:line-break/><text:line-break/></text:span>哪一天<text:span text:style-name="T3">,</text:span>當媒體或政府竟然稱讚起某個人時<text:span text:style-name="T3">,</text:span>那個人的人格就會受到其它同志的嘲笑與懷疑<text:span text:style-name="T3">,</text:span>你究竟是幹了什麼見不得人的事<text:span text:style-name="T3">,</text:span>要不然媒體或黨國群眾們怎麼會說你的好話<text:span text:style-name="T3">?<text:line-break/><text:line-break/></text:span>這道理其實迄今依然在相當大的程度上可以成立<text:span text:style-name="T3">: </text:span>一個人<text:span text:style-name="T3">,</text:span>如果竟然能在這島上變成一個大家普遍都很歡迎很推崇很仰慕或羨慕的人<text:span text:style-name="T3">,</text:span>那他肯定有著什麼問題<text:span text:style-name="T3">,</text:span>應該不會是一個值得景仰推崇的人<text:span text:style-name="T3">;</text:span>絕大部份的情況下應該就是特別爛的人<text:span text:style-name="T3">. </text:span>當然<text:span text:style-name="T3">,</text:span>我不是說每一個<text:span text:style-name="T3"><text:s/>"</text:span>都<text:span text:style-name="T3">" </text:span>是這樣<text:span text:style-name="T3">,</text:span>所以各位不用緊張<text:span text:style-name="T3">.<text:line-break/><text:line-break/></text:span>反過來說其實也一樣<text:span text:style-name="T3">,</text:span>就跟好電影往往乏人問津並飽受半票觀眾的嘲諷一樣<text:span text:style-name="T3">,</text:span>當你受到一些北七的嘲弄鄙夷時<text:span text:style-name="T3">,</text:span>那可以肯定的是你或你的作品應該不會太差才對<text:span text:style-name="T3">.<text:line-break/><text:line-break/></text:span>最近有一部盧貝松拍<text:span text:style-name="T3"><text:s/>"</text:span>翁山蘇姬<text:span text:style-name="T3">" </text:span>的電影正要上演<text:span text:style-name="T3">,</text:span>廣告詞引用世界上最爛的一群人渣對翁山蘇姬的讚詞<text:span text:style-name="T3">,</text:span>包括歐巴馬<text:span text:style-name="T3">,</text:span>柯林頓<text:span text:style-name="T3">,</text:span>卡麥隆等等<text:span text:style-name="T3">,</text:span>歐巴馬甚至還公開說翁山是他的<text:span text:style-name="T3"><text:s/>"</text:span>偶像與靈感來源<text:span text:style-name="T3">". <text:line-break/><text:line-break/></text:span>藝術是拍人<text:span text:style-name="T3">,</text:span>而不是拍好人<text:span text:style-name="T3">,</text:span>也不是拍壞人<text:span text:style-name="T3">,</text:span>所以<text:span text:style-name="T3">,</text:span>真正的翁山蘇姬跟電影裏的角色當然是兩回事<text:span text:style-name="T3">,</text:span>就如我已經很不喜歡達賴<text:span text:style-name="T3">,</text:span>但我依然喜歡<text:span text:style-name="T3">martin scorsese</text:span>的<text:span text:style-name="T3"><text:s/>"Kundun" (</text:span>拍達賴的青少年時期<text:span text:style-name="T3">,</text:span>中譯片名我不知道<text:span text:style-name="T3">). <text:line-break/><text:line-break/></text:span>但如果就現實的本人來看<text:span text:style-name="T3">,</text:span>一個人如果受到這麼一堆世界級的爛咖的公開推崇而不覺得受辱<text:span text:style-name="T3">,</text:span>那我真的會懷疑起他的人品或行為<text:span text:style-name="T3">. </text:span>翁山蘇姬便是一例<text:span text:style-name="T3">,</text:span>她出獄後<text:span text:style-name="T3">,</text:span>簡直就像個美國特使一樣<text:span text:style-name="T3">,</text:span>努力向美國傾斜<text:span text:style-name="T3">,</text:span>並幫忙打擊美國的敵人或假想敵例如中國<text:span text:style-name="T3">. </text:span>我相信她依然是好人<text:span text:style-name="T3">,</text:span>只是開始做起壞事來了<text:span text:style-name="T3">.<text:line-break/><text:line-break/></text:span>底下是半票觀眾們對<text:span text:style-name="T3"><text:s/>"</text:span>雨果的冒險<text:span text:style-name="T3">" </text:span>的影評<text:span text:style-name="T3">. </text:span>這電影我可以看一萬遍都不會膩<text:span text:style-name="T3">,</text:span>但有人卻覺得難以忍受<text:span text:style-name="T3">,</text:span>由此可見人跟人之間的心靈品味各方面真是差很多<text:span text:style-name="T3">.<text:line-break/><text:line-break/></text:span>陳真<text:span text:style-name="T3"><text:line-break/><text:line-break/>==========<text:line-break/></text:span>失眠嗎<text:span text:style-name="T3">?</text:span>介紹你這部電影<text:span text:style-name="T3"><text:line-break/>by </text:span>吾人<text:span text:style-name="T3"><text:line-break/><text:line-break/></text:span>文章日期：<text:span text:style-name="T3">2012/2/23 00:23<text:line-break/></text:span>文章點閱：<text:span text:style-name="T3">279 <text:line-break/><text:line-break/></text:span>只能說冷氣加上<text:span text:style-name="T3">3D</text:span>眼鏡讓人很入眠<text:span text:style-name="T3"><text:line-break/></text:span>整部電影是最好的催化劑<text:span text:style-name="T3"><text:line-break/></text:span>沒笑點<text:span text:style-name="T3"><text:s/></text:span>沒動作<text:span text:style-name="T3"><text:s/></text:span>沒刺激<text:span text:style-name="T3"><text:s/></text:span>沒感人<text:span text:style-name="T3"><text:line-break/></text:span>睡吧<text:span text:style-name="T3">~~</text:span>睡吧<text:span text:style-name="T3">~~</text:span>我的寶貝<text:span text:style-name="T3"> </text:span></text:p>
      <text:p text:style-name="P1"><text:span text:style-name="T1">楊世主</text:span><text:s/>  |  2012.02.24 09:08   |   <text:a xlink:type="simple" xlink:href="http://palinfo.habago.org/Entry?Command=Information_PrintForum&amp;iPage=515#FORUM31389"><text:span text:style-name="T2">#</text:span></text:a></text:p>
      <text:p text:style-name="P3">我最早的記憶是兩三歲時被抱著看大法師，很奇怪都沒有被嚇到哭，但從此以後不再尿床，也不再穿任何有荷葉邊的裙子，也不吃綠色黏稠狀的食物，也不碰法式浴缸<text:span text:style-name="T3">. </text:span>這部片目前仍是我心目中最恐怖的電影，多年不敢再看，直到最近買到<text:span text:style-name="T3">DVD</text:span>時才鼓起勇氣再看第二次，一樣是超級恐怖，且恐懼感更甚，因為終於知道劇情且看得更清楚了<text:span text:style-name="T3">...</text:span>很奇怪全世界百分之<text:span text:style-name="T3">99.9</text:span>的恐怖片都不恐怖，唯獨這一部<text:span text:style-name="T3">. </text:span>我媽說當時是在台南的今日看的，好像是董事長家的吧？</text:p>
      <text:p text:style-name="P4"/>
      <text:p text:style-name="P1"><text:span text:style-name="T1">陳真</text:span><text:s/>  |  2012.02.24 02:24   |   <text:a xlink:type="simple" xlink:href="http://palinfo.habago.org/Entry?Command=Information_PrintForum&amp;iPage=516#FORUM31388"><text:span text:style-name="T2">#</text:span></text:a></text:p>
      <text:p text:style-name="P3"><text:span text:style-name="T3">martin scorsese</text:span>的<text:span text:style-name="T3"><text:s/>"</text:span>雨果的冒險<text:span text:style-name="T3">" </text:span>還沒看的還不趕緊去看<text:span text:style-name="T3">! </text:span>上映一周我已經看兩遍了<text:span text:style-name="T3">,</text:span>第一次看是周日黃金時段<text:span text:style-name="T3">,</text:span>觀眾約不到十人<text:span text:style-name="T3">,</text:span>第二次是今天看<text:span text:style-name="T3">,</text:span>只剩小貓兩三隻了<text:span text:style-name="T3">.<text:line-break/><text:line-break/></text:span>台灣真奇怪<text:span text:style-name="T3">,</text:span>爛到無法想像連電影都稱不上的大爛片比如什麼陣頭或前一陣子一堆類似水平的東西<text:span text:style-name="T3">,</text:span>動輒賣座幾億<text:span text:style-name="T3">,</text:span>特別是在南部<text:span text:style-name="T3">,"</text:span>你去看<text:span text:style-name="T3">xx</text:span>了沒<text:span text:style-name="T3">?" </text:span>幾乎已經變成一種問候語<text:span text:style-name="T3">,</text:span>但影史上難得一見的好片例如這部雨果<text:span text:style-name="T3">,</text:span>我看能再撐一周便是奇蹟<text:span text:style-name="T3">.<text:line-break/><text:line-break/></text:span>看完覺得不好看的<text:span text:style-name="T3">,</text:span>可以持票根來跟我退票沒關係<text:span text:style-name="T3">.</text:span>淚腺脆弱一點的<text:span text:style-name="T3">,</text:span>恐怕會為自己的身世從頭哭到尾才對<text:span text:style-name="T3">.<text:line-break/><text:line-break/></text:span>每當有人說我喜歡看電影<text:span text:style-name="T3">,</text:span>我總有受辱的感覺<text:span text:style-name="T3">,</text:span>我並沒有<text:span text:style-name="T3"><text:s/>"</text:span>喜歡<text:span text:style-name="T3">" </text:span>看電影<text:span text:style-name="T3">,</text:span>應該說<text:span text:style-name="T3"><text:s/>"</text:span>電影是我生命的全部<text:span text:style-name="T3">" (martin scosese</text:span>語<text:span text:style-name="T3">)</text:span>才對<text:span text:style-name="T3">. </text:span>他還說了這樣一句話<text:span text:style-name="T3">: "</text:span>每當電影快結束<text:span text:style-name="T3">,</text:span>我就會感到一種憂鬱<text:span text:style-name="T3">,</text:span>彷彿要從夢裏醒來的感覺<text:span text:style-name="T3">". <text:line-break/><text:line-break/></text:span>我也很害怕這種感覺<text:span text:style-name="T3">,</text:span>但還好我家從小開電影院<text:span text:style-name="T3">,</text:span>所以我把喜歡的電影每天看每場看<text:span text:style-name="T3">,</text:span>一看再看<text:span text:style-name="T3">,</text:span>看到下片為止<text:span text:style-name="T3">,</text:span>讓這個夢盡量不要醒<text:span text:style-name="T3">. <text:line-break/><text:line-break/></text:span>我最早的記憶是兩歲時被人抱著看一部日本科幻片<text:span text:style-name="T3">,</text:span>一隻會吐水的青蛙<text:span text:style-name="T3">(</text:span>好人<text:span text:style-name="T3">)</text:span>和一隻會吐火的恐龍<text:span text:style-name="T3">(</text:span>壞蛋<text:span text:style-name="T3">)</text:span>打架<text:span text:style-name="T3">. </text:span>那年代的所謂科幻<text:span text:style-name="T3">,</text:span>不過就是一些小道具<text:span text:style-name="T3">. <text:line-break/><text:line-break/></text:span>記得有一回幫我爸貼劇照<text:span text:style-name="T3">,</text:span>我跟他指出其中有一張巨大猩猩打架的照片真是超好笑<text:span text:style-name="T3">,</text:span>那是一部電影裏頭有一隻可怕的巨大黑猩猩怪獸<text:span text:style-name="T3">,</text:span>像山那麼高<text:span text:style-name="T3">,</text:span>不過卻是人穿著猩猩道具服演出<text:span text:style-name="T3">. </text:span>這隻猩猩和另一隻怪獸打架<text:span text:style-name="T3">,</text:span>打到連手錶都從道具服的猩猩手套裏跑出來<text:span text:style-name="T3">. <text:line-break/><text:line-break/></text:span>雖然那年代電影技術真的有點欠佳<text:span text:style-name="T3">,</text:span>不過<text:span text:style-name="T3">,</text:span>當時觀眾的熱情與強烈入戲<text:span text:style-name="T3">,</text:span>完全不是這個五光十色的冰涼時代的人所能想像<text:span text:style-name="T3">.<text:line-break/><text:line-break/></text:span>周日就要頒獎了<text:span text:style-name="T3">,</text:span>雖然奧斯卡是很爛的影展<text:span text:style-name="T3">,</text:span>不過我還是希望由永生樹或雨果兩片之一得獎<text:span text:style-name="T3">,</text:span>或兩片一起得獎更好<text:span text:style-name="T3">.<text:line-break/><text:line-break/></text:span>周一早上八點半起由台視和<text:span text:style-name="T3"><text:s/>star movie</text:span>實況轉播<text:span text:style-name="T3">,</text:span>晚上八點到十一點會重播<text:span text:style-name="T3">.</text:span></text:p>
      <text:p text:style-name="P1"><text:span text:style-name="T1">陳真</text:span><text:s/>  |  2012.02.24 01:07   |   <text:a xlink:type="simple" xlink:href="http://palinfo.habago.org/Entry?Command=Information_PrintForum&amp;iPage=516#FORUM31387"><text:span text:style-name="T2">#</text:span></text:a></text:p>
      <text:p text:style-name="P2">各位想太多了<text:span text:style-name="T3">,</text:span>因為王爾德親口跟我說過<text:span text:style-name="T3">,</text:span>他是哪裡人都無所謂<text:span text:style-name="T3">,</text:span>只要是個<text:span text:style-name="T3"><text:s/>"</text:span>人<text:span text:style-name="T3">" </text:span>就行<text:span text:style-name="T3">. </text:span>他應該沒有任何這一類嚴肅的<text:span text:style-name="T3"><text:s/>"</text:span>高貴情操<text:span text:style-name="T3">",</text:span>要不然也不會叫做王爾德了<text:span text:style-name="T3">.<text:line-break/><text:line-break/></text:span>據我所知<text:span text:style-name="T3">,</text:span>他也沒有痛恨英國<text:span text:style-name="T3">,</text:span>跟我一樣<text:span text:style-name="T3">,</text:span>他大概只痛恨一樣東西吧<text:span text:style-name="T3">,</text:span>那就是正經八百<text:span text:style-name="T3">.<text:line-break/><text:line-break/></text:span>王爾德死掉二十幾年後才有愛爾蘭共和國這個國家<text:span text:style-name="T3">,</text:span>哪天我若死後二十幾年有了台灣共和國<text:span text:style-name="T3">,</text:span>各位除了說我是台灣國國民之外<text:span text:style-name="T3">,</text:span>要隨便說我是哪裡人都行<text:span text:style-name="T3">.<text:line-break/><text:line-break/></text:span>以前在英國時<text:span text:style-name="T3">,</text:span>若有人問我從哪裡來<text:span text:style-name="T3">,</text:span>我通常會說我來自塞拉耶佛<text:span text:style-name="T3">.</text:span></text:p>
      <text:p text:style-name="P1"><text:span text:style-name="T1">良哲</text:span><text:s/>  |  2012.02.23 21:30   |   <text:a xlink:type="simple" xlink:href="http://palinfo.habago.org/Entry?Command=Information_PrintForum&amp;iPage=516#FORUM31386"><text:span text:style-name="T2">#</text:span></text:a></text:p>
      <text:p text:style-name="P3">關於網路匿名。我知道的是，我認識幾個人，一旦匿起來，什麼話什麼事都很敢幹，但明明看他<text:span text:style-name="T3">/</text:span>她就是個溫良恭儉讓有情有義有信有望有愛有真有善有美的模範生。看多了這些類型的瘤癌，我大多選擇苟且地自行忽略，省得抓狂，還得花時間平復身心。令人心煩心碎的世事已經夠多了，實在不想情緒被捲入太深，只是也不曉得到底這樣作對不對<text:span text:style-name="T3">...</text:span></text:p>
      <text:p text:style-name="P1">J. Z.   |  2012.02.23 18:27   |   <text:a xlink:type="simple" xlink:href="http://palinfo.habago.org/Entry?Command=Information_PrintForum&amp;iPage=516#FORUM31385"><text:span text:style-name="T2">#</text:span></text:a></text:p>
      <text:p text:style-name="P2">對也<text:span text:style-name="T3">...</text:span>他到底算英國人還是愛爾蘭人<text:span text:style-name="T3">?<text:line-break/></text:span>大部分書或資料都是寫愛爾蘭<text:span text:style-name="T3">, </text:span>他本人也痛恨英國說<text:span text:style-name="T3">...</text:span></text:p>
      <text:p text:style-name="P1"><text:span text:style-name="T1">周世瑀</text:span><text:s/>  |  2012.02.23 18:20   |   <text:a xlink:type="simple" xlink:href="http://palinfo.habago.org/Entry?Command=Information_PrintForum&amp;iPage=516#FORUM31384"><text:span text:style-name="T2">#</text:span></text:a></text:p>
      <text:p text:style-name="P3">王爾德可能希望別人記得他是愛爾蘭人<text:span text:style-name="T3">,</text:span>而非英國人<text:span text:style-name="T3">.</text:span></text:p>
      <text:p text:style-name="P1"><text:span text:style-name="T1">陳真</text:span><text:s/>  |  2012.02.23 16:12   |   <text:a xlink:type="simple" xlink:href="http://palinfo.habago.org/Entry?Command=Information_PrintForum&amp;iPage=516#FORUM31383"><text:span text:style-name="T2">#</text:span></text:a></text:p>
      <text:p text:style-name="P2"><text:span text:style-name="T3">15</text:span>年前<text:span text:style-name="T3">,</text:span>剛抵達英國的頭一個月<text:span text:style-name="T3">,</text:span>就參加了動保團體的一個<text:span text:style-name="T3"><text:s/>"</text:span>反狩獵<text:span text:style-name="T3">" </text:span>大遊行<text:span text:style-name="T3">,</text:span>來了許多國家的人<text:span text:style-name="T3">. </text:span>記得有個我忘了是哪個歐洲國家來的參與者<text:span text:style-name="T3">,</text:span>問我是不是素食<text:span text:style-name="T3">,</text:span>我說我不吃肉但吃魚蝦<text:span text:style-name="T3">,</text:span>他聽了<text:span text:style-name="T3">,</text:span>做出一個飽受驚嚇的表情<text:span text:style-name="T3">,</text:span>比出一個<text:span text:style-name="T3"><text:s/>"</text:span>戒掉<text:span text:style-name="T3">" </text:span>的手勢叫我別再吃牠們了<text:span text:style-name="T3">. <text:line-break/><text:line-break/></text:span>我當時覺得很訝異<text:span text:style-name="T3">,</text:span>因為在台灣若有人聽到我說因為動物會痛而不願吃牠們<text:span text:style-name="T3">,</text:span>人們的反應一概都會覺得我腦筋不對勁<text:span text:style-name="T3">,</text:span>想不到初來到異國它鄉<text:span text:style-name="T3">,</text:span>竟有人覺得我吃蝦很殘忍<text:span text:style-name="T3">.<text:line-break/><text:line-break/></text:span>如果我沒記錯<text:span text:style-name="T3">,</text:span>那一次的遊行終點就是<text:span text:style-name="T3"><text:s/>Trafalgar Square. </text:span>主辦者邀請不同國家的人上台致詞<text:span text:style-name="T3">,</text:span>我混在人群中<text:span text:style-name="T3">,</text:span>有著一種想要主動要求上台發言的衝動<text:span text:style-name="T3">. <text:line-break/><text:line-break/></text:span>有時回想起這些往事真覺得有點不可思議<text:span text:style-name="T3">,</text:span>那時的我<text:span text:style-name="T3">,</text:span>跟現在截然不同<text:span text:style-name="T3">,</text:span>年少熱情洋溢<text:span text:style-name="T3">,</text:span>對於世界充滿著純粹正面的理解<text:span text:style-name="T3">,</text:span>但不出兩年我就老了<text:span text:style-name="T3">,</text:span>老得很快<text:span text:style-name="T3">,</text:span>彷彿瞬間過了千年光陰而再也回不了頭<text:span text:style-name="T3">.</text:span></text:p>
      <text:p text:style-name="P1"><text:span text:style-name="T1">陳真</text:span><text:s/>  |  2012.02.23 15:55   |   <text:a xlink:type="simple" xlink:href="http://palinfo.habago.org/Entry?Command=Information_PrintForum&amp;iPage=516#FORUM31382"><text:span text:style-name="T2">#</text:span></text:a></text:p>
      <text:p text:style-name="P3">謝謝張同學指正<text:span text:style-name="T3">,</text:span>是筆誤<text:span text:style-name="T3">. </text:span>王爾德是英國人<text:span text:style-name="T3">,</text:span>卻埋在巴黎<text:span text:style-name="T3">,</text:span>但巴黎那個墓園我沒去過<text:span text:style-name="T3">,</text:span>我是想到倫敦<text:span text:style-name="T3"><text:s/>Trafalgar Square </text:span>附近也有一座王爾德雕像<text:span text:style-name="T3">,</text:span>上面也有<text:span text:style-name="T3"><text:s/>"</text:span>仰望星空<text:span text:style-name="T3">" </text:span>這個句子<text:span text:style-name="T3">,</text:span>但也許倫敦這一座雕塑得太難看<text:span text:style-name="T3">,</text:span>印象中沒有看到女生的唇印<text:span text:style-name="T3">,</text:span>不像巴黎墓園重新整修而且還加上防覆罩之後依然被親吻得慘不忍睹<text:span text:style-name="T3">. </text:span>請見下圖<text:span text:style-name="T3">.<text:line-break/><text:line-break/>http://big5.gmw.cn/g2b/world.gmw.cn/2011-12/01/content_3083473.htm<text:line-break/><text:line-break/></text:span>下圖則是王爾德因為<text:span text:style-name="T3"><text:s/>"</text:span>行為不檢<text:span text:style-name="T3">" </text:span>被逮捕的倫敦那家已有兩百年的旅館<text:span text:style-name="T3">,</text:span>聽說是在<text:span text:style-name="T3"><text:s/>118 </text:span>號房被捕<text:span text:style-name="T3">:<text:line-break/><text:line-break/>http://www.wretch.cc/blog/chenhen/26502139<text:line-break/><text:line-break/>Covent Garden,Trafalgar Square</text:span>等等這些地方<text:span text:style-name="T3">,</text:span>過去要接近是如此輕而易舉<text:span text:style-name="T3">,</text:span>如今卻彷彿遙遠得像另外一個時空了<text:span text:style-name="T3">. </text:span>很多人事物都是這樣<text:span text:style-name="T3">,</text:span>當他近在身邊垂手可得時<text:span text:style-name="T3">,</text:span>你絲毫不覺得那有何重要或特別<text:span text:style-name="T3">,</text:span>可當它有一天消失了遠離了<text:span text:style-name="T3">,</text:span>它就會變得像天上的星那樣可見而不可及了<text:span text:style-name="T3">. <text:line-break/><text:line-break/><text:line-break/></text:span>所以<text:span text:style-name="T3">,</text:span>結論是<text:span text:style-name="T3">,</text:span>當一切都還存在時<text:span text:style-name="T3">,</text:span>最好就把它清清楚楚地感受到心裏頭去<text:span text:style-name="T3">,</text:span>即便只是寫一個字<text:span text:style-name="T3">,</text:span>一個筆畫就該是一個筆畫的重量<text:span text:style-name="T3">,</text:span>每一步路都要是活的<text:span text:style-name="T3">,</text:span>就像做夢那樣真實<text:span text:style-name="T3">.</text:span></text:p>
      <text:p text:style-name="P1">J. Z.   |  2012.02.22 23:25   |   <text:a xlink:type="simple" xlink:href="http://palinfo.habago.org/Entry?Command=Information_PrintForum&amp;iPage=516#FORUM31381"><text:span text:style-name="T2">#</text:span></text:a></text:p>
      <text:p text:style-name="P2">陳大哥<text:span text:style-name="T3">, </text:span>我這麼說也許這有點雞蛋裡挑骨頭加不識相<text:span text:style-name="T3">...<text:line-break/>Oscar Wilde</text:span>的墓不是在法國巴黎嗎<text:span text:style-name="T3">??</text:span></text:p>
      <text:p text:style-name="P1"><text:span text:style-name="T1">陳真</text:span><text:s/>  |  2012.02.22 21:00   |   <text:a xlink:type="simple" xlink:href="http://palinfo.habago.org/Entry?Command=Information_PrintForum&amp;iPage=516#FORUM31380"><text:span text:style-name="T2">#</text:span></text:a></text:p>
      <text:p text:style-name="P3">我知道很多愛<text:span text:style-name="T3">(</text:span>台灣<text:span text:style-name="T3">)</text:span>國人士聽到內地二字會抓狂<text:span text:style-name="T3">,</text:span>所以我偏要說內地<text:span text:style-name="T3">,</text:span>至少那是我精神上或文化上的祖國<text:span text:style-name="T3">. <text:line-break/><text:line-break/></text:span>內地前一陣子有個小妹妹好像是被車子撞倒在地<text:span text:style-name="T3">,</text:span>血流很多<text:span text:style-name="T3">,</text:span>可是一連陸續走過<text:span text:style-name="T3">18</text:span>個過路人<text:span text:style-name="T3">,</text:span>卻沒有人去救她<text:span text:style-name="T3">,</text:span>有的媽媽帶著小孩經過<text:span text:style-name="T3">,</text:span>還趕緊把自己的小孩拉開<text:span text:style-name="T3">,</text:span>彷彿地上躺的不是一個人<text:span text:style-name="T3">,</text:span>而是一團垃圾<text:span text:style-name="T3">,</text:span>太過近會弄髒似的<text:span text:style-name="T3">. <text:line-break/><text:line-break/></text:span>可是<text:span text:style-name="T3">,</text:span>別說是一個小女孩<text:span text:style-name="T3">,</text:span>就算是看到一隻受傷的小鳥也該去救他<text:span text:style-name="T3">.<text:line-break/><text:line-break/></text:span>最後<text:span text:style-name="T3">,</text:span>一個拾荒老太婆才終於停下腳步<text:span text:style-name="T3">,</text:span>但那小女孩已失血過多回天乏術<text:span text:style-name="T3">. <text:line-break/><text:line-break/></text:span>面對這樣一些事<text:span text:style-name="T3">,</text:span>我常想<text:span text:style-name="T3">,</text:span>很多人看小說聽音樂看電影<text:span text:style-name="T3">,</text:span>往往看得涕泗縱橫感動連連<text:span text:style-name="T3">,</text:span>特別是女生<text:span text:style-name="T3">,</text:span>更是喜歡強調自己為劇中人的勇氣與悲劇流了多少眼淚<text:span text:style-name="T3">. </text:span>可是<text:span text:style-name="T3">,</text:span>一出了電影院<text:span text:style-name="T3">,</text:span>回到現實<text:span text:style-name="T3">,</text:span>一切就走樣了<text:span text:style-name="T3">,</text:span>自己所真實扮演的往往不是悲劇者的角色<text:span text:style-name="T3">,</text:span>而是加害者<text:span text:style-name="T3">,</text:span>要不就是冷眼旁觀說這個沒什麼那個沒什麼<text:span text:style-name="T3">,</text:span>冷血得很<text:span text:style-name="T3">.<text:line-break/><text:line-break/></text:span>難道人有著兩種靈魂<text:span text:style-name="T3">,</text:span>一個喜歡美<text:span text:style-name="T3">,</text:span>厭惡不義<text:span text:style-name="T3">,</text:span>另一個卻是冷血的醜陋的<text:span text:style-name="T3">?<text:line-break/><text:line-break/></text:span>答案是什麼不知道<text:span text:style-name="T3">. </text:span>但我能確定的仍然是王爾德那些話<text:span text:style-name="T3">: "</text:span>如果你能一刻不需要藝術<text:span text:style-name="T3">,</text:span>那麼事實上你根本不需要藝術<text:span text:style-name="T3">";</text:span>沒有藝術你照樣能活<text:span text:style-name="T3">. </text:span>藝術對你而言只是一種消耗品<text:span text:style-name="T3">,</text:span>就像衛生紙一樣<text:span text:style-name="T3">,</text:span>擦完屁股就能丟了<text:span text:style-name="T3">,</text:span>下次有需要時再拿一些來擦<text:span text:style-name="T3">.<text:line-break/><text:line-break/></text:span>我講的始終不是行為主義式的概念<text:span text:style-name="T3">,</text:span>並不是說我們應該在行為上效法劇中人<text:span text:style-name="T3">,</text:span>比方說我總不會想要效法<text:span text:style-name="T3">invincible</text:span>裏頭那位大力士去馬戲團表演<text:span text:style-name="T3">,</text:span>儘管我崇拜這樣的人<text:span text:style-name="T3">. <text:line-break/><text:line-break/></text:span>你不需要跟劇中人一樣去做任何事<text:span text:style-name="T3">,</text:span>但你總得有感覺<text:span text:style-name="T3">. </text:span>你可以對不義對卑鄙不做任何反擊<text:span text:style-name="T3">,</text:span>但你不能說我沒感覺啊<text:span text:style-name="T3">,</text:span>這沒什麼啊<text:span text:style-name="T3">. </text:span>有沒有感覺當然只有你自己才知道<text:span text:style-name="T3">. <text:line-break/><text:line-break/></text:span>我仍然還是想到王爾德<text:span text:style-name="T3">,</text:span>他在英國的墓去年重新翻修整建<text:span text:style-name="T3">,</text:span>並且禁止大家像過去那樣在墓碑上親個不停<text:span text:style-name="T3">,</text:span>特別是口紅<text:span text:style-name="T3">,</text:span>把墓碑都腐蝕了<text:span text:style-name="T3">,</text:span>但我聽說大家對著新墓園仍然偷親得到處是口紅印<text:span text:style-name="T3">. <text:line-break/><text:line-break/></text:span>王爾德是個很好笑很幽默但充滿悲劇的人<text:span text:style-name="T3">,</text:span>在他的墓園上刻著他講過的一句話<text:span text:style-name="T3">:<text:line-break/><text:line-break/>We are all in the gutter, but some of us are looking at the stars. <text:line-break/><text:line-break/></text:span>的確也是這樣<text:span text:style-name="T3">,</text:span>我們都活在陰溝裏<text:span text:style-name="T3">,</text:span>誰也沒有比誰更高貴更乾淨<text:span text:style-name="T3">,</text:span>但差別在於在我們之中仍然有著一些人仰望著星空<text:span text:style-name="T3">. </text:span>雖不能及<text:span text:style-name="T3">,</text:span>但心嚮往<text:span text:style-name="T3">.<text:line-break/><text:line-break/></text:span>這也是王爾德說的話<text:span text:style-name="T3">:<text:line-break/><text:line-break/>"</text:span>上帝知道，我無論如何都不會跑去當牛津大學教授的。我將會是一個詩人，一個作家，劇作家。我會不知怎的就一舉成名，如果不是名動四方，那就是臭名遠播。又或者我會把畢生都用來享樂然後，誰知道呢，可能只是停下來休息，什麼也不做。柏拉圖說過當人生走到盡頭時最崇高的，莫過於坐下來，沉思世間事物。也許這也將會是我最後的結局。<text:span text:style-name="T3">"</text:span></text:p>
      <text:p text:style-name="P1"><text:span text:style-name="T1">學姊</text:span><text:s/>  |  2012.02.22 20:34   |   <text:a xlink:type="simple" xlink:href="http://palinfo.habago.org/Entry?Command=Information_PrintForum&amp;iPage=516#FORUM31379"><text:span text:style-name="T2">#</text:span></text:a></text:p>
      <text:p text:style-name="P2">多謝版主的提醒。我想到我也都是用學姊這個朋友對我的稱呼，不認識的人恐怕也會以為我匿名。如果有新朋友還不認識的，我叫李鑑慧，任教於成功補習班。</text:p>
      <text:p text:style-name="P1"><text:span text:style-name="T1">鄭啟承</text:span><text:s/>  |  2012.02.22 18:41   |   <text:a xlink:type="simple" xlink:href="http://palinfo.habago.org/Entry?Command=Information_PrintForum&amp;iPage=516#FORUM31378"><text:span text:style-name="T2">#</text:span></text:a></text:p>
      <text:p text:style-name="P3">我當初沒仔細看那文章就把它放出來了，真抱歉，我應該再多想一下的。我當初甚至沒有想到這文章的內容其實可能會害了某個人的人身安全。<text:span text:style-name="T3"><text:line-break/><text:line-break/></text:span>我修養不是很好，對待各種人物事無法一視同仁，總是充滿大小眼。我對一個人事物的尊敬和忍耐程度是看他的一種本質，一種態度，一種認真程度，一種熱情。在愈高的熱情認真態度面前，我就愈尊敬愈小心愈仔細，反之我就愈輕忽愈隨便愈不屑一顧。<text:span text:style-name="T3"><text:line-break/><text:line-break/></text:span>我也贊成具名。於公於私在各種場合我們和人認識，第一件事總是先讓對方知道自己是誰吧？這樣的一種基本態度才是一切正直的基礎。網路真的不是一個好東西，它讓人變得猥瑣，如果我們凡事都第一時間先讓自己被防護得密不透風，然後再來談什麼偉大想法，那其實不管這想法本身多有道理，它也不會有任何價值。那只是一種轉貼、一種八掛、一種叫春而已，就像現在的一種社群網路文化一樣，各式漂亮的道理或好聽話大家隨手轉貼來轉貼去，無名無姓無血無肉的，看了就討厭，管你再崇高的道德宣稱，誰會去在乎這樣一種叫春式的呼籲呢？<text:span text:style-name="T3"><text:line-break/><text:line-break/></text:span>這是不是華人文化的特有現象我不知道，但我看國外各式論壇，大部份人都是具名的，具名是種習慣。所謂名譽，一個人也許不在意一時毀譽，但他不能不在乎自己的名字，少了這個名，他所做的一切不就和他毫無關係？<text:span text:style-name="T3"><text:line-break/><text:line-break/></text:span>也許我們不可能叫所有人改變網路使用習慣，但總得培養一下自己看待事物的眼光，有些網站是當真看待某些事的，是在乎的，是玩真的，那你若來這個網站最好也提升一下自己看待事物的敏感度，不要當作<text:span text:style-name="T3"><text:s/>facebook </text:span>或<text:span text:style-name="T3"><text:s/>BBS </text:span>那樣隨便，至少告訴大家一下你是誰，否則那就是一種態度上的錯置甚至是污辱。<text:span text:style-name="T3"><text:line-break/><text:line-break/></text:span>這文章真的挺奇怪，一開始是<text:span text:style-name="T3"><text:s/>Hunterkou (</text:span>但他又說這文章不是他寫的<text:span text:style-name="T3">)</text:span>，然後出現包修平<text:span text:style-name="T3">(Ibrahim)</text:span>，接著又馬上來了個貨力行，實在很奇怪。不管這些是不是真名，誰能夠立刻知道這幾位的關係？也許是同一人也許是朋友也許是其他的也許，誰也不知道。因此最好的方法還是本人一開始具名講清楚，這樣子讀你文章的人才會有基本的信任感對吧？特別是你講的並非風花雪月，而是一個嚴肅議題。<text:span text:style-name="T3"><text:line-break/><text:line-break/></text:span>就算是風花雪月，我們還是要培養一種好的態度。在一個正直的人事物面前，就算講一句黃色笑話你也得認真。</text:p>
      <text:p text:style-name="P4"/>
      <text:p text:style-name="P1"><text:span text:style-name="T1">賴世榮</text:span><text:s/>  |  2012.02.22 11:36   |   <text:a xlink:type="simple" xlink:href="http://palinfo.habago.org/Entry?Command=Information_PrintForum&amp;iPage=517#FORUM31377"><text:span text:style-name="T2">#</text:span></text:a></text:p>
      <text:p text:style-name="P3">我曾經利用一些東西來打擊一些人的信仰<text:span text:style-name="T3">...<text:line-break/><text:line-break/></text:span>兩年多前，我讀大學的時候有去學國術，我發現那個小圈圈裡面居然有人把李小龍奉為神明，那也就算了，別人的信仰跟我無關，但是搞帝國主義那一套剝削的手段我就有意見了。因為覺得這樣的環境很不友善，讀完一個學期我就自動走人了。<text:span text:style-name="T3"><text:line-break/><text:line-break/></text:span>後來，精武風雲這一部電影上檔，我估計這些「信徒」又要開始熱血沸騰<text:span text:style-name="T3">(</text:span>有跡可循，因為葉問上檔的時候就是這樣<text:span text:style-name="T3">)</text:span>，於是，我在他們可以偵測到的範圍內，在自己的無名小站部落格寫了一篇文，大意是要傳達說，「他是一個演員，最多也就是一個武術家，不要把人家拱上神壇，拿著香在那裡拜啦<text:span text:style-name="T3">!</text:span>」<text:span text:style-name="T3"><text:line-break/><text:line-break/></text:span>事過境遷，我發現這麼做不是要去抵抗什麼信仰，我可能只是在乎一些真實的感受或者說想法吧<text:span text:style-name="T3">?</text:span></text:p>
      <text:p text:style-name="P1"><text:span text:style-name="T1">學姊</text:span><text:s/>  |  2012.02.22 10:21   |   <text:a xlink:type="simple" xlink:href="http://palinfo.habago.org/Entry?Command=Information_PrintForum&amp;iPage=517#FORUM31376"><text:span text:style-name="T2">#</text:span></text:a></text:p>
      <text:p text:style-name="P2">當我又回頭看到留言，看到包先生的一句話，說「（雖然原文不是我寫）」，我真有種錯亂的感覺，因為我在回應時誤以為這篇文章是包先生所寫。包先生不是原作者<text:span text:style-name="T3">? </text:span>那麼誰又是作者<text:span text:style-name="T3">? </text:span>是真是假是虛構是創作<text:span text:style-name="T3">???? </text:span>這是甚麼樣的年代，一些事情，當你當真看待，竟發現這世界只是輕到沒有任何重量，人人只是在玩耍，你找不到一個人為一句話負責，面對的只是一個代號，一個虛影，一個個面目模糊無法形容的<text:span text:style-name="T3">@#$@#$</text:span>時，真不知該感嘆你為何生在這個年代還是懷疑這世界究竟還有幾個有血肉的人。（也實在好奇包先生為何要跳出來為這篇文章辯護？也願意為之挨我幾個悶棍<text:span text:style-name="T3">……</text:span>）總之，我無法和一個不存在的東西對話。也呼籲大家不要再轉貼這種無聊的無名屍來巴勒網浪費大家的時間了。<text:span text:style-name="T3"><text:line-break/><text:line-break/></text:span>至於包先生的問題，我們該怎麼解決敘利亞的問題。這個真是大哉問。這就好像在問我們該怎麼解決以巴問題？我從來不知道答案。一國制？兩國制？我認為最理想的狀況或許應該是一國制，但這就好像說敘利亞最好的解決方案就是暴政下台、人民做主，戰爭最好的解決方案就是人人心中有愛、世界和平。至於該怎麼達到這些理想，就真的不是巴勒網所能回答的了。如果這麼容易回答，世界應該也不會存在這麼多難題了。但是儘管我們畫不出那複雜的和平藍圖，但至少在這尋求解答的過程中，我們知道甚麼是我們「能」做的，甚麼又是我們「不能」做的。比如說我們不會再去散播那種若不是無聊至極就是居心不良的文章，也不會再跟著包藏禍心的主流觀點去敲鑼打鼓，而是盡量力求自己可以「不受人惑」，可以「看清這世界」，然後盡一些微不足道的力量去散播一點點真相。<text:span text:style-name="T3"><text:line-break/><text:line-break/></text:span>說微不足道是真的微不足道，因為我們都是為生活忙得焦頭爛額的一群人。我們能做的真的不多，永遠可以找得到藉口讓自己可以不必再多做一些甚麼事。但是聊總勝於無<text:span text:style-name="T3">……</text:span>或許聚沙也能成塔，如果巴勒網之友夠多的話<text:span text:style-name="T3">……<text:line-break/><text:line-break/></text:span>總之，巴勒網是開放的，他從不屬於誰，只屬於一群有同樣理念的朋友。<text:span text:style-name="T3"><text:line-break/><text:line-break/>Ps.</text:span>多謝世瑀提供的資訊，我也會再找時間閱讀。若你有相關中文文章，也記得要報給我們知。</text:p>
      <text:p text:style-name="P1"><text:span text:style-name="T1">陳真</text:span><text:s/>  |  2012.02.22 02:29   |   <text:a xlink:type="simple" xlink:href="http://palinfo.habago.org/Entry?Command=Information_PrintForum&amp;iPage=517#FORUM31375"><text:span text:style-name="T2">#</text:span></text:a></text:p>
      <text:p text:style-name="P3">不管有沒有匿名<text:span text:style-name="T3">,</text:span>都不該涉及任何個人<text:span text:style-name="T3">,</text:span>更何況如果從文中明顯的線索輕易就能查出當事人<text:span text:style-name="T3">,</text:span>豈非要害他喪命<text:span text:style-name="T3">? </text:span>這是哪門子<text:span text:style-name="T3"><text:s/>"</text:span>人權呼籲<text:span text:style-name="T3">"?<text:line-break/><text:line-break/></text:span>各位修養不錯<text:span text:style-name="T3">,</text:span>家教非常好<text:span text:style-name="T3">,</text:span>我自嘆不如<text:span text:style-name="T3">,</text:span>但我無法理解<text:span text:style-name="T3">,</text:span>這樣的道理會很難懂嗎<text:span text:style-name="T3">? </text:span>這樣的害人作為不會讓各位感到一絲憤怒嗎<text:span text:style-name="T3">? <text:line-break/><text:line-break/></text:span>學姐說<text:span text:style-name="T3">,</text:span>網路世界真真假假<text:span text:style-name="T3">,</text:span>而且前言明顯不罩後語<text:span text:style-name="T3">,</text:span>搞不好這一切都只是虛構<text:span text:style-name="T3">;</text:span>是否虛構我無從查證<text:span text:style-name="T3">,</text:span>也不打算浪費時間去應付這樣一些鳥事<text:span text:style-name="T3">,</text:span>我們只須貫徹巴勒網的一貫宗旨便行<text:span text:style-name="T3">(</text:span>恐怕也該是唯一宗旨<text:span text:style-name="T3">),</text:span>絕不允許任何指涉<text:span text:style-name="T3"><text:s/>"</text:span>個人<text:span text:style-name="T3">" </text:span>的文字在這版面上出現<text:span text:style-name="T3">. <text:line-break/><text:line-break/></text:span>後台哈巴狗的看家本領這時應該就可派上用場了<text:span text:style-name="T3">,</text:span>凡是對著<text:span text:style-name="T3"><text:s/>"</text:span>人<text:span text:style-name="T3">" </text:span>寫些<text:span text:style-name="T3"><text:s/>ggyy</text:span>的東西者一概刪除<text:span text:style-name="T3">.<text:line-break/><text:line-break/></text:span>我也把這篇迄今作者不詳而且越說越怪異的來路不明文字給刪掉了<text:span text:style-name="T3">. </text:span>文中所言若為真<text:span text:style-name="T3">,</text:span>更應刪除<text:span text:style-name="T3">,</text:span>因為敘利亞當前處境如此危險<text:span text:style-name="T3">,</text:span>怎能害人<text:span text:style-name="T3">? </text:span>台灣人好像很喜歡瘋狂轉貼用力轉寄<text:span text:style-name="T3">,</text:span>在你瘋狂用力之前<text:span text:style-name="T3">,</text:span>難道不應深思熟慮<text:span text:style-name="T3">? </text:span>還是你覺得無所謂<text:span text:style-name="T3">? </text:span>反正死是死道友<text:span text:style-name="T3">,</text:span>不是死貧道<text:span text:style-name="T3">,</text:span>有八卦就爽<text:span text:style-name="T3">?</text:span></text:p>
      <text:p text:style-name="P1"><text:span text:style-name="T1">學姐</text:span><text:s/>  |  2012.02.21 23:35   |   <text:a xlink:type="simple" xlink:href="http://palinfo.habago.org/Entry?Command=Information_PrintForum&amp;iPage=517#FORUM31374"><text:span text:style-name="T2">#</text:span></text:a></text:p>
      <text:p text:style-name="P2">網路世界陰暗複雜，先不管內容如何，匿名發言並不可取，更何況匿名文字往往後來發現真真假假內情並不單純，甚至純屬虛構，目的為何，令人費解，徒然浪費大家的時間與精力，甚至產生傷害。因此，我們這版面發言應具名，別再張貼來路不明的文字，並請盡量避免匿名發言，至於一些具有指涉個人的文字更應完全禁絕出現在這版面上。</text:p>
      <text:p text:style-name="P1"><text:span text:style-name="T1">周世瑀</text:span><text:s/>  |  2012.02.21 22:25   |   <text:a xlink:type="simple" xlink:href="http://palinfo.habago.org/Entry?Command=Information_PrintForum&amp;iPage=517#FORUM31373"><text:span text:style-name="T2">#</text:span></text:a></text:p>
      <text:p text:style-name="P5">Muslim Brotherhood <text:span text:style-name="T1">在冷戰期間及冷戰結束迄今勾結帝國主帝的事例不勝枚舉</text:span>.<text:line-break/>http://www.nybooks.com/blogs/nyrblog/2011/feb/05/washingtons-secret-history-muslim-brotherhood/ <text:span text:style-name="T1">這篇文章提到</text:span>Tariq Ramadan <text:line-break/><text:line-break/><text:line-break/>Tariq Ramadan<text:span text:style-name="T1">以立場搖擺沒原則著稱</text:span>.<text:line-break/><text:line-break/><text:span text:style-name="T1">卡達</text:span>,<text:span text:style-name="T1">沙國及美國介入敘利亞人民起義</text:span>.<text:span text:style-name="T1">把敘利亞變成了另一個利比亞</text:span>. <text:span text:style-name="T1">摩洛哥王室並沒有下放權力</text:span>.<text:span text:style-name="T1">沙國和</text:span>GCC<text:span text:style-name="T1">親美政權所謂的改革</text:span>,<text:span text:style-name="T1">下放權力</text:span>,<text:span text:style-name="T1">被英美高度推崇</text:span>.<text:span text:style-name="T1">改革與維持帝國勢力是同義字</text:span>Erich Fromm <text:span text:style-name="T1">建議閱聽人如何看待商業媒體</text:span>.‘Another helpful attitude is one of deep distrust. Since most of what we hear is either plainly untrue, or half true and half distorted, and since most of what we read in the newspapers is distorted interpretations served as facts, it is by far the best plan to start out with radical scepticism and the assumption that most of what one hears is likely to be a lie or a distortion.’<text:span text:style-name="T1">這對中東歷史和現況很適用</text:span></text:p>
      <text:p text:style-name="P1">J. Z.   |  2012.02.21 22:22   |   <text:a xlink:type="simple" xlink:href="http://palinfo.habago.org/Entry?Command=Information_PrintForum&amp;iPage=517#FORUM31372"><text:span text:style-name="T2">#</text:span></text:a></text:p>
      <text:p text:style-name="P2">光留個言都可以暱名一換再換<text:span text:style-name="T3">, </text:span>厚顏無恥也麻煩有個限度吧<text:span text:style-name="T3">?<text:line-break/></text:span>我沒看到你們之前爭論什麼<text:span text:style-name="T3">, </text:span>但光看到你留個言就換了三個名字這種小動作就令人不齒<text:span text:style-name="T3">, </text:span>更別提還自我感覺良好的說了一堆自捧的屁話<text:span text:style-name="T3">.<text:line-break/></text:span>連你是不是成功補習班出來的恐怕都令人懷疑<text:span text:style-name="T3">, </text:span>呵<text:span text:style-name="T3">~</text:span></text:p>
      <text:p text:style-name="P1"><text:span text:style-name="T1">陳真</text:span><text:s/>  |  2012.02.21 17:24   |   <text:a xlink:type="simple" xlink:href="http://palinfo.habago.org/Entry?Command=Information_PrintForum&amp;iPage=517#FORUM31370"><text:span text:style-name="T2">#</text:span></text:a></text:p>
      <text:p text:style-name="P3">一個人做錯事<text:span text:style-name="T3">,</text:span>就應認錯<text:span text:style-name="T3">,</text:span>或是默認也行<text:span text:style-name="T3">,</text:span>而不是反過來攻擊別人<text:span text:style-name="T3">,</text:span>然後卻勉勵自己說自己應該向聖人看齊學習包容天下蒼生任怨任謗的偉大胸懷<text:span text:style-name="T3">,</text:span>這樣我真的會吐<text:span text:style-name="T3">.<text:line-break/><text:line-break/></text:span>一個人寫了篇爛文被批評<text:span text:style-name="T3">,</text:span>不管他認不認同這樣的批評<text:span text:style-name="T3">,</text:span>他也只好在文章上做回應<text:span text:style-name="T3">,</text:span>而不是趕緊對對方發動人身攻擊<text:span text:style-name="T3">,</text:span>然後卻勉勵自己說自己應該向聖人看齊學習包容天下蒼生任怨任謗的偉大胸懷<text:span text:style-name="T3">,</text:span>這樣我真的會吐<text:span text:style-name="T3"><text:line-break/><text:line-break/></text:span>這論壇各位愛寫什麼傻文宏文都<text:span text:style-name="T3">ok,</text:span>我們包容天下蒼生的胸懷如大海一般深<text:span text:style-name="T3">,</text:span>但切記一點<text:span text:style-name="T3">: </text:span>絕對不要匿名幹壞事<text:span text:style-name="T3">! </text:span>否則會有報應<text:span text:style-name="T3">. <text:line-break/><text:line-break/></text:span>先不用急著關心什麼中東問題世界和平<text:span text:style-name="T3">,</text:span>更不用急著拯救世人<text:span text:style-name="T3">,</text:span>先救你自己比較重要<text:span text:style-name="T3">.<text:line-break/><text:line-break/></text:span>怎麼判斷一個人的智商很容易<text:span text:style-name="T3">,</text:span>一個人如果講話怪里怪氣好像在背課文<text:span text:style-name="T3">,</text:span>但卻背得粉開心<text:span text:style-name="T3">,</text:span>例如那位姓貨的<text:span text:style-name="T3">,</text:span>那一定是個北七毫無疑問<text:span text:style-name="T3">. <text:line-break/><text:line-break/></text:span>但要怎麼判斷一個人的<text:span text:style-name="T3"><text:s/>"</text:span>質<text:span text:style-name="T3">" </text:span>卻不是那麼容易<text:span text:style-name="T3">,</text:span>不過套句沈從文的墓誌銘<text:span text:style-name="T3"><text:s/>: </text:span>照我思索<text:span text:style-name="T3">,</text:span>可以了解人<text:span text:style-name="T3">(</text:span>以及人渣<text:span text:style-name="T3">).</text:span></text:p>
      <text:p text:style-name="P1"><text:span text:style-name="T1">陳真</text:span><text:s/>  |  2012.02.21 15:00   |   <text:a xlink:type="simple" xlink:href="http://palinfo.habago.org/Entry?Command=Information_PrintForum&amp;iPage=517#FORUM31369"><text:span text:style-name="T2">#</text:span></text:a></text:p>
      <text:p text:style-name="P2">這位姓楊卻自己改姓貨的混蛋嘴巴最好乾淨點<text:span text:style-name="T3">,</text:span>不要逞口舌之快<text:span text:style-name="T3">,</text:span>不要心存僥倖<text:span text:style-name="T3">,</text:span>我是那種會採取行動的<text:span text:style-name="T3">. </text:span>你的一些留言已被刪除<text:span text:style-name="T3">,</text:span>切勿再犯<text:span text:style-name="T3">.</text:span></text:p>
      <text:p text:style-name="P1"><text:span text:style-name="T1">包修平</text:span><text:s/>  |  2012.02.21 09:13   |   <text:a xlink:type="simple" xlink:href="http://palinfo.habago.org/Entry?Command=Information_PrintForum&amp;iPage=517#FORUM31366"><text:span text:style-name="T2">#</text:span></text:a></text:p>
      <text:p text:style-name="P3">最後ㄧ段忘記刪除，原本想說伊斯蘭<text:span text:style-name="T3">Ummah</text:span>觀，還是算了。<text:span text:style-name="T3"><text:line-break/>Ilan</text:span>是我很尊敬的老師，他受到<text:span text:style-name="T3">Zionists</text:span>的攻擊已經不是新聞，但他始終帶者微笑，清楚表達他的立場，也不會因他人的攻擊或批評而生氣，我的確要向<text:span text:style-name="T3">Ilan</text:span>好好學習。</text:p>
      <text:p text:style-name="P1"><text:span text:style-name="T1">包修平</text:span><text:s/>  |  2012.02.21 08:49   |   <text:a xlink:type="simple" xlink:href="http://palinfo.habago.org/Entry?Command=Information_PrintForum&amp;iPage=517#FORUM31365"><text:span text:style-name="T2">#</text:span></text:a></text:p>
      <text:p text:style-name="P2">我已經將在原部落格的引用文章刪除。我承認是有情緒在其中，因為我沒想到只是因為我ㄧ句「這轉載文章是居心不良，所述並非事實，會不會太超過了些？」就遭到版主的砲轟。<text:span text:style-name="T3"><text:line-break/><text:line-break/></text:span>當然我也不認為我的中東知識有多好，所以才會來<text:span text:style-name="T3">Exeter</text:span>學習。周先生張貼的連結，其中ㄧ篇文章已經看過，如經濟學人那篇。我當然知道現在敘利亞情況沒有那麼單純。但是去年三月到四月這段期間，確實是人民走向街頭，主要呼籲政府改革，情勢ㄧ直到七月才開始惡化，越來越多叛逃部隊出現。若政府真正落實改革計畫，如像摩洛哥王室下放ㄧ定的權力，或許不會有這種情況。再者，我的觀點不是我獨創，牛津大學<text:span text:style-name="T3">Tariq Ramdan</text:span>也是同個立場。<text:span text:style-name="T3"><text:line-break/>http://www.youtube.com/watch?v=LoWh_v7Fy20<text:line-break/></text:span>連結是牛津大學<text:span text:style-name="T3">Tariq Ramdan</text:span>去年底在美國穆斯林的演說。（也許有人會強力批判<text:span text:style-name="T3"><text:s/>anyway</text:span>）<text:span text:style-name="T3"><text:line-break/><text:line-break/></text:span>我對敘利亞的觀點已經清楚表達，就是希望阿薩德政府下台，接受審判。當然現在這種情況已經陷入死局，我也反對西方入侵。但我不知道還有什麼更好的方式可以解決現在敘利亞問題，請問可以提供建議嗎？<text:span text:style-name="T3"><text:line-break/><text:line-break/><text:line-break/></text:span>我已經表達我的立場，我也知道土耳其與阿拉伯國家不可能會派軍（但按照伊斯蘭<text:span text:style-name="T3">Ummah</text:span>理念，）<text:span text:style-name="T3"><text:line-break/></text:span>這邊想請問大家</text:p>
      <text:p text:style-name="P1"><text:span text:style-name="T1">陳真</text:span><text:s/>  |  2012.02.21 03:20   |   <text:a xlink:type="simple" xlink:href="http://palinfo.habago.org/Entry?Command=Information_PrintForum&amp;iPage=517#FORUM31363"><text:span text:style-name="T2">#</text:span></text:a></text:p>
      <text:p text:style-name="P3">剛剛把後台一個用不同的名字連貼好幾篇的留言給放行<text:span text:style-name="T3">,</text:span>做為一種負面教材給大家看<text:span text:style-name="T3">,</text:span>裝模作樣彷彿他真的要來關心或學習什麼似的<text:span text:style-name="T3">,</text:span>巴勒網怎麼會有這種讀者<text:span text:style-name="T3">,</text:span>我們真是應該自我檢討了<text:span text:style-name="T3">. <text:line-break/><text:line-break/></text:span>這人他爹姓<text:span text:style-name="T3"><text:s/>"</text:span>貨<text:span text:style-name="T3">",</text:span>好奇怪的姓<text:span text:style-name="T3">,</text:span>而且還給他取名<text:span text:style-name="T3"><text:s/>"</text:span>源假<text:span text:style-name="T3">",</text:span>真是挺有創意的名字<text:span text:style-name="T3">.<text:line-break/><text:line-break/></text:span>十幾年來我反覆所要講的就是這樣<text:span text:style-name="T3">: </text:span>台灣社運界或進步知識界或所謂反對黨等等之不可信<text:span text:style-name="T3">,</text:span>因為這樣一些人把所謂理想和自己的生命給完全切割開來了<text:span text:style-name="T3">,</text:span>講只是嘴巴講或肛門講<text:span text:style-name="T3">,</text:span>不是講真的<text:span text:style-name="T3">;</text:span>所謂理想往往只是一種<text:span text:style-name="T3"><text:s/>"</text:span>資訊<text:span text:style-name="T3">",</text:span>一種<text:span text:style-name="T3"><text:s/>"</text:span>知識<text:span text:style-name="T3">",</text:span>一種<text:span text:style-name="T3"><text:s/>"</text:span>學習<text:span text:style-name="T3">",</text:span>一種可以拿來利用的工具而非目的本身<text:span text:style-name="T3">. <text:line-break/><text:line-break/></text:span>因此<text:span text:style-name="T3">,</text:span>他雖然講起什麼進步觀念講得很偉大<text:span text:style-name="T3">,</text:span>講得口沫橫飛<text:span text:style-name="T3">,</text:span>但你會發現<text:span text:style-name="T3">,X</text:span>它<text:span text:style-name="T3">X</text:span>的愛全宇宙全人類好容易啊<text:span text:style-name="T3">,</text:span>但是愛某個人卻好像很難<text:span text:style-name="T3">;</text:span>彷彿那些所謂理想或理念只是一種概念<text:span text:style-name="T3">,</text:span>一種純粹說說而已大家陶醉一下或義憤一下增加一點時事觀念的東西<text:span text:style-name="T3">,</text:span>而不是一種隨時都在身邊的東西<text:span text:style-name="T3">.<text:line-break/><text:line-break/></text:span>你看<text:span text:style-name="T3">,</text:span>那些很喜歡講什麼醫學倫理的人<text:span text:style-name="T3">,</text:span>往往講得口沫橫飛好偉大<text:span text:style-name="T3">,</text:span>可是<text:span text:style-name="T3">,</text:span>當他身處醫界每天只要一睜開眼就是一堆傷害人權的事<text:span text:style-name="T3">,</text:span>但他卻好像一點感覺也沒有<text:span text:style-name="T3">. <text:line-break/><text:line-break/></text:span>必須到什麼時候他才會有感覺<text:span text:style-name="T3">? </text:span>唯有當他自己的人權被侵犯時他就會有感覺了<text:span text:style-name="T3">,</text:span>除此之外<text:span text:style-name="T3">,</text:span>他是很<text:span text:style-name="T3"><text:s/>"</text:span>理性<text:span text:style-name="T3">" </text:span>的<text:span text:style-name="T3">,</text:span>彷彿一切道理不過就只是一種知識<text:span text:style-name="T3">,</text:span>一種資訊<text:span text:style-name="T3">,</text:span>一種理念<text:span text:style-name="T3">,</text:span>一種學習<text:span text:style-name="T3">,</text:span>跟個別生命一點關係也沒有似的<text:span text:style-name="T3">.<text:line-break/><text:line-break/></text:span>進步界或所謂反對派反對黨<text:span text:style-name="T3">,</text:span>往往幾乎都是這種人<text:span text:style-name="T3">,</text:span>當他偉大的知識或道理講得越多時<text:span text:style-name="T3">,</text:span>我們就越應該要小心提防<text:span text:style-name="T3">,</text:span>最好是盡量遠離<text:span text:style-name="T3">. </text:span>這也是為什麼我常說你如果想傷害一個人的人品或靈魂<text:span text:style-name="T3">,</text:span>那就叫他去參加社運或加入進步界<text:span text:style-name="T3">. <text:line-break/><text:line-break/></text:span>就連<text:span text:style-name="T3">Chomsky</text:span>也說<text:span text:style-name="T3">,</text:span>在知識圈社運圈越久<text:span text:style-name="T3">,</text:span>我們就離人性越遠<text:span text:style-name="T3">,</text:span>他說<text:span text:style-name="T3">,</text:span>當我們進入綿綿密密的各種知識或資訊討論之中時<text:span text:style-name="T3">,</text:span>我們原本還算美好的人性也將一點一滴地腐蝕<text:span text:style-name="T3">.<text:line-break/><text:line-break/></text:span>希望巴勒網不要變成巴垃網<text:span text:style-name="T3">,</text:span>不要垃圾吸引垃圾<text:span text:style-name="T3">,</text:span>不要遺棄生命<text:span text:style-name="T3">,</text:span>不要背叛一切<text:span text:style-name="T3"><text:s/>particular,individul &amp; private,</text:span>不要忘記那最根本最重要的東西<text:span text:style-name="T3">,</text:span>卻反而裝模作樣去闡揚或追逐什麼進步理念或偉大理想<text:span text:style-name="T3">. </text:span>前者才是重點<text:span text:style-name="T3">,</text:span>而後者只是前者的一個影子<text:span text:style-name="T3">,</text:span>就好像詩人科恩說的<text:span text:style-name="T3">,"</text:span>生命才是實質<text:span text:style-name="T3">,</text:span>而詩只是生命燃燒後的一點灰燼<text:span text:style-name="T3">."<text:line-break/><text:line-break/></text:span>王爾德說得很對<text:span text:style-name="T3">,"</text:span>如果你可以有一刻不需要藝術<text:span text:style-name="T3">,</text:span>那你其實根本不需要任何藝術<text:span text:style-name="T3">." </text:span>因為藝術並不是一種可以和生命切割開來的東西<text:span text:style-name="T3">,</text:span>它不是像衣服那樣可以穿上又脫下的東西<text:span text:style-name="T3">.<text:line-break/><text:line-break/></text:span>任何理想也一樣<text:span text:style-name="T3">,</text:span>如果你可以有一刻不需要理想<text:span text:style-name="T3">,</text:span>那意味著你其實根本不需要任何理想<text:span text:style-name="T3">. <text:line-break/><text:line-break/></text:span>如果有人說在這版面上個別人事物不是那麼重要<text:span text:style-name="T3">,</text:span>重要的是更大的什麼理想或什麼國際人權<text:span text:style-name="T3">,</text:span>那請他容許我拿他來示範一下<text:span text:style-name="T3">,</text:span>看看究竟是個別人事物重要還是人類的福祉與世界和平重要<text:span text:style-name="T3">.</text:span></text:p>
      <text:p text:style-name="P4"/>
      <text:p text:style-name="P1"><text:span text:style-name="T1">陳真</text:span><text:s/>  |  2012.02.21 02:43   |   <text:a xlink:type="simple" xlink:href="http://palinfo.habago.org/Entry?Command=Information_PrintForum&amp;iPage=518#FORUM31362"><text:span text:style-name="T2">#</text:span></text:a></text:p>
      <text:p text:style-name="P3">美國對於敘利亞的軍事圖謀並非始自今日<text:span text:style-name="T3">,</text:span>而是早在<text:span text:style-name="T3">2003</text:span>年侵略伊拉克時布希及其一票軍火商就已經一直在講些什麼<text:span text:style-name="T3"><text:s/>"</text:span>掩護恐怖份子<text:span text:style-name="T3">" "</text:span>發展大規模毀滅武器<text:span text:style-name="T3">" </text:span>之類的屁話了<text:span text:style-name="T3">.<text:line-break/><text:line-break/></text:span>至於目前主流媒體對於敘利亞的這樣一種圖像塑造更是胡說八道<text:span text:style-name="T3">,</text:span>塑造成什麼偉大的手無寸鐵的爭民主爭自由的人民被政府軍隊任意屠宰<text:span text:style-name="T3">,</text:span>因此國際應該出面拯救<text:span text:style-name="T3">. </text:span>這完全是伊拉克一千個謊言的翻版<text:span text:style-name="T3">. <text:line-break/><text:line-break/></text:span>事實上<text:span text:style-name="T3">,</text:span>不管是政府軍或是美國和以色列武裝支持的所謂反抗軍<text:span text:style-name="T3">,</text:span>統統都在殺害人民<text:span text:style-name="T3">,</text:span>後者更是搞暗殺或使用各種恐怖攻擊手段比如在鐵軌放置炸彈而完全不顧一般人民的死活<text:span text:style-name="T3">. <text:line-break/><text:line-break/></text:span>這不折不扣就是一種侵略<text:span text:style-name="T3">,</text:span>一種由外部挑起的內戰<text:span text:style-name="T3">,</text:span>目的當然跟什麼民主人權一點關係也沒有<text:span text:style-name="T3">,</text:span>目的純粹就是利益<text:span text:style-name="T3">,</text:span>企圖顛覆既有政權<text:span text:style-name="T3">,</text:span>換一個比較聽話的<text:span text:style-name="T3">,</text:span>如此而已<text:span text:style-name="T3">.<text:line-break/><text:line-break/></text:span>另外<text:span text:style-name="T3">,</text:span>這位姓包的不管寫什麼都不應該刊登<text:span text:style-name="T3">,</text:span>除非他公開向我道歉<text:span text:style-name="T3">;</text:span>一個人不應該因為自己匿名寫了一篇很弱智的屁文被人批評就反過來乾脆對批評者進行人身攻擊<text:span text:style-name="T3">. <text:line-break/><text:line-break/></text:span>我不可能棄自己的人權於不顧卻說我關心別人的人權<text:span text:style-name="T3">,</text:span>這是說不通的<text:span text:style-name="T3">. </text:span>巴勒網的任何人也一樣說不通<text:span text:style-name="T3">,</text:span>如果有人說他不在乎自己的名譽或人權被傷害但只關心別人的名譽和人權<text:span text:style-name="T3">,</text:span>那他一定是個最不要臉最不可信任的偽君子<text:span text:style-name="T3">.<text:line-break/><text:line-break/></text:span>我們百忙之中卻仍撥出一點時間做些事<text:span text:style-name="T3">,</text:span>一切作為無非也只是企圖護衛著有關<text:span text:style-name="T3">particular</text:span>或<text:span text:style-name="T3">individual</text:span>的神聖性<text:span text:style-name="T3">,</text:span>如果有人說不是這樣<text:span text:style-name="T3">,</text:span>或是說我們關心更大的什麼國際人權<text:span text:style-name="T3">,</text:span>那他若不是在自欺欺人<text:span text:style-name="T3">,</text:span>就是在放屁<text:span text:style-name="T3">.</text:span></text:p>
      <text:p text:style-name="P1"><text:span text:style-name="T1">陳真</text:span><text:s/>  |  2012.02.21 02:20   |   <text:a xlink:type="simple" xlink:href="http://palinfo.habago.org/Entry?Command=Information_PrintForum&amp;iPage=518#FORUM31361"><text:span text:style-name="T2">#</text:span></text:a></text:p>
      <text:p text:style-name="P2">我希望這個留言版任何原則都可以放棄<text:span text:style-name="T3">,</text:span>什麼神都可以不拜<text:span text:style-name="T3">,</text:span>但至少要拜一種神明叫<text:span text:style-name="T3"><text:s/>particular,</text:span>或者說<text:span text:style-name="T3"><text:s/>individual. <text:line-break/><text:line-break/>hunterkuo </text:span>究竟是誰<text:span text:style-name="T3">,</text:span>可以不用告訴大家<text:span text:style-name="T3">. </text:span>但任何人若要貼文<text:span text:style-name="T3">,</text:span>就不能貼一種存心要匿名的<text:span text:style-name="T3"><text:s/>"</text:span>作者不詳<text:span text:style-name="T3">" </text:span>文<text:span text:style-name="T3">,</text:span>不管它寫得多棒或多爛都一概會被刪除<text:span text:style-name="T3">. </text:span>特別是當它涉及一種<text:span text:style-name="T3"><text:s/>particular </text:span>或<text:span text:style-name="T3"><text:s/>individual</text:span>的陳述而且會對之有所傷害時<text:span text:style-name="T3">,</text:span>更不該被允許<text:span text:style-name="T3">. <text:line-break/><text:line-break/></text:span>這種敗德的事普遍存在網路上<text:span text:style-name="T3">,</text:span>於是大家也就見怪不怪<text:span text:style-name="T3">--</text:span>似乎只要自己不是那個倒霉的<text:span text:style-name="T3"><text:s/>particular</text:span>或<text:span text:style-name="T3"><text:s/>individul</text:span>時<text:span text:style-name="T3">,</text:span>大家也就根本不當一回事了<text:span text:style-name="T3">. <text:line-break/><text:line-break/></text:span>這篇沒營養的科學小飛俠大戰惡魔黨的屁文<text:span text:style-name="T3">,</text:span>問題並不只是出在其內容之弱智<text:span text:style-name="T3">,</text:span>更是出在道德上的惡劣<text:span text:style-name="T3">,</text:span>不應該匿名去指涉任何個人<text:span text:style-name="T3">.</text:span>特別令人難以忍受的是<text:span text:style-name="T3">,</text:span>一方面自己也知道被點名的人很可能會有危險甚至生命危險<text:span text:style-name="T3">,</text:span>一方面卻又偏要匿名去點別人的名使之身陷險境<text:span text:style-name="T3">,x</text:span>它的<text:span text:style-name="T3">x</text:span>的這是不是有毛病<text:span text:style-name="T3">? x</text:span>它<text:span text:style-name="T3">x</text:span>的人家如果這樣對你<text:span text:style-name="T3">,</text:span>匿名寫文章點你的名<text:span text:style-name="T3">,</text:span>讓你有可能招來危險<text:span text:style-name="T3">,</text:span>你做何感想<text:span text:style-name="T3">? <text:line-break/><text:line-break/></text:span>巴勒網幹不了什麼拯救世人的事業<text:span text:style-name="T3">,</text:span>但至少不要容許這種存心匿名發言而不顧他人安危的齷齪事<text:span text:style-name="T3">. <text:line-break/><text:line-break/></text:span>至於文章的內容我實在很不想去談<text:span text:style-name="T3">,</text:span>因為如果這位同學真的是研究生<text:span text:style-name="T3">,</text:span>而且還是研究這方面的<text:span text:style-name="T3">,</text:span>難道你連這樣一點對事實最起碼的認識也沒有<text:span text:style-name="T3">? </text:span>難道你都不用看書找資料<text:span text:style-name="T3">? </text:span>而是光憑媒體荒唐扭曲的瞎掰去理解那樣一些清清楚楚的簡單事實<text:span text:style-name="T3">?</text:span>難道你希望別人寫個幾萬字慢慢幫你講解一種問題最基本的<text:span text:style-name="T3"><text:s/>ABC?<text:line-break/><text:line-break/></text:span>一般人被媒體唬弄倒也算了<text:span text:style-name="T3">,</text:span>但一個讀書人總不該弱智到連這點對於事實的基本掌握能力都沒有吧<text:span text:style-name="T3">. <text:line-break/><text:line-break/></text:span>人犯錯不是什麼大問題<text:span text:style-name="T3">,</text:span>重點是犯錯後的態度<text:span text:style-name="T3">;</text:span>不該不承認錯誤反倒開始進行人身攻擊<text:span text:style-name="T3">. <text:line-break/><text:line-break/></text:span>我對台灣人特別是台灣的所謂讀書人之人品<text:span text:style-name="T3">,</text:span>基本上是沒什麼信心的<text:span text:style-name="T3">,</text:span>所以自然也不意外<text:span text:style-name="T3">. </text:span>但不意外並不表示我不追究<text:span text:style-name="T3">.</text:span>我勸這位包同學最好謹言慎行<text:span text:style-name="T3">,</text:span>因為你既然讓我知道你是誰了<text:span text:style-name="T3">,</text:span>我對任何侮辱或攻擊基本上都會算帳的<text:span text:style-name="T3">.</text:span></text:p>
      <text:p text:style-name="P1"><text:span text:style-name="T1">周世瑀</text:span><text:s/>  |  2012.02.20 23:18   |   <text:a xlink:type="simple" xlink:href="http://palinfo.habago.org/Entry?Command=Information_PrintForum&amp;iPage=518#FORUM31360"><text:span text:style-name="T2">#</text:span></text:a></text:p>
      <text:p text:style-name="P5"><text:span text:style-name="T1">我貼了三次分析或報導敘利亞留言</text:span>,<text:span text:style-name="T1">可能被系統檔住了</text:span><text:line-break/><text:span text:style-name="T1">重貼到</text:span><text:s/>young-turks<text:line-break/>http://groups.google.com/group/yotu/browse_thread/thread/1708ff190928f330</text:p>
      <text:p text:style-name="P1"><text:span text:style-name="T1">周世瑀</text:span><text:s/>  |  2012.02.20 23:06   |   <text:a xlink:type="simple" xlink:href="http://palinfo.habago.org/Entry?Command=Information_PrintForum&amp;iPage=518#FORUM31358"><text:span text:style-name="T2">#</text:span></text:a></text:p>
      <text:p text:style-name="P6"><text:span text:style-name="T1">這幾篇分析或報導敘利亞較為深入</text:span>,<text:span text:style-name="T1">供各位參考</text:span>.<text:line-break/><text:line-break/><text:span text:style-name="T1">兩個阿拉伯世界的觀點　</text:span><text:line-break/><text:line-break/>http://www.aljazeera.com/indepth/opinion/2012/02/2012269456491274.html<text:line-break/>Imperialism, despotism, and democracy in Syria<text:line-break/><text:line-break/>The observer Ahmed Manaï “The Arab League has buried the observers report on Syria”<text:line-break/>http://nawaat.org/portail/2012/02/08/ahmed-manai-the-arab-league-has-buried-the-observers-report-on-syria/<text:line-break/><text:line-break/><text:span text:style-name="T1">西方媒體罕見的非主流觀點　</text:span><text:line-break/>Patrick Cockburn: All the evidence points to sectarian civil war in Syria, but no one wants to admit it <text:line-break/>http://www.independent.co.uk/opinion/commentators/patrick-cockburn-all-the-evidence-points-to-sectarian-civil-war-in-syria-but-no-one-wants-to-admit-it-6785682.html<text:line-break/><text:line-break/><text:span text:style-name="T1">西方媒體罕見的非主流觀點　（並非文章的每一句話）</text:span><text:line-break/>The long road to Damascus<text:line-break/>http://www.economist.com/node/21547305</text:p>
      <text:p text:style-name="P1"><text:span text:style-name="T1">周世瑀</text:span><text:s/>  |  2012.02.20 23:03   |   <text:a xlink:type="simple" xlink:href="http://palinfo.habago.org/Entry?Command=Information_PrintForum&amp;iPage=518#FORUM31356"><text:span text:style-name="T2">#</text:span></text:a></text:p>
      <text:p text:style-name="P5"><text:span text:style-name="T1">這幾篇分析或報導較為深入</text:span>,<text:span text:style-name="T1">供各位參考</text:span>.<text:line-break/><text:line-break/>http://www.aljazeera.com/indepth/opinion/2012/02/2012269456491274.html<text:line-break/>Imperialism, despotism, and democracy in Syria<text:line-break/><text:line-break/>The observer Ahmed Manaï “The Arab League has buried the observers report on Syria”<text:line-break/>http://nawaat.org/portail/2012/02/08/ahmed-manai-the-arab-league-has-buried-the-observers-report-on-syria/<text:line-break/><text:line-break/><text:span text:style-name="T1">西方媒體罕見的非主流觀點　</text:span><text:line-break/>Patrick Cockburn: All the evidence points to sectarian civil war in Syria, but no one wants to admit it <text:line-break/>http://www.independent.co.uk/opinion/commentators/patrick-cockburn-all-the-evidence-points-to-sectarian-civil-war-in-syria-but-no-one-wants-to-admit-it-6785682.html<text:line-break/><text:line-break/><text:span text:style-name="T1">西方媒體罕見的非主流觀點　（並非這篇文章的每一句話）</text:span><text:line-break/>The long road to Damascus<text:line-break/>http://www.economist.com/node/21547305<text:line-break/></text:p>
      <text:p text:style-name="P1"><text:span text:style-name="T1">學姊</text:span><text:s/>  |  2012.02.20 21:00   |   <text:a xlink:type="simple" xlink:href="http://palinfo.habago.org/Entry?Command=Information_PrintForum&amp;iPage=518#FORUM31352"><text:span text:style-name="T2">#</text:span></text:a></text:p>
      <text:p text:style-name="P2">只要不是草率發言，對於貼文也有清楚說明用意，我覺得諸如<text:span text:style-name="T3">hunterkuo</text:span>的貼文並無問題。只是我不得不說，<text:span text:style-name="T3">hunterkuo</text:span>這次轉載的，是一篇有欠思考、挺沒營養的一篇文章。這類文章不但無助於理解敘利亞局勢，在目前輿論氛圍中，更是起了為虎作倀的作用。（儘管作者可能天真地認為他是在幫助無辜的敘利亞人民而巴勒網的成員則是對敘利亞人民漠不關心！）。為什麼？<text:span text:style-name="T3"><text:line-break/><text:line-break/>1.</text:span>多虧所謂社群網路，敘利亞情勢和人權受迫害狀況得以自革命之始，就順利傳出。這些資訊是珍貴的，但是這些資訊也經常是在截頭截尾、缺乏充分脈絡之狀況下被呈現，除了這些資訊，我們還需要更充分調查、具有脈絡、提供了說明之資訊，才有可能對於敘利亞情勢做出正確之判斷與回應。但是主流媒體真的歡迎這些資訊嗎？<text:span text:style-name="T3"><text:line-break/>2.</text:span>面對敘利亞亂局也蠢蠢欲動、希冀從中獲利的阿拉伯聯盟在去年，組成了一個人權觀察團，說是要深入調查敘利亞真實狀況。成立之時，西方媒體大加報導，當然也不乏冷嘲熱諷者，說是無牙老虎也想扮演要角之類的。但是當報告真正出爐之時，主流媒體卻又刻意邊緣化，不願加以報導。為什麼？因為這份報告揭露了非常多<text:span text:style-name="T3">inconvenient truths. </text:span>比如說，<text:span text:style-name="T3">Assad</text:span>政府並非唯一從事人權迫害的一方；比如說，<text:span text:style-name="T3">Assad</text:span>許多攻擊行動乃是面對多方武力威脅下的反擊；比如說，許多地區的和平示威並未如宣稱受到<text:span text:style-name="T3">Assad</text:span>政府之干預；比如說，<text:span text:style-name="T3">Assad</text:span>政府面對的武裝威脅和死傷人數經常受到刻意掩蓋，而反政府勢力之傷亡則經常被誇大；更比如說，許多反政府軍乃是受到美國以及阿拉伯國家如土耳其和卡達<text:span text:style-name="T3">(Qatar)</text:span>之支持。總之，這報告呈現的，絕非主流媒體所欲塑造的一個「手無寸體的無辜民眾」<text:span text:style-name="T3">vs</text:span>「殘暴血腥的<text:span text:style-name="T3">Assad</text:span>政權」這麼單純的景象（亦即如包修平所謂「人民用血肉之驅在對抗政府軍的坦克大砲」之狀況）。<text:span text:style-name="T3"><text:line-break/>3.</text:span>但是<text:span text:style-name="T3">hunterkuo</text:span>的貼文，一言以蔽之，正是以著一個更為迂迴、更為缺乏確實資訊，或是說，更為沒有營養的方式，講著這個單純的故事。做為<text:span text:style-name="T3">Ilan Pappe</text:span>所指導的高材生，相信包同學不會不知道這類空泛的人權呼籲，正是西方與阿拉伯國家賴以軍事介入敘利亞的主要藉口。儘管這文章或許不存在任何一個「錯誤」的事實，它卻依然有害理解，甚至起著有害之實質作用。<text:span text:style-name="T3"><text:line-break/>4.</text:span>除了空泛的人道呼籲，這篇文章作者究竟要傳達甚麼，可以說不清不楚。作者提到「現在只能用血肉舖成沙漏，等待國際中俄兩國願意<text:span text:style-name="T3">“</text:span>不再沉默<text:span text:style-name="T3">”</text:span>」不知究竟所指為何？才在不久前，中蘇否決了聯合國對敘利亞政府之譴責案。雖然中蘇兩國亦各有盤算，但至少，這適時阻擋了希冀軍事介入者所鋪下的下一步棋子。如果真的同樣反對以美國為領導的強權介入，我納悶這位作者在結論中為何又反倒似乎順應著「中蘇坐視不顧敘利亞人命傷亡」這另一主流論述，再度迎合著西方主流<text:span text:style-name="T3">……<text:line-break/>5.</text:span>因為這些理由，我不知道這篇文章有甚麼價值，除了做為一種欠缺思考、有意無意複製<text:span text:style-name="T3">/</text:span>迎合主流論述的錯誤示範。<text:span text:style-name="T3"><text:line-break/>6.</text:span>是以當我聽到作者提到「希望土耳其與阿拉伯國家硬起來，派軍隊保護當地人民安全」時，我並不那麼驚訝。此語之單純，正有如貼文所反映出之單純無知。但是我不得不說，我真的還對<text:span text:style-name="T3">Ilan Pappe</text:span>的學生懷有幾分的期許。好好的學習吧，希望幾年之後，你會有更好的表現。</text:p>
      <text:p text:style-name="P1"><text:span text:style-name="T1">懷軒</text:span><text:s/>  |  2012.02.20 20:28   |   <text:a xlink:type="simple" xlink:href="http://palinfo.habago.org/Entry?Command=Information_PrintForum&amp;iPage=518#FORUM31351"><text:span text:style-name="T2">#</text:span></text:a></text:p>
      <text:p text:style-name="P3">包先生，人有情緒是好事，懂得生氣也是好事，個人私事你想怎樣就怎樣，但公眾事務不是你可以耍脾氣的東西，情緒性的漫罵更是一種令人很反感的事。<text:span text:style-name="T3">"</text:span>這個網站是以巴勒斯坦為工具，表達您反西方帝國主義的立場，並未真正考量到我們穆斯林兄弟的處境，甚至是在消費我們！<text:span text:style-name="T3">"</text:span>，這句話，就是一種情緒性的漫罵。<text:span text:style-name="T3"><text:line-break/><text:line-break/></text:span>陳真並不代表全巴勒網，就像你或你的穆斯林兄弟並不代表全敘利亞的情況一樣。他發言當然代表他個人，你發言也當然代表你個人，但你若是站在一種道德或是呼籲的高度或方式，那顯然已經是一種公眾的層級，不該個人化。<text:span text:style-name="T3"><text:line-break/><text:line-break/></text:span>身為巴勒網的成員之一，我看不出網站上你和陳真的留言板往來有任何巴勒網已經淪為陳真的工具的樣子，可以讓你寫出這種謾罵的話語。是你想像的嗎<text:span text:style-name="T3">?</text:span>因為陳真寫了這些他個人的意見與想法，<text:span text:style-name="T3">"</text:span>我們<text:span text:style-name="T3">"</text:span>就是他的工具<text:span text:style-name="T3">?</text:span>那照你這種邏輯，我是不是也可以說穆斯林兄弟是你的工具<text:span text:style-name="T3">?</text:span>這是吵架，這是敵我劃分，不是討論。<text:span text:style-name="T3"><text:line-break/><text:line-break/></text:span>如果這是你對個人與群眾的理解，那我覺得你對中東事務的理解的確是小飛俠大戰惡魔黨的程度。</text:p>
      <text:p text:style-name="P1"><text:span text:style-name="T1">包修平</text:span><text:s/>  |  2012.02.20 19:11   |   <text:a xlink:type="simple" xlink:href="http://palinfo.habago.org/Entry?Command=Information_PrintForum&amp;iPage=518#FORUM31350"><text:span text:style-name="T2">#</text:span></text:a></text:p>
      <text:p text:style-name="P2">這是我最後ㄧ次在貴版留言，以後不會再發言。有些立場我仍必須表明<text:span text:style-name="T3"><text:line-break/>1.</text:span>若我的<text:span text:style-name="T3">blog</text:span>侵犯肖像權，歡迎來檢舉。<text:span text:style-name="T3"><text:line-break/><text:line-break/>2.</text:span>該轉載文章內容並非是迎合主流論述。再者即使在最支持阿薩德的首府大馬士革，街頭到處張貼美國的「恐怖份子」哈馬斯與真主黨等團體海報，自然沒有理由要求西方介入。<text:span text:style-name="T3"><text:line-break/><text:line-break/>3.</text:span>轉載文章所說人民用血肉之驅在對抗政府軍的坦克大砲，這是事實，並非政治修辭，甚至可以說是敬畏<text:span text:style-name="T3"><text:s/></text:span>主的表現。「最好的聖戰是在暴君面前說出真話」，這來自伊斯蘭的傳統。<text:span text:style-name="T3"><text:line-break/><text:line-break/><text:line-break/>4.</text:span>貴版是我在瞭解巴勒斯坦之初其中ㄧ個管道。就連我的指導教授<text:span text:style-name="T3">Ilan Pappe</text:span>的介紹與文章也是來自此版。看到貴版的成立宗旨是「提供巴勒斯坦和以色列問題的中文資訊，希望能夠藉著這個網站，凝聚對巴勒斯坦團結運動的關心我們支持非武力直接行動（<text:span text:style-name="T3">non-violent direct action</text:span>）及巴勒斯坦人民自決權，反對以色列非法佔領巴勒斯坦及興建種族隔離牆。」理由正當，但自從版主對這轉載文章的評論，讓我感到困惑，難道鄰近巴勒斯坦的敘利亞，同為以穆斯林與阿拉伯人為大宗的國家，竟然沒有ㄧ點關懷的聲音。說句較重的話，請不要介意，在我眼中，這個網站是以巴勒斯坦為工具，表達您反西方帝國主義的立場，並未真正考量到我們穆斯林兄弟的處境，甚至是在消費我們！</text:p>
      <text:p text:style-name="P1"><text:span text:style-name="T1">陳真</text:span><text:s/>  |  2012.02.20 17:15   |   <text:a xlink:type="simple" xlink:href="http://palinfo.habago.org/Entry?Command=Information_PrintForum&amp;iPage=518#FORUM31349"><text:span text:style-name="T2">#</text:span></text:a></text:p>
      <text:p text:style-name="P3"><text:span text:style-name="T3">(</text:span>續<text:span text:style-name="T3">)<text:line-break/><text:line-break/></text:span>另外<text:span text:style-name="T3">,</text:span>該文中把當前的敘利亞衝突簡化為人民用血肉之軀在對抗政府軍的坦克大砲<text:span text:style-name="T3">,</text:span>這也不是事實<text:span text:style-name="T3">,</text:span>這只是一種偏離事實的政治修辭<text:span text:style-name="T3">. <text:line-break/><text:line-break/></text:span>事實是這基本上是國內外各種政治勢力及西方豺狼虎豹以人民為芻狗在進行一種旨在爭權奪利的軍事戰鬥<text:span text:style-name="T3">,</text:span>而絕對不是什麼<text:span text:style-name="T3"><text:s/>"</text:span>善良的人民<text:span text:style-name="T3">" </text:span>在以血肉之軀抵擋政府軍的坦克大砲爭取什麼民主自由<text:span text:style-name="T3">.<text:line-break/><text:line-break/></text:span>不懂這些事無所謂<text:span text:style-name="T3">,</text:span>但如果你要發言採取一種道德立場<text:span text:style-name="T3">,</text:span>那你就該好好做點功課<text:span text:style-name="T3">. <text:line-break/><text:line-break/></text:span>我應該是巴勒網裏國際知識最差的一個<text:span text:style-name="T3">,</text:span>但我這方面的理解還不至於像包先生這樣粗糙<text:span text:style-name="T3">,</text:span>那幾乎是一種<text:span text:style-name="T3"><text:s/>"</text:span>科學小飛俠大戰惡魔黨<text:span text:style-name="T3">" </text:span>的認知水平了<text:span text:style-name="T3">.</text:span></text:p>
      <text:p text:style-name="P1"><text:span text:style-name="T1">陳真</text:span><text:s/>  |  2012.02.20 16:56   |   <text:a xlink:type="simple" xlink:href="http://palinfo.habago.org/Entry?Command=Information_PrintForum&amp;iPage=518#FORUM31348"><text:span text:style-name="T2">#</text:span></text:a></text:p>
      <text:p text:style-name="P2"><text:span text:style-name="T3">1. </text:span>該文被轉貼在此時<text:span text:style-name="T3">,</text:span>轉貼者<text:span text:style-name="T3">hunetrkuo(</text:span>我不知道<text:span text:style-name="T3">hunetrkuo</text:span>是誰<text:span text:style-name="T3">)</text:span>說作者不詳<text:span text:style-name="T3">. </text:span>不詳不是匿名是什麼<text:span text:style-name="T3">? </text:span>事後報名字依然是匿名不是嗎<text:span text:style-name="T3">? <text:line-break/><text:line-break/></text:span>一個名字不詳的人轉貼一篇作者不詳的有爭議文章<text:span text:style-name="T3">,</text:span>我當然得制止<text:span text:style-name="T3">.<text:line-break/><text:line-break/></text:span>仍然還是老話<text:span text:style-name="T3">,</text:span>巴勒網可以匿名<text:span text:style-name="T3">,</text:span>但不能匿名寫一些根本無從查證但卻具有明確個人指涉的東西<text:span text:style-name="T3">.<text:line-break/><text:line-break/>2. </text:span>張貼女明星照片卻標示<text:span text:style-name="T3"><text:s/>"</text:span>我的相片<text:span text:style-name="T3">",</text:span>不但是匿名<text:span text:style-name="T3">,</text:span>而且還匿性別<text:span text:style-name="T3">,</text:span>甚至還侵犯肖像權不是嗎<text:span text:style-name="T3">? <text:line-break/><text:line-break/></text:span>在自己的網站冒用別人的照片當然不是我的管轄範圍<text:span text:style-name="T3">,</text:span>但我要說的依然只是那是一篇作者不詳的匿名文章<text:span text:style-name="T3">,</text:span>既然匿名就不該轉貼在此<text:span text:style-name="T3">.<text:line-break/><text:line-break/>3. </text:span>至於文章內容若只是地名的錯誤問題<text:span text:style-name="T3">,</text:span>那倒無所謂<text:span text:style-name="T3">,</text:span>重點是道德問題<text:span text:style-name="T3">,</text:span>如前所述<text:span text:style-name="T3">,</text:span>不贅<text:span text:style-name="T3">. <text:line-break/><text:line-break/></text:span>簡單說<text:span text:style-name="T3">,</text:span>一個人不應該匿名去描述一些根據文中線索輕易可追查的特定個人<text:span text:style-name="T3">,</text:span>更不該使之身陷險境<text:span text:style-name="T3">. </text:span>這不是幫腔<text:span text:style-name="T3">,</text:span>這是害人<text:span text:style-name="T3">,</text:span>但卻反而知道要匿名來保護自己<text:span text:style-name="T3">.<text:line-break/><text:line-break/></text:span>我看很多醫護人員經常在網上毫無忌憚地對於病患品頭論足<text:span text:style-name="T3">,</text:span>甚至連開刀或生小孩的照片都偷拍下來張貼<text:span text:style-name="T3">,</text:span>要不然就是以接受訪問為榮<text:span text:style-name="T3">,</text:span>老是公開談論個案病情<text:span text:style-name="T3">. <text:line-break/><text:line-break/></text:span>這些醫護人員很多是我認識的<text:span text:style-name="T3">,</text:span>甚至有幾個是我的好朋友或甚至是交情匪淺的老師<text:span text:style-name="T3">,</text:span>但我照樣公開指責他們不該如此議論個別人事物<text:span text:style-name="T3">.<text:line-break/><text:line-break/></text:span>你當然可以談論個案病情<text:span text:style-name="T3">,</text:span>但你不能針對<text:span text:style-name="T3"><text:s/>"</text:span>某個人<text:span text:style-name="T3">" </text:span>來談<text:span text:style-name="T3">,</text:span>即便你沒講出名字也一樣<text:span text:style-name="T3">,</text:span>個案的親友若真要猜也往往還是輕易就可以猜得出來<text:span text:style-name="T3">. <text:line-break/><text:line-break/></text:span>這當然沒有個明確界限<text:span text:style-name="T3">,</text:span>可是<text:span text:style-name="T3">,</text:span>即便當我們為了學術目的做一種個案報告的論文時<text:span text:style-name="T3">,</text:span>仍然得徵求病患的同意<text:span text:style-name="T3">,</text:span>即便沒有拍到他的臉或沒寫出他的詳細身份也一樣<text:span text:style-name="T3">,</text:span>必須非常非常謹慎小心<text:span text:style-name="T3">. </text:span>斷然沒有針對個人想說就說愛寫就寫的道理<text:span text:style-name="T3">,</text:span>更不用說是自己匿名寫出來讓別人身陷險境<text:span text:style-name="T3">.<text:line-break/><text:line-break/>4. </text:span>我沒說應該透過什麼學術分析來描述敘利亞<text:span text:style-name="T3">,</text:span>你當然可以在具名的情況下寫這樣一種文章<text:span text:style-name="T3">,</text:span>但我依然認為這樣的文章非常不足取<text:span text:style-name="T3">. </text:span>我說它不好的原因就只是因為它不好<text:span text:style-name="T3">,</text:span>而不是刻意要冒犯誰<text:span text:style-name="T3">.<text:line-break/><text:line-break/></text:span>那文章之所以不好<text:span text:style-name="T3">,</text:span>就比方說我去了一趟印度<text:span text:style-name="T3">,</text:span>假設當下印度正要被一堆豺狼虎豹強權軍事入侵<text:span text:style-name="T3">,</text:span>類似妖魔化印度當權派的聲音如雷貫耳<text:span text:style-name="T3">,</text:span>而我卻迎合這樣一種主流之聲去描繪我所看到的所謂<text:span text:style-name="T3"><text:s/>"</text:span>事實<text:span text:style-name="T3">",</text:span>比方說描繪某位印度窮人朋友的慘況<text:span text:style-name="T3">,</text:span>然後匿名呼籲大家不要再沉默了<text:span text:style-name="T3">,</text:span>如此貧富差距我們怎麼還能沉默<text:span text:style-name="T3">? </text:span>怎麼可以反對西方干預<text:span text:style-name="T3">?! </text:span>我若這樣子寫文章<text:span text:style-name="T3">,</text:span>若非出於八卦<text:span text:style-name="T3">,</text:span>就是存心瞎掰<text:span text:style-name="T3">.<text:line-break/><text:line-break/></text:span>你可以說這是你的自由<text:span text:style-name="T3">,</text:span>這我沒意見<text:span text:style-name="T3">,</text:span>如果你具名的話當然可以這樣寫<text:span text:style-name="T3">,</text:span>但我當然也有喝倒采的自由<text:span text:style-name="T3">.<text:line-break/><text:line-break/>5. </text:span>董事長多如天上繁星數不清的優點之一就是我當真<text:span text:style-name="T3">. </text:span>我寫的文字如果有一絲值得閱讀的價值<text:span text:style-name="T3">,</text:span>不外也只是因為那是一個當真的人寫的東西<text:span text:style-name="T3">. </text:span>也因此<text:span text:style-name="T3">,</text:span>在我相信的原則面前<text:span text:style-name="T3">,</text:span>我是六親不認的<text:span text:style-name="T3">. <text:line-break/><text:line-break/>"</text:span>對就是對<text:span text:style-name="T3">,</text:span>錯就是錯<text:span text:style-name="T3">,</text:span>我願抱著這樣的態度投身政治<text:span text:style-name="T3">",</text:span>這是三十多前的林義雄講過的一句話<text:span text:style-name="T3">,</text:span>我過去曾把它印在自己的名片上<text:span text:style-name="T3">. </text:span>如今我雖早已脫離台灣政治二十多年<text:span text:style-name="T3">,</text:span>但我仍然相信這些話<text:span text:style-name="T3">. <text:line-break/><text:line-break/></text:span>亞里斯多德也有句話很類似<text:span text:style-name="T3">,</text:span>他說<text:span text:style-name="T3">: "</text:span>把是說成是<text:span text:style-name="T3">,</text:span>是對的<text:span text:style-name="T3">,</text:span>把錯說成錯是對的<text:span text:style-name="T3">,</text:span>把不是說成是<text:span text:style-name="T3">,</text:span>或是把是說成不是<text:span text:style-name="T3">, </text:span>是錯的<text:span text:style-name="T3">.<text:line-break/><text:line-break/></text:span>我曾問過林義雄這個問題<text:span text:style-name="T3">,</text:span>我問他說<text:span text:style-name="T3">,</text:span>你事事講究對錯<text:span text:style-name="T3">,</text:span>完全六親不認<text:span text:style-name="T3">,</text:span>這樣能行得通嗎<text:span text:style-name="T3">? </text:span>他回答得很有道理<text:span text:style-name="T3">,</text:span>他說<text:span text:style-name="T3">,</text:span>在人情世故上我們不可能對錯分明<text:span text:style-name="T3">,</text:span>但在一些基本的原則問題上卻不難堅持<text:span text:style-name="T3">.<text:line-break/><text:line-break/>6. </text:span>董事長多如天上繁星數不清的優點之一就是我把是非美醜擺在個人毀譽或人情世故或前途之上<text:span text:style-name="T3">. </text:span>比方說就算某個人明明我只要保持沉默根本也不用去批判他<text:span text:style-name="T3">,</text:span>我就可以擁有很多好處和所謂社會地位或前途輝煌等等<text:span text:style-name="T3">,</text:span>但我還是會不惜毀棄這一切所謂好處去講我認為應該講的良心話<text:span text:style-name="T3">. <text:line-break/><text:line-break/></text:span>很多人認為這樣很奇怪<text:span text:style-name="T3">,</text:span>簡直是跟自己過不去<text:span text:style-name="T3">. </text:span>但有些東西就像神明一樣<text:span text:style-name="T3">,</text:span>任何世俗之物與之相較均無價值<text:span text:style-name="T3">. </text:span>我不但不是在自毀前程<text:span text:style-name="T3">,</text:span>相反地<text:span text:style-name="T3">,</text:span>我只是企圖守住更重要的東西<text:span text:style-name="T3">;</text:span>因為若無後者<text:span text:style-name="T3">,</text:span>前者也將毫無意義<text:span text:style-name="T3">.<text:line-break/><text:line-break/>7. </text:span>即便是人情世故<text:span text:style-name="T3">,</text:span>我依然相信難聽話還是直接講比較好<text:span text:style-name="T3">,</text:span>總勝過背後說壞話或說不一樣的話<text:span text:style-name="T3">. </text:span>也因此<text:span text:style-name="T3">,</text:span>跟董事長做朋友很安全<text:span text:style-name="T3">,</text:span>為你兩肋插刀不敢說<text:span text:style-name="T3">,</text:span>但至少不會往你背後捅一刀<text:span text:style-name="T3">. </text:span>我若不曾公開罵過你<text:span text:style-name="T3">,</text:span>那你就可以放心我也絕對不曾在背後說過你的一句是非<text:span text:style-name="T3">.<text:line-break/><text:line-break/>8. </text:span>很多人很讚賞我的什麼道德勇氣<text:span text:style-name="T3">,</text:span>我對這類<text:span text:style-name="T3"><text:s/>"</text:span>讚賞<text:span text:style-name="T3">" </text:span>向來只是聽聽而已<text:span text:style-name="T3">,</text:span>我既能承受<text:span text:style-name="T3"><text:s/>"</text:span>毀<text:span text:style-name="T3">",</text:span>當然也不會把<text:span text:style-name="T3"><text:s/>"</text:span>譽<text:span text:style-name="T3">" </text:span>看得多嚴重<text:span text:style-name="T3">. </text:span>我不會為了讓大家稱讚或讓大家喜歡我而刻意調整作為<text:span text:style-name="T3">;</text:span>當然也不會因為擔心人情世故或形象等問題而故意講違心之論或漂亮話<text:span text:style-name="T3">.<text:line-break/><text:line-break/>9. </text:span>我很不喜歡別人來參加巴勒網的活動或認同巴勒網的想法只是因為<text:span text:style-name="T3"><text:s/>"</text:span>我<text:span text:style-name="T3">" </text:span>的關係<text:span text:style-name="T3">.<text:line-break/><text:line-break/></text:span>任何人要不要支持一種作法<text:span text:style-name="T3">,</text:span>應該純粹根據自己的想法來決定<text:span text:style-name="T3">,</text:span>而不是因為某個人<text:span text:style-name="T3">. </text:span>同樣地<text:span text:style-name="T3">,</text:span>如果你討厭巴勒網的某個人<text:span text:style-name="T3">,</text:span>那你就去討厭他就好<text:span text:style-name="T3">,</text:span>跟巴勒網實在扯不上關係<text:span text:style-name="T3">. <text:line-break/><text:line-break/></text:span>巴勒網很多怪人<text:span text:style-name="T3">,</text:span>獨立性很強<text:span text:style-name="T3">,</text:span>各有各的言行風格<text:span text:style-name="T3">,</text:span>我只是留言比較多而已<text:span text:style-name="T3">. <text:line-break/><text:line-break/></text:span>我就講到這裏<text:span text:style-name="T3">,</text:span>我應該算超有耐心了<text:span text:style-name="T3">,</text:span>反覆給各位講解這些根本不用講的道理<text:span text:style-name="T3">. </text:span>你們不是真的不懂<text:span text:style-name="T3">,</text:span>說穿了<text:span text:style-name="T3">,</text:span>你們只是不在乎<text:span text:style-name="T3">.</text:span></text:p>
      <text:p text:style-name="P1"><text:span text:style-name="T1">包修平</text:span>(Ibrahim)   |  2012.02.20 06:49   |   <text:a xlink:type="simple" xlink:href="http://palinfo.habago.org/Entry?Command=Information_PrintForum&amp;iPage=518#FORUM31347"><text:span text:style-name="T2">#</text:span></text:a></text:p>
      <text:p text:style-name="P3">我列出我的名字總可以吧<text:span text:style-name="T3"><text:s/></text:span>我在網路上留言都是用<text:span text:style-name="T3">Ibrahim </text:span>而且台灣目前也沒人與我用同樣的名字，要找出我是誰並不難。更何況我也不覺得<text:span text:style-name="T3">Ibrahim</text:span>這叫做匿名，我不能留我的阿文名字嗎？穆斯林朋友都這樣稱我<text:span text:style-name="T3">Ibrahim</text:span>，算是匿名嗎？就算我留我的中文名字，我不知道代表什麼意義？中文名字在網路上也只是個符號，難道我留言還需要告知我的成長背景、年紀、求學與工作經驗？<text:span text:style-name="T3"><text:s/></text:span>再來我部落格不能貼我喜歡的女明星嗎？是犯了什麼法律？<text:span text:style-name="T3"><text:line-break/><text:line-break/>Hunterkou</text:span>轉貼的文章，請問內容有什麼錯誤？若有錯誤你可以明白指出，不用因為匿名關係而大加批判此文毫無用處。更何況我認為該文匿名，未列出當事人真實姓名是有依據的。沒有人可以百分之百保證，萬一該文傳到國外，被親敘利亞政府人員看到，當事人會有什麼樣的下場？<text:span text:style-name="T3"><text:line-break/><text:line-break/></text:span>我不知道為何原文的匿名可以令版主如此不滿？將敘利亞的情況告知台灣人民知道，又有何錯？<text:span text:style-name="T3"><text:s/></text:span>我承認新聞媒體的報導幕後是有動機，即使是半島電視台也是如此。但現在敘利亞的慘況難道不是事實？難道要巨細靡遺透過學術分析敘利亞情況，從<text:span text:style-name="T3">1982</text:span>年<text:span text:style-name="T3">Hama</text:span>慘案說起，派系間如何互相殘殺，導致後來的遜尼派被大屠殺？還是要從敘利亞官方新聞說起，論述政府軍如何保護人民，消滅「恐怖份子」，才具有正當性？<text:span text:style-name="T3"><text:s/></text:span>還是我們要等到四五十年之後，從敘利亞官方檔案或訪問受害者家屬才能知道事情真相？<text:span text:style-name="T3"><text:line-break/><text:line-break/></text:span>該文從未提到西方國家，為什麼版主ㄧ直要扯到對西方的仇恨？<text:span text:style-name="T3"><text:s/></text:span>相信我對中東事務的理解與熱忱並不亞於版主，我也希望這可當成我畢生志業。我的穆斯林兄弟被屠殺，難道我不能替他們說話（雖然原文不是我寫）。現在的敘利亞陷入兩難，我也不會希望西方介入，反而希望土耳其與阿拉伯國家硬起來，派軍隊保護當地人民安全。我的朋友們還在那邊生活求學，他們對現在情況也無可奈何，我也無法實際為他們做些什麼，只能透過誠心的禱告，求<text:span text:style-name="T3"><text:s/></text:span>主讓穆斯林兄弟早日渡過難關。看到此轉載文章只因匿名關係，被版主批判的ㄧ文不值，真令人心寒。<text:span text:style-name="T3"><text:line-break/><text:line-break/></text:span>原本我很佩服版主的氣魄，架設ㄧ個中文巴勒斯坦網站，讓台灣或是華人社會知道當前巴勒斯坦處境。我曾打算將在英國<text:span text:style-name="T3">Exeter</text:span>大學與<text:span text:style-name="T3">Ilan Pappe</text:span>學習的巴勒斯坦課程與相關資訊，整理過後，放在這邊與大家分享。但是版主的這番留言讓我很難過。就事論事有那麼困難嗎？</text:p>
      <text:p text:style-name="P4"/>
      <text:p text:style-name="P1"><text:span text:style-name="T1">陳真</text:span><text:s/>  |  2012.02.20 04:59   |   <text:a xlink:type="simple" xlink:href="http://palinfo.habago.org/Entry?Command=Information_PrintForum&amp;iPage=519#FORUM31346"><text:span text:style-name="T2">#</text:span></text:a></text:p>
      <text:p text:style-name="P3">這位匿名文章的原作者究竟是先生或小姐<text:span text:style-name="T3">? <text:line-break/><text:line-break/></text:span>我看你私下寫來的信件所提之個人網站上的自我介紹說你性別是男性<text:span text:style-name="T3">,</text:span>但<text:span text:style-name="T3"><text:s/>"</text:span>我的照片<text:span text:style-name="T3">" </text:span>卻明明是個女的<text:span text:style-name="T3">. <text:line-break/><text:line-break/></text:span>你說你會為你的文章負責<text:span text:style-name="T3">,</text:span>但誰能讓一篇<text:span text:style-name="T3"><text:s/>"</text:span>作者不詳<text:span text:style-name="T3">" </text:span>的匿名文章之作者負責<text:span text:style-name="T3">? </text:span>難道我們要動用調查局或<text:span text:style-name="T3">FBI</text:span>去調查<text:span text:style-name="T3">,</text:span>把作者抓出來負責<text:span text:style-name="T3">? </text:span>這算哪門子負責<text:span text:style-name="T3">? </text:span>這就像一個小偷偷了錢<text:span text:style-name="T3">,</text:span>但卻留紙條說我會為我的行為負責<text:span text:style-name="T3">,</text:span>這不是很荒唐嗎<text:span text:style-name="T3">?<text:line-break/><text:line-break/></text:span>如果有一種正義的宣稱卻是用一種窩囊的方式提出<text:span text:style-name="T3">,</text:span>那我絕不會相信這樣一種所謂正義的宣稱<text:span text:style-name="T3">. <text:line-break/><text:line-break/></text:span>殷海光曾經給膽怯退縮設定了各種光譜<text:span text:style-name="T3">,</text:span>他說<text:span text:style-name="T3">,</text:span>當你行使一種行動將給你自己招致極其可怕的後果時<text:span text:style-name="T3">,</text:span>你若因此而保持沉默或屈服<text:span text:style-name="T3">,</text:span>那你在道德上將沒什麼好苛責<text:span text:style-name="T3">. </text:span>但若行使一種行為反抗不義<text:span text:style-name="T3">,</text:span>對你的利益之損害幾乎可以說是不痛不癢時<text:span text:style-name="T3">,</text:span>而你卻當縮頭烏龜<text:span text:style-name="T3">,</text:span>這樣一種居心<text:span text:style-name="T3">,</text:span>便是可恥<text:span text:style-name="T3">.<text:line-break/><text:line-break/></text:span>對我來說<text:span text:style-name="T3">,</text:span>這樣一種作者不詳但卻以特定人士為描繪對象的文章就是黑函<text:span text:style-name="T3">,</text:span>而黑函就是黑函<text:span text:style-name="T3">,</text:span>黑函是不值得一顧而且很惡劣的<text:span text:style-name="T3">,</text:span>因為它不但一開始就存心不願為自己的言論負責<text:span text:style-name="T3">,</text:span>保護自己相當周到<text:span text:style-name="T3">,</text:span>但對於被描述對象卻沒有如此的細膩周到<text:span text:style-name="T3">.<text:line-break/><text:line-break/></text:span>這就好像很多醫生護士很喜歡描繪個案<text:span text:style-name="T3">,</text:span>而這些個案雖然沒有被寫出名字<text:span text:style-name="T3">,</text:span>但卻呼之欲出或是很容易被熟人所聯想<text:span text:style-name="T3">,</text:span>但寫作者本身雖然都知道要保護自己保護得很周到<text:span text:style-name="T3">,</text:span>但對於被描述者卻無此體貼<text:span text:style-name="T3">,</text:span>反而往往任意加油添醋<text:span text:style-name="T3">.<text:line-break/><text:line-break/></text:span>就算這是一篇有名有姓的文章<text:span text:style-name="T3">,</text:span>就算它免除了上述的基本道德問題<text:span text:style-name="T3">,</text:span>它依然是一篇屁文<text:span text:style-name="T3">,</text:span>因為作者顯然不是真的關心這些問題<text:span text:style-name="T3">,</text:span>但卻講得好像他很懂很關心<text:span text:style-name="T3">,</text:span>並且有意無意迎合主流媒體卑鄙的新聞炒作<text:span text:style-name="T3">,</text:span>藉由一個個案<text:span text:style-name="T3">,</text:span>藉由一種觀光客式的煽情角度<text:span text:style-name="T3">,</text:span>以大量修辭來包裝一種理應通過理性與複雜事實來建立的結論<text:span text:style-name="T3">,</text:span>進而<text:span text:style-name="T3"><text:s/>"</text:span>呼籲<text:span text:style-name="T3">" </text:span>大家不要再沉默了<text:span text:style-name="T3">,</text:span>而中國和俄羅斯的<text:span text:style-name="T3"><text:s/>"</text:span>沉默<text:span text:style-name="T3">" </text:span>於是變成一種彷彿幫助統治者進行殘酷屠殺的劊子手<text:span text:style-name="T3">.<text:line-break/><text:line-break/></text:span>這樣一種言論<text:span text:style-name="T3">,</text:span>俯拾皆是<text:span text:style-name="T3">,</text:span>除了感到由衷的厭惡<text:span text:style-name="T3">,</text:span>我找不到更好的形容詞<text:span text:style-name="T3">,</text:span>更不用說當這樣一種文字居然<text:span text:style-name="T3"><text:s/>"</text:span>作者不詳<text:span text:style-name="T3">" </text:span>時<text:span text:style-name="T3">,</text:span>那就更卑鄙了<text:span text:style-name="T3">. <text:line-break/><text:line-break/></text:span>說穿了<text:span text:style-name="T3">,</text:span>這其實就是一種抹黑手法<text:span text:style-name="T3">(</text:span>即便當事人不是有心如此<text:span text:style-name="T3">),</text:span>或者講好聽一點<text:span text:style-name="T3">,</text:span>這其實就是一種文宣<text:span text:style-name="T3">. </text:span>在華人世界裏<text:span text:style-name="T3">,</text:span>這樣一種抹黑幾乎四處可見<text:span text:style-name="T3">. </text:span>我們不是通過複雜且長期的全面性認知來了解或描繪一種人事物<text:span text:style-name="T3">,</text:span>而是往往通過一種速成的膚淺的所謂觀察<text:span text:style-name="T3">,</text:span>然後捕風捉影般以大量修辭來推論<text:span text:style-name="T3">(</text:span>一推三千里<text:span text:style-name="T3">)</text:span>出一種事實上早已存在的結論<text:span text:style-name="T3">.<text:line-break/><text:line-break/></text:span>比方說<text:span text:style-name="T3">,</text:span>甲看乙很不爽<text:span text:style-name="T3">,</text:span>那很簡單<text:span text:style-name="T3">,</text:span>若是華人的幹法就是找出或虛構出有關乙的某些言行<text:span text:style-name="T3">,</text:span>然後大加闡揚<text:span text:style-name="T3">,</text:span>然後很快就能給大家製造一種<text:span text:style-name="T3"><text:s/>"</text:span>哇<text:span text:style-name="T3">! </text:span>乙這個人好爛喔<text:span text:style-name="T3">" </text:span>的印象<text:span text:style-name="T3">.<text:line-break/><text:line-break/></text:span>或者比方說<text:span text:style-name="T3">,</text:span>假設今天我看台大醫院很不爽<text:span text:style-name="T3">,</text:span>那很簡單<text:span text:style-name="T3">,</text:span>我只要描繪某些特定的所謂<text:span text:style-name="T3"><text:s/>"</text:span>事實<text:span text:style-name="T3">",</text:span>比方說描繪某位病患遭遇某種對待<text:span text:style-name="T3">,</text:span>然後用大量煽情的修辭<text:span text:style-name="T3">,</text:span>我馬上就能給大家製造一種<text:span text:style-name="T3"><text:s/>"</text:span>哇<text:span text:style-name="T3">!</text:span>台大醫院好爛哦<text:span text:style-name="T3">" </text:span>的印象<text:span text:style-name="T3">.</text:span>你會說他所舉證的事是一種<text:span text:style-name="T3"><text:s/>"</text:span>事實<text:span text:style-name="T3">" </text:span>嗎<text:span text:style-name="T3">? </text:span>那不是事實<text:span text:style-name="T3">,</text:span>那只是一種廣告素材<text:span text:style-name="T3">.<text:line-break/><text:line-break/></text:span>我並不是說我們只能寫論說文不能寫抒情文<text:span text:style-name="T3">,</text:span>但我們不該匿名用一種純粹抒情的方式來迎合主流媒體<text:span text:style-name="T3">,</text:span>極其偏頗地並且高度選擇性地呈現一種經過刻意呈現的所謂<text:span text:style-name="T3"><text:s/>"</text:span>事實<text:span text:style-name="T3">",</text:span>繼續渲染一種很可能會招致他人巨大不幸的卑鄙立場<text:span text:style-name="T3">.</text:span></text:p>
      <text:p text:style-name="P1">Ibrahim   |  2012.02.19 20:23   |   <text:a xlink:type="simple" xlink:href="http://palinfo.habago.org/Entry?Command=Information_PrintForum&amp;iPage=519#FORUM31345"><text:span text:style-name="T2">#</text:span></text:a></text:p>
      <text:p text:style-name="P2">版大提到<text:span text:style-name="T3">Hunterkou</text:span>轉貼文章被說成「是一篇居心不良的屁文<text:span text:style-name="T3">,</text:span>所述並非事實<text:span text:style-name="T3">.</text:span>」我不知道根據何在？去年三月到六月<text:span text:style-name="T3"><text:s/></text:span>我人正在大馬士革學習阿文，那時正是示威開始深溫的時刻。幾乎每週五下午（穆斯林禮拜完後），都會聽到有人被槍殺的新聞。我還親眼看見政府安全人員手中拿者長槍巡邏。我可以理解版大的觀點，美國與西方在背後的影子，這也是事實。但批評這轉載文章是居心不良，所述並非事實，會不會太超過了些？這種說法，我若告訴我敘利亞朋友，他們ㄧ定不會接受！<text:span text:style-name="T3"><text:line-break/></text:span>我為我的留言負責，您也可以參閱我個人部落格，其中有些提到我對敘利亞的想法。</text:p>
      <text:p text:style-name="P1"><text:span text:style-name="T1">陳真</text:span><text:s/>  |  2012.02.19 16:29   |   <text:a xlink:type="simple" xlink:href="http://palinfo.habago.org/Entry?Command=Information_PrintForum&amp;iPage=519#FORUM31343"><text:span text:style-name="T2">#</text:span></text:a></text:p>
      <text:p text:style-name="P3">這個留言板並不強烈要求大家都要具名<text:span text:style-name="T3">,</text:span>但基本上你應該盡量讓大家知道你是<text:span text:style-name="T3"><text:s/>"</text:span>誰<text:span text:style-name="T3">",</text:span>因為我想不出來任何人在此有什麼匿名的必要<text:span text:style-name="T3">. <text:line-break/><text:line-break/></text:span>或者反過來說也一樣<text:span text:style-name="T3">,</text:span>如果你不願讓任何人知道你是誰<text:span text:style-name="T3">,</text:span>那我其實也無法相信你講的任何一個字<text:span text:style-name="T3">,</text:span>因為匿名意味著你根本不願意也不可能為自己的言論負責<text:span text:style-name="T3">,</text:span>基本上我很不歡迎這種無頭文字<text:span text:style-name="T3">,</text:span>我在道德上無法接受這種事<text:span text:style-name="T3">. <text:line-break/><text:line-break/></text:span>一個人<text:span text:style-name="T3">,</text:span>如果他膽子這麼小或顧慮這麼深或保護自己保護得如此周到如此密不通風<text:span text:style-name="T3">,</text:span>連公開在這樣一個留言板上講出這樣一種爭民主顧人權的主流意見都會害怕或有所顧慮<text:span text:style-name="T3">,</text:span>那我實在完全無法相信這樣的人及其任何言行<text:span text:style-name="T3">. <text:line-break/><text:line-break/></text:span>至今為止<text:span text:style-name="T3">,</text:span>基本上我們幾乎知道這個留言板上每一位留言者是<text:span text:style-name="T3"><text:s/>"</text:span>誰<text:span text:style-name="T3">",</text:span>但我實在不知道<text:span text:style-name="T3"><text:s/>Hunterkou </text:span>是誰<text:span text:style-name="T3">.</text:span>你的發言及轉貼<text:span text:style-name="T3">,</text:span>我就姑且先留著<text:span text:style-name="T3">,</text:span>但下不為例<text:span text:style-name="T3">,</text:span>除非你告訴我們你是誰<text:span text:style-name="T3">. </text:span>巴勒網這樣一個基本國策將會持續下去<text:span text:style-name="T3">.<text:line-break/><text:line-break/></text:span>至於說什麼因為有所顧慮所以要匿名的這篇轉貼文章<text:span text:style-name="T3">,</text:span>在我看來也等於是在放屁<text:span text:style-name="T3">,</text:span>有所顧慮就保持沉默<text:span text:style-name="T3">,</text:span>而不是用一種完全不需為自己的言論負責的卑鄙方式來發言<text:span text:style-name="T3">.<text:line-break/><text:line-break/></text:span>撇開匿名的問題不講<text:span text:style-name="T3">,</text:span>就算這篇轉貼文章有名有姓<text:span text:style-name="T3">,</text:span>其實也是一篇居心不良的屁文<text:span text:style-name="T3">,</text:span>所述並非事實<text:span text:style-name="T3">.<text:line-break/><text:line-break/></text:span>我並不是說敘利亞政府沒有鎮壓民眾<text:span text:style-name="T3">,</text:span>正如我從不會說海珊或格達費愛民如子一般<text:span text:style-name="T3">. </text:span>但我們在這個被美國無日無之的戰火給蹂躪得奄奄一息的地球上活了幾十年<text:span text:style-name="T3">,</text:span>難道會笨到看不清以美國為首的這些西方豺狼虎豹的嘴臉<text:span text:style-name="T3">. </text:span>畢竟一切謊言幾乎連台詞都不曾換過<text:span text:style-name="T3">,</text:span>永遠是那一套民主人權與人道的說詞<text:span text:style-name="T3">,</text:span>難道我們應該笨到被同一套已經講了至少<text:span text:style-name="T3">50</text:span>年的謊言給繼續欺騙<text:span text:style-name="T3">? </text:span>我們或許無力<text:span text:style-name="T3">,</text:span>但我們並不笨<text:span text:style-name="T3">. <text:line-break/><text:line-break/></text:span>我敢說<text:span text:style-name="T3">,</text:span>中國今天若非武力或國力強大<text:span text:style-name="T3">,</text:span>八國聯軍或軍閥割據四分五裂蠶食鯨吞的歷史老早已經重演<text:span text:style-name="T3">. <text:line-break/><text:line-break/></text:span>我一直記得大約在<text:span text:style-name="T3">1997</text:span>年剛出國時<text:span text:style-name="T3">,</text:span>突然一直接到一些轉寄的<text:span text:style-name="T3"><text:s/>email,</text:span>義正詞嚴地講到中東國家如伊拉克阿富汗等等一些傷害女權的案例<text:span text:style-name="T3">,</text:span>突然女權這東西變成主流媒體關注的一件大事<text:span text:style-name="T3">. </text:span>如果我只是個高中生<text:span text:style-name="T3">,</text:span>那我或許單純或愚蠢到會隨著主流之聲聞雞起舞<text:span text:style-name="T3">,</text:span>但我們畢竟不是今天才剛出社會<text:span text:style-name="T3">.<text:line-break/><text:line-break/></text:span>剛被<text:span text:style-name="T3"><text:s/>"</text:span>民主革命<text:span text:style-name="T3">" </text:span>給革命掉的利比亞也好<text:span text:style-name="T3">,</text:span>敘利亞也罷<text:span text:style-name="T3">,</text:span>幾乎都是一模一樣的情節<text:span text:style-name="T3">. </text:span>當我們準備要吊死一條狗時<text:span text:style-name="T3">,</text:span>實在不用發愁找不到理由<text:span text:style-name="T3">. <text:line-break/><text:line-break/></text:span>我實在很不願意提起利比亞或格達費的事<text:span text:style-name="T3">,</text:span>我好不容易努力想把這些事拋諸腦後<text:span text:style-name="T3">,</text:span>因為提起來我只有一個字<text:span text:style-name="T3">,</text:span>那就是恨<text:span text:style-name="T3">! </text:span>我真的痛恨美國<text:span text:style-name="T3">,</text:span>這些政客沒有人性可言<text:span text:style-name="T3">,</text:span>他們的骯髒和齷齪遠超乎人性敗壞墮落應有的底線<text:span text:style-name="T3">;</text:span>美國讓我見識到人性原來可以邪惡到根本深不見底<text:span text:style-name="T3">.<text:line-break/><text:line-break/></text:span>大約是去年五月吧<text:span text:style-name="T3">,Chomsky</text:span>接受<text:span text:style-name="T3"><text:s/>FAIR (Fairness and Accuracy in Reporting) </text:span>慶祝<text:span text:style-name="T3">25</text:span>周年的演講邀請<text:span text:style-name="T3">,</text:span>以及在其它演講場合<text:span text:style-name="T3">,Chomsky </text:span>講到敘利亞<text:span text:style-name="T3">,</text:span>講到中東<text:span text:style-name="T3">,</text:span>講到阿拉伯世界<text:span text:style-name="T3">,</text:span>他說了一些在我看來只是普通常識的話<text:span text:style-name="T3">,</text:span>但這些普通常識卻不是一般人的認知<text:span text:style-name="T3">. </text:span>他說<text:span text:style-name="T3">:<text:line-break/><text:line-break/>"</text:span>輸出民主一直是美國對外侵略的藉口<text:span text:style-name="T3">,</text:span>但有一點卻毫無爭議可言<text:span text:style-name="T3">,</text:span>那就是美國一直用盡一切手段在阻止阿拉伯世界民主化<text:span text:style-name="T3">,</text:span>美國並且也將會盡一切努力懲罰不聽話的敘利亞和伊朗<text:span text:style-name="T3">."</text:span></text:p>
      <text:p text:style-name="P1"><text:span text:style-name="T1">鄭啟承</text:span><text:s/>  |  2012.02.18 22:32   |   <text:a xlink:type="simple" xlink:href="http://palinfo.habago.org/Entry?Command=Information_PrintForum&amp;iPage=519#FORUM31342"><text:span text:style-name="T2">#</text:span></text:a></text:p>
      <text:p text:style-name="P2"><text:span text:style-name="T3">Hunterkou </text:span>下面貼的這篇敘利亞的文章被後台擋住，可能是這樣所以你又貼了一次。我把它放出來了，然後把重復的一篇刪掉了。抱歉抱歉！</text:p>
      <text:p text:style-name="P1">J. Z.   |  2012.02.17 18:01   |   <text:a xlink:type="simple" xlink:href="http://palinfo.habago.org/Entry?Command=Information_PrintForum&amp;iPage=519#FORUM31339"><text:span text:style-name="T2">#</text:span></text:a></text:p>
      <text:p text:style-name="P3">得票不如預期<text:span text:style-name="T3"><text:s/></text:span>蔡︰藍經濟恐嚇奏效<text:span text:style-name="T3"><text:line-break/><text:line-break/></text:span>〔自由時報記者李欣芳／台北報導〕民進黨主席蔡英文昨宴請本土派大老時表示，她原估計可得六百五十萬票勝出，但國民黨將九二共識操作成經濟恐嚇牌，加上大企業老闆表態挺馬英九連任總統等加乘效果，造成原本支持換黨換人做做看的中間選民有六到九％轉而挺馬！<text:span text:style-name="T3"><text:line-break/></text:span>蔡英文認為，台灣選民的國家認同與美國等先進國家不同，也較難激發出正義感；當國民黨強打九二共識，將之操作成經濟恐嚇牌時，不少選民竟然也相信總統選票投給蔡英文，兩岸關係會倒退，最終導致他們失業。但這根本是兩碼子不相干的事，選民卻連這麼簡單的道理都沒分辨清楚，可見未來應加強對民眾的溝通、宣傳與教育。<text:span text:style-name="T3"><text:line-break/></text:span>與會的本土社團幹部表示，這是屬於選民的「內在改革」問題。蔡英文席間並請本土大老與幹部，未來大家一起來做這件事，強化對這部分選民的再教育與宣傳。<text:span text:style-name="T3"><text:line-break/></text:span>蔡英文昨宴請長老教會牧師高俊明、羅榮光、台灣國家聯盟總召姚嘉文、台灣之友會總會長黃崑虎、台灣客社社長張葉森、北社社長周福南、新台灣國策智庫董事長吳榮義、前駐日代表羅福全等人，感謝本土派大老及社團幹部在總統大選期間對她的支持，席間小英對這次選舉結果與個人心路歷程有較完的說明。<text:span text:style-name="T3"><text:line-break/></text:span>與會者都肯定蔡英文領導民進黨近四年的表現，並表明支持蔡英文參選二○一六年總統，帶領民進黨重返中央執政之路。不過，小英對於二○一六年是否再戰，沒有具體回答，只說以後會有更多時間與大家見面，大家一起努力。<text:span text:style-name="T3"><text:line-break/></text:span>原本預期拿下六百五十萬票的蔡英文，最後卻只得到六百零九萬票，蔡英文表示，選舉前在台灣各地掃街與辦造勢會，場子都很熱，她當時表示，這樣的情景「不贏也難」。<text:span text:style-name="T3"><text:line-break/></text:span>民進黨原估計國民黨打九二共識直接影響選舉的因素不大，民調上約僅影響一％，但最後關頭國民黨將九二共識操作成經濟恐嚇牌，大企業又出面挺九二共識與馬英九，確實衝擊到她的選情。<text:span text:style-name="T3"><text:line-break/><text:line-break/>==================================================<text:line-break/>"</text:span>台灣選民的國家認同與美國等先進國家不同，也較難激發出正義感；當國民黨強打九二共識，將之操作成經濟恐嚇牌時，不少選民竟然也相信總統選票投給蔡英文，兩岸關係會倒退，最終導致他們失業。但這根本是兩碼子不相干的事，選民卻連這麼簡單的道理都沒分辨清楚，可見未來應加強對民眾的溝通、宣傳與教育。<text:span text:style-name="T3">"<text:line-break/><text:line-break/></text:span>我還真慶幸我們<text:span text:style-name="T3">""</text:span>較難激發出正義感<text:span text:style-name="T3">""</text:span>呢<text:span text:style-name="T3">...<text:line-break/></text:span>看到這段令我感覺冥進洞反而越來越像對面政府<text:span text:style-name="T3"><text:line-break/><text:line-break/></text:span></text:p>
      <text:p text:style-name="P1">Hunterkou   |  2012.02.17 17:20   |   <text:a xlink:type="simple" xlink:href="http://palinfo.habago.org/Entry?Command=Information_PrintForum&amp;iPage=519#FORUM31338"><text:span text:style-name="T2">#</text:span></text:a></text:p>
      <text:p text:style-name="P2"><text:span text:style-name="T3"><text:line-break/></text:span>只要跟恐怖份子有關，或者曾經在聯合國大會杯葛的我們的國家，一律列入第五類國家，嚴加審核簽證，甚至拒發。管你是人快死了，還是來台進行跟恐怖兩字根本扯不上關係的活動，就算發了還要連帶保人，偉哉中華民國。<text:span text:style-name="T3"><text:line-break/><text:line-break/><text:line-break/><text:line-break/></text:span>伊朗學生讀清大無人敢保<text:span text:style-name="T3"><text:s/></text:span>校長自己來<text:span text:style-name="T3"><text:line-break/>2012-02-17 </text:span>新聞速報<text:span text:style-name="T3"><text:s/></text:span>中廣新聞／彭清仁<text:span text:style-name="T3"><text:line-break/></text:span>一名伊朗學生申請來台就讀，要到清大攻讀研究所，卻沒有教授願意當保證人，清大校長陳力俊得知後，挺身而出，自己親自當保人，希望這名伊朗學生下學期，能夠順利到清大就讀。<text:span text:style-name="T3"><text:line-break/><text:line-break/></text:span>據了解，這名伊朗學生幾個月前向新竹清華大學申請攻讀研究所，卻沒有清大教授願意擔任這名伊朗學生的保證人。因為擔心伊朗學生在台灣從事恐佈犯罪被捕，依外交部規定，連帶保證人須負相關法律責任。<text:span text:style-name="T3"><text:line-break/><text:line-break/></text:span>據清大全球事務長王偉中表示，依外交部規定，包括伊朗、伊拉克、阿富汗、索馬利亞、敘利亞、古巴、斯里蘭卡等第五類國家或地區的人士，如果到台灣念書，除了先要到阿拉伯聯合大公國申請簽證審核通過之外，還要有申請學校的老師肯願意作保證人，負連帶責任。<text:span text:style-name="T3"><text:line-break/><text:line-break/></text:span>而保證人需負的連帶責任相當雜，包括被保證人如果從事犯罪被捕，除了要負擔遣送出境時的一切費用，例如機票、債務、毀損賠償之外，被保證人在台灣就讀期間，不管是地址或身份證等文件變更，或逾期停留和簽證申請事由不符合事項，連帶保證人都有義務向外交部檢舉，如果有隱瞞或疏忽之實，都還要負相關法律責任。<text:span text:style-name="T3"><text:line-break/><text:line-break/></text:span>儘管這是清大首度有伊朗學生申請攻讀統計研究所，卻沒有教授願意當保證人。清大校長陳力俊獲悉後，則是挺身而出擔任保證人，並認為清大要躋身全球一流大學，就要吸收全世界優秀學生，如果順利，下學期清大校園將首度有伊朗學生。<text:span text:style-name="T3"><text:line-break/><text:line-break/>http://0rz.tw/C8NdM<text:line-break/><text:line-break/></text:span>突破簽證難關／巴基斯坦人<text:span text:style-name="T3"><text:s/></text:span>來台換肝<text:span text:style-name="T3"><text:line-break/><text:line-break/></text:span>巴基斯坦人<text:span text:style-name="T3">Khawaja</text:span>（右二）在高雄長庚院長陳肇隆（右三）手中，重獲新生，妻子（左二）、兒子（左三）及外甥感恩心情全寫在臉上。（記者方志賢攝）<text:span text:style-name="T3"><text:line-break/><text:line-break/></text:span>高雄長庚醫院院長陳肇隆（右二）帶領的肝臟移植團隊，活體肝臟移植存活率全球最高。（圖：高雄長庚提供）<text:span text:style-name="T3"><text:line-break/></text:span>高雄長庚協助<text:span text:style-name="T3"><text:s/></text:span>完成移植手術<text:span text:style-name="T3"><text:line-break/><text:line-break/></text:span>〔記者方志賢、蘇永耀／綜合報導〕外國人要來台就醫，須先取得我方簽證，如果是來自「不友好國家」，漫長的行政程序對有緊急醫療需求者簡直是折磨！高雄長庚肝臟移植團隊日前在外交部簽證組專人協助下，及時為巴基斯坦人<text:span text:style-name="T3">Khawaja</text:span>完成肝臟移植手術。<text:span text:style-name="T3"><text:line-break/><text:line-break/></text:span>另一巴人申請簽證被拒<text:span text:style-name="T3"><text:s/></text:span>病故<text:span text:style-name="T3"><text:line-break/><text:line-break/>Khawaja</text:span>很幸運。因為去年九月底，同樣有一名巴基斯坦的病人向高雄長庚尋求援助，希望來台換肝，但遭台灣駐沙烏地阿拉伯代表處以巴基斯坦是政治不友好、且高度移民風險國家，拒絕受理簽證申請。高雄長庚透過管道向總統府及外交部求助，政府基於人道立場，同意准予簽證，但該患者已因病重身亡！<text:span text:style-name="T3"><text:line-break/><text:line-break/></text:span>一般而言，領務單位會根據他國與台灣友好程度或該國的國際形象等因素，綜合分為五類核發簽證的國家。巴基斯坦和台灣沒有外交關係，在國際事務以及經濟發展上仰賴中國甚多，屢在聯合國大會對台灣問題採強硬反對立場，被列為我核發簽證的第五類國家；外交部發言人葉非比坦言，通常這類國家的簽證要核發下來，「已有相當困難」。<text:span text:style-name="T3"><text:line-break/><text:line-break/></text:span>四十六歲的<text:span text:style-name="T3">Khawaja</text:span>是個商人，二○○四年被診斷出罹患Ｃ型肝炎合併肝硬化，前後因食道靜脈瘤破裂大量吐血五次，醫師診斷必須肝臟移植才能活命。<text:span text:style-name="T3">Khawaja</text:span>先到新加坡就醫，當地醫師束手無策，建議他向高雄長庚求助。<text:span text:style-name="T3"><text:line-break/><text:line-break/></text:span>去年十一月十二日，<text:span text:style-name="T3">Khawaja</text:span>來信表達想到高雄長庚接受肝臟移植的意願。外交部簽證組一改上次的延遲，由專人協助，約二十天後，<text:span text:style-name="T3">Khawaja</text:span>取得簽證，一月十四日從新加坡搭機來台。<text:span text:style-name="T3"><text:line-break/><text:line-break/>Khawaja</text:span>抵台後，安排入院評估，決定由兒子捐肝，結果在預定手術前三天，患者突發第六次食道靜脈瘤大量吐血，導致休克，緊急插管、輸血五千西西及內視鏡食道靜脈瘤結紮止血，病情稍穩定。為避免再有意外，提前在一月二十九日由高雄長庚肝臟移植團隊經十小時手術，完成活體肝臟移植，這也是高雄長庚首次為來自<text:span text:style-name="T3"><text:s/></text:span>「不友好國家」的患者換肝。<text:span text:style-name="T3"><text:line-break/><text:line-break/>Khawaja</text:span>的妻子說，巴基斯坦有很多肝硬化、肝癌患者求助無門，台灣政府若能在簽證上更多彈性，會有更多患者受惠。</text:p>
      <text:p text:style-name="P1"><text:span text:style-name="T1">陳真</text:span><text:s/>  |  2012.02.17 14:59   |   <text:a xlink:type="simple" xlink:href="http://palinfo.habago.org/Entry?Command=Information_PrintForum&amp;iPage=519#FORUM31337"><text:span text:style-name="T2">#</text:span></text:a></text:p>
      <text:p text:style-name="P3">最近在桂林買了幾個小玩意<text:span text:style-name="T3">,</text:span>比方說一張<text:span text:style-name="T3"><text:s/>"</text:span>優秀老公<text:span text:style-name="T3">" </text:span>獎狀<text:span text:style-name="T3">,</text:span>準備要頒發給實至名歸的得獎者<text:span text:style-name="T3">,</text:span>另外還看到一張小布條<text:span text:style-name="T3">,</text:span>上面畫了一個傻逼<text:span text:style-name="T3">,</text:span>很開心大叫<text:span text:style-name="T3">: "</text:span>我領到帥哥證了<text:span text:style-name="T3">!!"<text:line-break/><text:line-break/></text:span>這東西之所以好笑<text:span text:style-name="T3">,</text:span>是因為諷刺其無聊與荒謬<text:span text:style-name="T3">,</text:span>企業界給大學排名也應如是<text:span text:style-name="T3">,</text:span>應該當笑話看<text:span text:style-name="T3">,</text:span>若有人當真並以之為傲<text:span text:style-name="T3">,</text:span>那真的又是另一種笑話了<text:span text:style-name="T3">.</text:span></text:p>
      <text:p text:style-name="P1"><text:span text:style-name="T1">陳真</text:span><text:s/>  |  2012.02.17 14:52   |   <text:a xlink:type="simple" xlink:href="http://palinfo.habago.org/Entry?Command=Information_PrintForum&amp;iPage=519#FORUM31336"><text:span text:style-name="T2">#</text:span></text:a></text:p>
      <text:p text:style-name="P2">我在英國最要好的朋友於失聯十年之後最近碰面<text:span text:style-name="T3">,</text:span>他是劍橋牛津兩校的高材生<text:span text:style-name="T3">,</text:span>如今在某校任教<text:span text:style-name="T3">,</text:span>他說了一些話讓我挺感動<text:span text:style-name="T3">,</text:span>他說他很懷念昔日的求學生涯<text:span text:style-name="T3">,"</text:span>但卻從沒想到有一天自己會淪落到這樣的地步<text:span text:style-name="T3">",</text:span>他指的是當今台灣的大學教育環境之變態與扭曲<text:span text:style-name="T3">,</text:span>他說很多學生得罪不起<text:span text:style-name="T3">,</text:span>而且沒有品德可言<text:span text:style-name="T3">,</text:span>至於老師則很沒尊嚴<text:span text:style-name="T3">,</text:span>整天拼各種所謂業績<text:span text:style-name="T3">. <text:line-break/><text:line-break/></text:span>相對於絕大部份大學教師總是自我感覺非常良好<text:span text:style-name="T3">,</text:span>仰角<text:span text:style-name="T3">45</text:span>度走路<text:span text:style-name="T3">,</text:span>我這位學術能力一流的朋友卻反倒為自己的處境真心感到可悲與痛苦<text:span text:style-name="T3">.<text:line-break/><text:line-break/></text:span>陳真<text:span text:style-name="T3"><text:line-break/><text:line-break/>===========<text:line-break/></text:span>學生打分數<text:span text:style-name="T3"><text:s/></text:span>沒達標準不續聘／台師大老師抱怨不敢「當人」<text:span text:style-name="T3"><text:line-break/><text:line-break/></text:span>自由亂報<text:span text:style-name="T3"> <text:line-break/><text:line-break/>2012</text:span>年<text:span text:style-name="T3">2</text:span>月<text:span text:style-name="T3">15</text:span>日<text:span text:style-name="T3"><text:s/></text:span>上午<text:span text:style-name="T3">10:18.<text:line-break/><text:line-break/></text:span>〔自由爛報記者胡清暉／台北報導〕<text:span text:style-name="T3"><text:line-break/><text:line-break/></text:span>台師大去年決定落實教師評鑑，學期末由學生填寫教學意見調查，為老師打分數，滿分為五分，只要低於三．五分，老師就必須繳交改進計畫報告。專任老師連續兩學期低於三．五分，必須更改教學科目；兼任老師連兩次未達標準就不續聘。部分老師抱怨，如此將讓老師不敢「當人」，學生也愈來愈難教。<text:span text:style-name="T3"><text:line-break/><text:line-break/></text:span>校方：評鑑玩真的<text:span text:style-name="T3"><text:line-break/><text:line-break/></text:span>台師大去年取消雙二一退學、扣考制度，給學生多一次機會，並規劃課業輔導、期中預警、鬆綁轉系規定等配套。校方也認為，教學品質的提升，應該從學生端、教師端雙管齊下，決定落實教師評鑑。<text:span text:style-name="T3"><text:line-break/><text:line-break/></text:span>台師大教務長吳正己表示，台師大是國內師資培育的龍頭，教授不應該只會研究，卻忽略教學，而且過去有些學生在填意見調查時，反映寫了也沒用，反正老師也沒認真看，因此，校方這次是「玩真的」。<text:span text:style-name="T3"><text:line-break/><text:line-break/>30</text:span>名老師要繳報告<text:span text:style-name="T3"><text:line-break/><text:line-break/></text:span>吳正己估計，台師大每學期約有三千門課，老師整體平均四．三分，只有一％未達三．五分，也就是約三十名老師必須繳交報告，調整課程措施，再由教學發展中心協助教師提升教學品質，或改善課程內容。至於連續二次未達三．五分，每年約三人，專任老師不得繼續任教該科目，兼任就不續聘。台師大文學院李同學表示支持，肯定學校正視學生的意見。<text:span text:style-name="T3"><text:line-break/><text:line-break/></text:span>不過，這種做法引發部分老師反彈，憂心可能會讓學生愈來愈難教，也有老師建議，應該排除被當學生的意見。<text:span text:style-name="T3"><text:line-break/><text:line-break/></text:span>吳正己回應，會加強和各系所老師溝通，但也強調，各科被當學生平均五％，影響有限，更何況老師不能只聽成績好的學生意見。<text:span text:style-name="T3"><text:line-break/><text:line-break/></text:span>台大教務長蔣丙煌表示，台大每學期教學調查平均約四．三九分，如果老師低於三．五分，要交報告，還會通知系主任，共同討論改善方法；兼任老師雖然沒有明訂，但隨時都在觀察教學效果。另外，碩博士擔任教學助理低於三．五分就不續聘。<text:span text:style-name="T3"><text:line-break/><text:line-break/></text:span>交大規定，低於三分要和主任及院長面談輔導；中央大學低於三。五分者，教務處會通報系主任，主動了解關心；成大沒有罰責，但會給系所及老師參考或警惕。</text:p>
      <text:p text:style-name="P1"><text:span text:style-name="T1">陳真</text:span><text:s/>  |  2012.02.17 14:36   |   <text:a xlink:type="simple" xlink:href="http://palinfo.habago.org/Entry?Command=Information_PrintForum&amp;iPage=519#FORUM31335"><text:span text:style-name="T2">#</text:span></text:a></text:p>
      <text:p text:style-name="P3">大學又不是職業訓練所<text:span text:style-name="T3">,</text:span>竟然要由企業界來品頭論足<text:span text:style-name="T3">,</text:span>排名高的竟還沾沾自喜<text:span text:style-name="T3">. <text:line-break/><text:line-break/></text:span>大學應該是站在社會既有利益階層的對立面<text:span text:style-name="T3">,</text:span>質疑既有的品味流向<text:span text:style-name="T3">,</text:span>而不是要讓主流人士<text:span text:style-name="T3"><text:s/>"</text:span>滿意<text:span text:style-name="T3">" </text:span>讓人爽的<text:span text:style-name="T3">,</text:span>又不是逛窯子開妓院<text:span text:style-name="T3">.<text:line-break/><text:line-break/><text:line-break/></text:span>陳真<text:span text:style-name="T3"><text:line-break/>==============<text:line-break/></text:span>大學品牌力調查<text:span text:style-name="T3"><text:s/></text:span>企業最愛台大<text:span text:style-name="T3"><text:line-break/><text:line-break/></text:span>中央社<text:span text:style-name="T3"><text:s/>– 2012</text:span>年<text:span text:style-name="T3">2</text:span>月<text:span text:style-name="T3">16</text:span>日<text:span text:style-name="T3"><text:line-break/><text:line-break/></text:span>放大照片<text:span text:style-name="T3">.104</text:span>人力銀行<text:span text:style-name="T3">16</text:span>日公布大學畢業生綜合競爭調查，調查發現企業最愛的大學是台灣大學，其次是成功大學。<text:span text:style-name="T3"><text:line-break/>....</text:span>（中央社記者吳靜君台北<text:span text:style-name="T3">16</text:span>日電）<text:span text:style-name="T3">104</text:span>人力銀行今天公布大學畢業生綜合競爭調查，調查發現企業最愛的大學是台灣大學，其次是成功大學、清華大學、交通大學及政治大學。<text:span text:style-name="T3"><text:line-break/><text:line-break/>104</text:span>人力銀行與遠見雜誌今天公布「<text:span text:style-name="T3">2012</text:span>大學品牌力」調查，並瞭解企業最愛的大學調查。<text:span text:style-name="T3"><text:line-break/><text:line-break/>104</text:span>人力銀行連續<text:span text:style-name="T3">5</text:span>年針對大學畢業生的綜合競爭力調查，調查指標包含就業力（畢業生表現排名、素質提升排名、接軌職場能力排名）、競爭力（自我能力提升、危機應變、創新能力）、學務力（服務學習、學術指標、教學國際化、師資教學）、環境力（綠色環保校園、學校設備、校園環境）。<text:span text:style-name="T3"><text:line-break/><text:line-break/>104</text:span>人力銀行調查顯示，企業最愛的大學畢業生是台灣大學，企業的綜合評分是<text:span text:style-name="T3">31.8</text:span>分，其次是成功大學<text:span text:style-name="T3">29.8</text:span>分、清華大學<text:span text:style-name="T3">24.7</text:span>分、交通大學<text:span text:style-name="T3">20.7</text:span>分、政治大學<text:span text:style-name="T3">13.8</text:span>分。<text:span text:style-name="T3"><text:line-break/><text:line-break/></text:span>值得注意，台灣科技大學是此次唯一擠進前<text:span text:style-name="T3">10</text:span>名的科技大學，綜合分數為<text:span text:style-name="T3">6.8</text:span>分。<text:span text:style-name="T3">104</text:span>人力銀行表示，主要是台科大畢業生「競爭力」較受企業青睞，企業看中台科大畢業生素質提升、危機應變處理指標。<text:span text:style-name="T3"><text:line-break/><text:line-break/>104</text:span>人力銀行行銷處協理陳力孑指出，短期來說，職場入門學歷確實具有光環，但長期仍要個人自己努力經營。他說，進入職場<text:span text:style-name="T3">3</text:span>到<text:span text:style-name="T3">5</text:span>年後，學校品牌影響會逐漸弱化，反而個人在工作中專業的培養、自我能力的提升，與其他技能加強，才是職場生存長遠的關鍵。<text:span text:style-name="T3"><text:line-break/><text:line-break/>104</text:span>人力銀行調查期間自<text:span text:style-name="T3">2011</text:span>年<text:span text:style-name="T3">12</text:span>月<text:span text:style-name="T3">12</text:span>日至<text:span text:style-name="T3">12</text:span>月<text:span text:style-name="T3">25</text:span>日，調查<text:span text:style-name="T3">554</text:span>家企業人資及主管，在<text:span text:style-name="T3">95%</text:span>的信心水準之下，誤差值為正負<text:span text:style-name="T3">4.16</text:span>個百分點。<text:span text:style-name="T3">1010216<text:line-break/><text:line-break/></text:span>（中央社檔案照片）<text:span text:style-name="T3"><text:line-break/>=========<text:line-break/>..</text:span>大學十大品牌力<text:span text:style-name="T3"><text:s/></text:span>輔大淡大臺科大入榜<text:span text:style-name="T3"><text:line-break/>.-</text:span>字<text:span text:style-name="T3">+</text:span>字<text:span text:style-name="T3">.</text:span>作者：<text:span text:style-name="T3"><text:s/></text:span>康紀漢<text:span text:style-name="T3"><text:s/>| </text:span>國立教育廣播電台<text:span text:style-name="T3"><text:s/>– 2012</text:span>年<text:span text:style-name="T3">2</text:span>月<text:span text:style-name="T3">16</text:span>日<text:span text:style-name="T3"><text:s/></text:span>下午<text:span text:style-name="T3">1:24.<text:line-break/>....</text:span>相關內容<text:span text:style-name="T3">.<text:line-break/>..<text:line-break/></text:span>放大照片<text:span text:style-name="T3">.</text:span>大學十大品牌力<text:span text:style-name="T3"><text:s/></text:span>輔大淡大臺科大入榜<text:span text:style-name="T3"><text:line-break/>....104</text:span>人力銀行與《遠見雜誌》合作進行「<text:span text:style-name="T3">2012</text:span>大學品牌力調查」，結果發現除了臺大、成大、清大、交大和政大是企業最愛品牌大學的前五名，淡大、輔大和臺科大，也都進入了企業最愛品牌大學的前十名。不過，人力銀行卻表示，學歷只是新鮮人剛出社會的品牌，只有在工作上做好專業培養和自我能力的提升，才是職場生存長遠的關鍵。<text:span text:style-name="T3"><text:line-break/><text:line-break/>104</text:span>人力銀行與《遠見雜誌》合作，針對<text:span text:style-name="T3">554</text:span>位企業人資及主管、<text:span text:style-name="T3">1,690</text:span>位大學生會員和<text:span text:style-name="T3">692</text:span>位家長進行「<text:span text:style-name="T3">2012</text:span>大學品牌力調查」，結果發現臺大、成大、清大、交大和政大是企業最愛品牌大學的前五名，並且私立大學像是淡大和輔大，還有科技大學中的臺科大，也都進入了企業最愛品牌大學的前十名。<text:span text:style-name="T3"><text:line-break/><text:line-break/></text:span>對此，<text:span text:style-name="T3">104</text:span>人力銀行行銷處協理陳力孑表示，這份調查不僅呈現出臺、成、清、交和政大等傳統國立大學仍然具有優勢，而且私立大學中的淡大和輔大在就業力與競爭力的表現相當不錯，甚至臺科大也因為競爭力和實作力，廣受企業好評，才進入了企業最愛品牌大學前十名的榜單，顯示出企業對於人才的需求，不單只是著重於學歷，反而更重視實作能力。<text:span text:style-name="T3"><text:line-break/><text:line-break/></text:span>另外，這份調查也發現，在「觀光<text:span text:style-name="T3">/</text:span>休閒<text:span text:style-name="T3">/</text:span>運動」學群方面，企業最愛文化大學和高雄餐旅大學的學生，至於在「媒體<text:span text:style-name="T3">/</text:span>傳播」學群，企業則是非常肯定世新大學的表現。<text:span text:style-name="T3"><text:line-break/><text:line-break/></text:span>不過，家樂福全國公關經理何默真卻指出，學歷是新鮮人剛出社會的品牌，代表過去專業養成的付出，一旦踏入社會<text:span text:style-name="T3">2</text:span>到<text:span text:style-name="T3">3</text:span>年，學歷便顯得不重要，更應該要以工作表現和態度來建立自己的品牌。<text:span text:style-name="T3"><text:line-break/><text:line-break/></text:span>陳力孑協理也說，職場和學校的光環只會對職場入門時產生影響，他建議只有重視個人在工作中的專業培養和自我能力的提升，做好個人品牌經營，才是職場生存長遠的關鍵。<text:span text:style-name="T3"><text:line-break/><text:line-break/></text:span>圖<text:span text:style-name="T3">:</text:span>陳力孑協理<text:span text:style-name="T3">(</text:span>右一<text:span text:style-name="T3">)</text:span>說明「<text:span text:style-name="T3">2012</text:span>大學品牌力調查」結果。<text:span text:style-name="T3"><text:line-break/>===========<text:line-break/>........2012</text:span>大學品牌力<text:span text:style-name="T3"><text:s/></text:span>台成清交居四強<text:span text:style-name="T3"><text:line-break/>.-</text:span>字<text:span text:style-name="T3">+</text:span>字<text:span text:style-name="T3">.</text:span>作者：<text:span text:style-name="T3"><text:s/>NewTalk </text:span>新頭殼<text:span text:style-name="T3"><text:s/>| </text:span>新頭殼<text:span text:style-name="T3"><text:s/>– 2012</text:span>年<text:span text:style-name="T3">2</text:span>月<text:span text:style-name="T3">16</text:span>日<text:span text:style-name="T3"><text:s/></text:span>下午<text:span text:style-name="T3">7:19.<text:line-break/>....</text:span>新頭殼<text:span text:style-name="T3">newtalk 2012.02.16 </text:span>柯昱安<text:span text:style-name="T3">/</text:span>綜合報導<text:span text:style-name="T3"><text:line-break/><text:line-break/>104</text:span>人力銀行與遠見雜誌今（<text:span text:style-name="T3">16</text:span>）日公布「<text:span text:style-name="T3">2012</text:span>大學品牌力」調查結果，其中台灣大學、成功大學、清華大學、交通大學同樣獲選為家長、學生、企業最愛的前四名。而台灣大學更榮登家長、學生、與企業最愛三冠王。<text:span text:style-name="T3"><text:line-break/><text:line-break/></text:span>此外，政治大學則是首度入榜，擠入企業最愛的第<text:span text:style-name="T3">5</text:span>名。台灣科技大學則為企業最愛榜單中，唯一入榜的科技大學。而企業對於私立大學的競爭力也加以肯定，在企業最愛前十名中，淡江大學、輔仁大學分居<text:span text:style-name="T3">6</text:span>、<text:span text:style-name="T3">7</text:span>名，逢甲大學也排名第<text:span text:style-name="T3">11</text:span>。<text:span text:style-name="T3"><text:line-break/><text:line-break/></text:span>而許多未擠入企業喜好品牌的私校、科技大學也以「學群品牌」特色經營。其中在「資訊／工程／電機」學群中，北科大僅次於台成清交，排名第<text:span text:style-name="T3">5</text:span>。「媒體／傳播」學群，世新也進榜。而「藝術／設計／建築」學群，實踐也排名第<text:span text:style-name="T3">5</text:span>。「法律／政治」學群，東吳和輔大都擠入前<text:span text:style-name="T3">5</text:span>名。<text:span text:style-name="T3"><text:line-break/><text:line-break/>104</text:span>人力銀行行銷處協理陳力孑表示，短期而言，入門學歷確實在職場上具有光環，但往後的職業生涯則是與個人的態度更有關係，個人自我能力的提升，專業素質的培養，與其他技能加強，才能在職場長遠生存。<text:span text:style-name="T3"><text:line-break/><text:line-break/>104</text:span>人力銀行已連續<text:span text:style-name="T3">5</text:span>年針對大學畢業生的綜合競爭力進行調查，今年評分對象也由原先的企業，增加了家長與學生兩大族群。調查指標包含就業力、競爭力、學務力、環境力等。</text:p>
      <text:p text:style-name="P1"><text:span text:style-name="T1">陳真</text:span><text:s/>  |  2012.02.14 16:26   |   <text:a xlink:type="simple" xlink:href="http://palinfo.habago.org/Entry?Command=Information_PrintForum&amp;iPage=519#FORUM31334"><text:span text:style-name="T2">#</text:span></text:a></text:p>
      <text:p text:style-name="P2">自己的處境寫來滿紙悲愴<text:span text:style-name="T3">,</text:span>慘絕人寰<text:span text:style-name="T3">,</text:span>加上人丁稀少<text:span text:style-name="T3">,</text:span>往往求救無門<text:span text:style-name="T3">,</text:span>大小事樣樣都得親力親為<text:span text:style-name="T3">,</text:span>再加上為了三餐必須拼老命工作<text:span text:style-name="T3">,</text:span>真是累到難以形容<text:span text:style-name="T3">,</text:span>折磨賣老命五年<text:span text:style-name="T3">,</text:span>錢只存到五至六位數<text:span text:style-name="T3">,</text:span>卻已一步一步踏入死亡的界線<text:span text:style-name="T3">,</text:span>連想睡個覺吃個飯往往都沒時間<text:span text:style-name="T3">,</text:span>但卻經常還是得服務選民<text:span text:style-name="T3">,</text:span>想到手中一堆服務案件我就真的很頭痛<text:span text:style-name="T3">. <text:line-break/><text:line-break/></text:span>如果真的是大災難<text:span text:style-name="T3">,</text:span>我倒是不惜兩肋插刀<text:span text:style-name="T3">,</text:span>為人赴湯蹈火<text:span text:style-name="T3">,</text:span>但事實上選民服務往往是一些婆婆媽媽雞毛蒜皮之事或是一些遠超乎我的能力或違背我的信念之事<text:span text:style-name="T3">. <text:line-break/><text:line-break/></text:span>比方說幫忙找工作<text:span text:style-name="T3">,</text:span>我就算為自己或為親人也從來都不可能透過<text:span text:style-name="T3"><text:s/>"</text:span>關係<text:span text:style-name="T3">" </text:span>找工作<text:span text:style-name="T3">,</text:span>反倒是越有關係的職缺或工作機會我就越是刻意迴避<text:span text:style-name="T3">,</text:span>不願給朋友任何人情壓力<text:span text:style-name="T3">.<text:line-break/><text:line-break/></text:span>但我最近卻很苦惱要怎麼幫人找一份錢多事少最好不用上班只領薪水專門量身訂做的肥缺<text:span text:style-name="T3">,</text:span>我該怎麼幫人做這事的同時還能堅持自己向來<text:span text:style-name="T3"><text:s/>"</text:span>不靠關係<text:span text:style-name="T3">" </text:span>的信念<text:span text:style-name="T3">? </text:span>想起來就很頭痛<text:span text:style-name="T3">.<text:line-break/><text:line-break/></text:span>就醫也是我很害怕的請託之一<text:span text:style-name="T3">. </text:span>我是醫師<text:span text:style-name="T3">,</text:span>但醫師只是會看病<text:span text:style-name="T3">,</text:span>至於掛號或插隊排床卻非小弟專長<text:span text:style-name="T3">. </text:span>就算是我自己或父母親人到大醫院就醫<text:span text:style-name="T3">,</text:span>我也一樣是早上五六點就去排隊掛號<text:span text:style-name="T3">,</text:span>或是慢慢找機會等個好幾周才掛上號<text:span text:style-name="T3">. </text:span>即使明明對方醫師是自己的好朋友或同事或學長姐弟<text:span text:style-name="T3">,</text:span>我也絕對不可能要求插隊或任何哪怕只是一點點的小特權<text:span text:style-name="T3">. <text:line-break/><text:line-break/></text:span>但很多人卻經常要我幫忙這類事情<text:span text:style-name="T3">. </text:span>有些人你跟他解釋了<text:span text:style-name="T3">,</text:span>他會諒解<text:span text:style-name="T3">,</text:span>但有些人卻會因此而被冒犯<text:span text:style-name="T3">. </text:span>但我就算是自己的父母親到大醫院就醫或住院做檢查<text:span text:style-name="T3">,</text:span>我也是跟任何人一樣<text:span text:style-name="T3">,</text:span>不以醫師身份或<text:span text:style-name="T3"><text:s/>"</text:span>關係<text:span text:style-name="T3">" </text:span>取得任何特權<text:span text:style-name="T3">. </text:span>除非曾經有一兩次親友面臨緊急生死關頭<text:span text:style-name="T3">,</text:span>再慢個幾小時就得出人命<text:span text:style-name="T3">,</text:span>我才動用關係拔刀相助<text:span text:style-name="T3">.<text:line-break/><text:line-break/></text:span>林義雄在三十幾年前曾寫了一篇<text:span text:style-name="T3"><text:s/>"</text:span>笨鳥先飛<text:span text:style-name="T3">",</text:span>他說<text:span text:style-name="T3">,"</text:span>每當我疲累不堪感到這不是我的能力所能負荷時<text:span text:style-name="T3">,</text:span>我就用笨鳥先飛這句話來勉勵自己<text:span text:style-name="T3">",</text:span>他說<text:span text:style-name="T3">: "</text:span>我期望後面有更多優秀的鳥兒隨著起飛<text:span text:style-name="T3">". <text:line-break/><text:line-break/></text:span>所謂鐘鼎山林各有天性<text:span text:style-name="T3">,</text:span>我倒是沒有林義雄這樣崇高的期許與公眾志向<text:span text:style-name="T3">,</text:span>我永遠只會想到自己<text:span text:style-name="T3">. </text:span>每當我疲累不堪感到孤立無援非常孤獨而絕望時<text:span text:style-name="T3">,</text:span>常想起曾經去過的一些海<text:span text:style-name="T3">,</text:span>以及海面上那些偶而傳來幾聲悲鳴的孤鳥<text:span text:style-name="T3">. <text:line-break/><text:line-break/>P.S.: </text:span>哈巴狗民眾服務站決定要發出通告<text:span text:style-name="T3">,</text:span>改變服務內容<text:span text:style-name="T3">,</text:span>服務項目繁多<text:span text:style-name="T3">,</text:span>例如幫忙花錢<text:span text:style-name="T3">,</text:span>你如果錢很多<text:span text:style-name="T3">,</text:span>花不完<text:span text:style-name="T3">,</text:span>感到相當苦惱<text:span text:style-name="T3">,</text:span>請不用客氣<text:span text:style-name="T3">,</text:span>拿起電話筒來撥打陳董服務熱線<text:span text:style-name="T3">.<text:line-break/><text:line-break/></text:span>還有<text:span text:style-name="T3">,</text:span>你為身材不如人感到煩惱嗎<text:span text:style-name="T3">? </text:span>建議你可以透過做家事健身<text:span text:style-name="T3">,</text:span>詳情請撥熱線提供相關服務<text:span text:style-name="T3">,</text:span>保證讓你有做不完的家事<text:span text:style-name="T3">,</text:span>變得身材苗條哦<text:span text:style-name="T3">.<text:line-break/><text:line-break/></text:span>家事如果做不夠<text:span text:style-name="T3">,</text:span>還可以免費提供一條笨狗幫你訓練體能<text:span text:style-name="T3">,</text:span>你可以免費每天帶牠出去遛<text:span text:style-name="T3">. </text:span>笨狗叫阿憨<text:span text:style-name="T3">,</text:span>跟董事長一樣<text:span text:style-name="T3">,</text:span>身世悲涼<text:span text:style-name="T3">,</text:span>自小離家流浪<text:span text:style-name="T3">,</text:span>社會化程度非常低<text:span text:style-name="T3">,</text:span>完全沒有接受過訓練<text:span text:style-name="T3">,</text:span>因為太笨訓練也沒用<text:span text:style-name="T3">,</text:span>因此像無頭蒼蠅一樣左衝右突<text:span text:style-name="T3">,</text:span>體能極佳<text:span text:style-name="T3">,</text:span>保證讓你也跟著體能精進<text:span text:style-name="T3">.<text:line-break/><text:line-break/></text:span>董事長如柚子一般巨大的小腿腳瓜<text:span text:style-name="T3">,</text:span>以及全身上下傷痕累累就是這樣練出來的<text:span text:style-name="T3">. </text:span>最驚人的一次訓練是被阿憨拖進水溝裏<text:span text:style-name="T3">...</text:span>種種好康服務講不完哦<text:span text:style-name="T3">,</text:span>心動不如趕快行動<text:span text:style-name="T3">,</text:span>還不趕快拿起電話撥打哈巴狗民眾服務站專線<text:span text:style-name="T3">,</text:span>電話是<text:span text:style-name="T3">06-54068068.</text:span></text:p>
      <text:p text:style-name="P1"><text:span text:style-name="T1">陳真</text:span><text:s/>  |  2012.02.13 20:30   |   <text:a xlink:type="simple" xlink:href="http://palinfo.habago.org/Entry?Command=Information_PrintForum&amp;iPage=519#FORUM31333"><text:span text:style-name="T2">#</text:span></text:a></text:p>
      <text:p text:style-name="P3">對啊<text:span text:style-name="T3">,</text:span>董事長實在是累到極限的極限的極限<text:span text:style-name="T3">,</text:span>用一種超乎常人的意志力在硬撐<text:span text:style-name="T3">,</text:span>不知道這條老命還能撐多久<text:span text:style-name="T3">. <text:line-break/><text:line-break/></text:span>不過<text:span text:style-name="T3">,</text:span>雖然盡一切努力躲開種種不必要的<text:span text:style-name="T3"><text:s/>"</text:span>負擔<text:span text:style-name="T3">",</text:span>但還是經常會有朋友來找我<text:span text:style-name="T3">,</text:span>一直對我講話講話講話講話講話<text:span text:style-name="T3">,</text:span>講很多在我聽起來根本稱不上任何問題的生活小問題小彆扭小煩惱<text:span text:style-name="T3">...</text:span>經常很尷尬<text:span text:style-name="T3">,</text:span>因為不知如何應對<text:span text:style-name="T3">,</text:span>實在不知道那一丁點問題有何值得煩心<text:span text:style-name="T3">. </text:span>或是跟我談一些我絲毫不感興趣的事<text:span text:style-name="T3">,</text:span>往往聽得我都快累斃<text:span text:style-name="T3">,</text:span>但人們講得心滿意足之後卻會說我看起來非常疲憊<text:span text:style-name="T3">,</text:span>通常會很溫馨地叫我要找時間多休息哦<text:span text:style-name="T3">,</text:span>聽了實在很無奈<text:span text:style-name="T3">.<text:line-break/><text:line-break/></text:span>也許當妓女或當藝人就是這樣一種心情吧<text:span text:style-name="T3">. </text:span>不管自己有多麼可悲的痛苦或可怕的折磨或災難需要面對或正在面對<text:span text:style-name="T3">,</text:span>但還是得費盡一切生命的力氣打起精神來滿足或迎合他人往往相當無謂的需求或慾望<text:span text:style-name="T3">,</text:span>使之爽快<text:span text:style-name="T3">,</text:span>使之獲得一種滿足<text:span text:style-name="T3">. <text:line-break/><text:line-break/></text:span>我常幻想會不會有哪一天<text:span text:style-name="T3">,</text:span>突然來了一個人或一通電話或一封信<text:span text:style-name="T3">,</text:span>告訴我說我有好康的東西<text:span text:style-name="T3">(</text:span>比方說一大筆錢<text:span text:style-name="T3">)</text:span>要送給你哦<text:span text:style-name="T3">,</text:span>或是告訴你一個好消息<text:span text:style-name="T3">,</text:span>你抽獎中了特獎可以免費環遊世界十八年哦<text:span text:style-name="T3">. <text:line-break/><text:line-break/></text:span>還好董事長會自己製造氧氣自慰<text:span text:style-name="T3">(</text:span>我是說自我安慰<text:span text:style-name="T3">),</text:span>所以繼續活了下來<text:span text:style-name="T3">.</text:span></text:p>
      <text:p text:style-name="P4"/>
      <text:p text:style-name="P1"><text:span text:style-name="T1">懷軒</text:span><text:s/>  |  2012.02.11 01:47   |   <text:a xlink:type="simple" xlink:href="http://palinfo.habago.org/Entry?Command=Information_PrintForum&amp;iPage=520#FORUM31332"><text:span text:style-name="T2">#</text:span></text:a></text:p>
      <text:p text:style-name="P3">是<text:span text:style-name="T3">2/18</text:span>，董事長日理萬機大概一時不察。</text:p>
      <text:p text:style-name="P1"><text:span text:style-name="T1">鄭啟承</text:span><text:s/>  |  2012.02.10 21:49   |   <text:a xlink:type="simple" xlink:href="http://palinfo.habago.org/Entry?Command=Information_PrintForum&amp;iPage=520#FORUM31331"><text:span text:style-name="T2">#</text:span></text:a></text:p>
      <text:p text:style-name="P2">抱歉小犬沒教好，已經將阿榮放出，汪汪！</text:p>
      <text:p text:style-name="P1"><text:span text:style-name="T1">陳真</text:span><text:s/>  |  2012.02.10 21:10   |   <text:a xlink:type="simple" xlink:href="http://palinfo.habago.org/Entry?Command=Information_PrintForum&amp;iPage=520#FORUM31330"><text:span text:style-name="T2">#</text:span></text:a></text:p>
      <text:p text:style-name="P3">另外<text:span text:style-name="T3">,</text:span>我看到後台有個朋友被哈巴笨狗給鎖住無法發言<text:span text:style-name="T3">,</text:span>可否麻煩專業馴狗師能夠去後台給笨狗訓練一下讓阿榮進來<text:span text:style-name="T3">? </text:span>我沒有時間在家開電腦<text:span text:style-name="T3">,</text:span>所以進不了馴狗用的後台<text:span text:style-name="T3">. <text:line-break/><text:line-break/></text:span>阿榮是在問這個月何時站樁<text:span text:style-name="T3">,</text:span>確定是<text:span text:style-name="T3"><text:s/>1/18,</text:span>一樣是下午三點到五點<text:span text:style-name="T3">,</text:span>董事長也將再度玉樹臨風<text:span text:style-name="T3">,</text:span>歡迎大家一起來<text:span text:style-name="T3">. </text:span>至於站樁公告<text:span text:style-name="T3">,</text:span>懇請學姐發佈<text:span text:style-name="T3">,</text:span>別再叫我做<text:span text:style-name="T3">,</text:span>我工作快累死<text:span text:style-name="T3">,</text:span>我來日無多<text:span text:style-name="T3">,</text:span>不久於人世<text:span text:style-name="T3">,</text:span>再多一個小工作也會壓垮<text:span text:style-name="T3">,</text:span>提早打烊<text:span text:style-name="T3">. <text:line-break/><text:line-break/></text:span>寫公告不用什麼文筆<text:span text:style-name="T3">,</text:span>不過就是公告<text:span text:style-name="T3">,</text:span>不必非得要大文豪來寫不可<text:span text:style-name="T3">.</text:span></text:p>
      <text:p text:style-name="P1"><text:span text:style-name="T1">陳真</text:span><text:s/>  |  2012.02.10 20:58   |   <text:a xlink:type="simple" xlink:href="http://palinfo.habago.org/Entry?Command=Information_PrintForum&amp;iPage=520#FORUM31329"><text:span text:style-name="T2">#</text:span></text:a></text:p>
      <text:p text:style-name="P2">台灣到底有沒有大學<text:span text:style-name="T3">? </text:span>我沒見過<text:span text:style-name="T3">,</text:span>倒是看到很多分級制超大型補習班<text:span text:style-name="T3">,</text:span>分成成人青少年與兒童各個等級<text:span text:style-name="T3">. </text:span>與其說高等教育<text:span text:style-name="T3">,</text:span>不如說高等補習班<text:span text:style-name="T3">,</text:span>各個等級講授內容有異<text:span text:style-name="T3">,</text:span>但補習班性格倒是非常一致<text:span text:style-name="T3">. <text:line-break/><text:line-break/></text:span>你實在看不出來這家補習班跟那家補習班除了考試成績或某種業績有點落差之外<text:span text:style-name="T3">,</text:span>兩者究竟有何不同<text:span text:style-name="T3">? </text:span>補習班開得再大間再有名<text:span text:style-name="T3">,</text:span>也還是補習班<text:span text:style-name="T3">.</text:span>回想起來<text:span text:style-name="T3">,</text:span>當年的中小學似乎倒還比較像所<text:span text:style-name="T3"><text:s/>"</text:span>大學<text:span text:style-name="T3">". <text:line-break/><text:line-break/></text:span>人之大<text:span text:style-name="T3">,</text:span>不在於體積大權勢大或屁股大<text:span text:style-name="T3">,</text:span>也不在於地位高存款多房子大或胸部很大<text:span text:style-name="T3">,</text:span>而在於獨立人格大不大<text:span text:style-name="T3">. </text:span>人如此<text:span text:style-name="T3">,</text:span>大學亦然<text:span text:style-name="T3">. </text:span>大學之大不在於可見面積體績或業績之大或高低起伏<text:span text:style-name="T3">(</text:span>又不是開公司賣股票<text:span text:style-name="T3">),</text:span>而是在於其獨立性<text:span text:style-name="T3">. </text:span>獨立於什麼<text:span text:style-name="T3">? </text:span>獨立於權勢利害立場市場等等之外<text:span text:style-name="T3">,</text:span>自由徜徉百花齊放<text:span text:style-name="T3">,</text:span>唯真理美醜是問<text:span text:style-name="T3">.</text:span>簡單說吧<text:span text:style-name="T3">,</text:span>就是靈魂<text:span text:style-name="T3">.<text:line-break/><text:line-break/></text:span>可是這年頭<text:span text:style-name="T3">,</text:span>人已經聰明到不再相信靈魂這回事了<text:span text:style-name="T3">. </text:span>跟各位一樣<text:span text:style-name="T3">,</text:span>我也沒見靈魂<text:span text:style-name="T3">,</text:span>就好像我也沒看過神明<text:span text:style-name="T3">,</text:span>我不知道靈魂應該長什麼樣<text:span text:style-name="T3">,</text:span>但我知道什麼是<text:span text:style-name="T3"><text:s/>"</text:span>沒有靈魂<text:span text:style-name="T3">". </text:span>正如我不知道什麼是偉大音樂該有的條件<text:span text:style-name="T3">,</text:span>但我輕易就能知道哪些是噪音<text:span text:style-name="T3">,</text:span>比方說我不需仔細聆聽也能知道放屁聲不算音樂<text:span text:style-name="T3">.<text:line-break/><text:line-break/>"</text:span>靈魂說<text:span text:style-name="T3">" </text:span>或許陳義過高<text:span text:style-name="T3">,</text:span>但你其實不管用多低的標準來衡量台灣的所謂<text:span text:style-name="T3"><text:s/>"</text:span>大學<text:span text:style-name="T3">",</text:span>你都很難說它究竟大在哪裡<text:span text:style-name="T3">? <text:line-break/><text:line-break/></text:span>大學<text:span text:style-name="T3">,</text:span>生了沒<text:span text:style-name="T3">? </text:span>應該生了<text:span text:style-name="T3">,</text:span>可惜先天不良後天失調<text:span text:style-name="T3">,</text:span>早已夭折<text:span text:style-name="T3">,</text:span>在猥瑣的庸潮俗浪中滅頂<text:span text:style-name="T3">.<text:line-break/><text:line-break/></text:span>形上之物很難言說<text:span text:style-name="T3">--</text:span>如果不是不可能的話<text:span text:style-name="T3">. </text:span>但很難言說或不可言說並不表示它不存在<text:span text:style-name="T3">,</text:span>更不表示它不重要<text:span text:style-name="T3">. </text:span>就比方說感情雖然看不見<text:span text:style-name="T3">,</text:span>但有它沒它不但差很多<text:span text:style-name="T3">,</text:span>而且有它沒它構成一大一小兩種完全不一樣的世界<text:span text:style-name="T3">.<text:line-break/><text:line-break/></text:span>十幾二十年前<text:span text:style-name="T3">,</text:span>陳永興出來競選立委<text:span text:style-name="T3">,</text:span>醫學會裏有人蘊釀提案支持<text:span text:style-name="T3">, </text:span>但我挺身反對<text:span text:style-name="T3">. </text:span>人們很納悶<text:span text:style-name="T3">,</text:span>陳永興不是你向來非常推崇的老朋友嗎<text:span text:style-name="T3">? </text:span>為何要反對<text:span text:style-name="T3">? </text:span>但即便是我的家人我也一樣反對<text:span text:style-name="T3">. </text:span>因為醫學既然是一種專業<text:span text:style-name="T3">,</text:span>總該有點獨立性<text:span text:style-name="T3">,</text:span>不該為任何特定立場或黨派服務<text:span text:style-name="T3">,</text:span>更不該粗暴地以所謂團體名義強迫大家為特定政黨或政治人物背書<text:span text:style-name="T3">,</text:span>畢竟當時已非白色恐怖時代<text:span text:style-name="T3">,</text:span>不該矮化應有的專業格調<text:span text:style-name="T3">. <text:line-break/><text:line-break/></text:span>比方說<text:span text:style-name="T3">,</text:span>今天即便是義守大學的創辦人林義守出來競選公職<text:span text:style-name="T3">,</text:span>義守大學也不該自我矮化去為他搖旗吶喊<text:span text:style-name="T3">,</text:span>因為這是一所大學<text:span text:style-name="T3">,</text:span>不是一家公司<text:span text:style-name="T3">,</text:span>更不是一所補習班<text:span text:style-name="T3">.<text:line-break/><text:line-break/></text:span>大學之大<text:span text:style-name="T3">,</text:span>不但在於其獨立性<text:span text:style-name="T3">,</text:span>亦在於其多元<text:span text:style-name="T3">,</text:span>就像一座花園<text:span text:style-name="T3">,</text:span>教育的目的並不是教你應該怎麼長或應該長出特定什麼姿勢或朝什麼方向長才是正確方向<text:span text:style-name="T3">,</text:span>根本沒有這回事<text:span text:style-name="T3">,</text:span>大學所能做的就只是盡量提供充足的陽光水源與空氣<text:span text:style-name="T3">,</text:span>讓萬物自由成長<text:span text:style-name="T3">. <text:line-break/><text:line-break/></text:span>在一所花園裏<text:span text:style-name="T3">,</text:span>我們不會特別去<text:span text:style-name="T3"><text:s/>"</text:span>恭賀<text:span text:style-name="T3">" </text:span>哪一棵植物長得多高多大或賣了多少錢<text:span text:style-name="T3">,</text:span>花園裏從來都沒有這樣一些莫名其妙的美學標準<text:span text:style-name="T3">,</text:span>除非這不是一所花園<text:span text:style-name="T3">,</text:span>而是一家花品店<text:span text:style-name="T3">,</text:span>把花刻意打扮得像什麼庸脂俗粉似地<text:span text:style-name="T3">,</text:span>以世俗標準獨尊特定模樣謂之名花典範<text:span text:style-name="T3">. <text:line-break/><text:line-break/></text:span>在花園裏<text:span text:style-name="T3">,</text:span>薔薇有薔薇的模樣<text:span text:style-name="T3">, </text:span>玫瑰有玫瑰的顏色<text:span text:style-name="T3">,</text:span>她們在高大的大王椰子樹下絲毫無須感到慚愧<text:span text:style-name="T3">,</text:span>應該也不用羨慕或對人家表示恭賀吧<text:span text:style-name="T3">? </text:span>看到落葉飄零或落花殘紅也不必覺得自己比他們行<text:span text:style-name="T3">. </text:span>矮矮的一株草<text:span text:style-name="T3">,</text:span>靈魂一樣能參天<text:span text:style-name="T3">,</text:span>大王椰子體積再大身高再高也不表示他特別<text:span text:style-name="T3"><text:s/>"</text:span>大<text:span text:style-name="T3">",</text:span>畢竟此大非彼大<text:span text:style-name="T3">.<text:line-break/><text:line-break/></text:span>我看過世界上許多大學<text:span text:style-name="T3">,</text:span>雖不滿意但能接受<text:span text:style-name="T3">,</text:span>至少也算是一所大學<text:span text:style-name="T3">,</text:span>但反觀我們的所謂<text:span text:style-name="T3"><text:s/>"</text:span>大學<text:span text:style-name="T3">" </text:span>卻往往窩囊得像個補習班似的<text:span text:style-name="T3">,</text:span>比方說經常四處大紅布條高高掛<text:span text:style-name="T3">,</text:span>自己對自己<text:span text:style-name="T3"><text:s/>"</text:span>狂賀<text:span text:style-name="T3">" </text:span>說自己要進入什麼百大千大<text:span text:style-name="T3">,</text:span>或是得了什麼獎<text:span text:style-name="T3">,</text:span>獲得什麼了不起的評鑑等等<text:span text:style-name="T3">,</text:span>俗不可耐到極點<text:span text:style-name="T3">. </text:span>我真不知道這些人到底是把教育當成什麼<text:span text:style-name="T3">?<text:line-break/><text:line-break/></text:span>最近在成功補習班<text:span text:style-name="T3">,</text:span>喔<text:span text:style-name="T3">no,</text:span>我是說成功大學啦<text:span text:style-name="T3">,</text:span>更是看到一個大概是史上最離譜的<text:span text:style-name="T3"><text:s/>"</text:span>恭賀<text:span text:style-name="T3">" </text:span>布條<text:span text:style-name="T3">,</text:span>從整個文學院大樓垂掛下來<text:span text:style-name="T3">,</text:span>非常壯觀<text:span text:style-name="T3">,</text:span>上面寫著<text:span text:style-name="T3"><text:s/>"</text:span>恭賀本校外文系校友龍應台榮任文建會主委<text:span text:style-name="T3">","</text:span>恭賀本校中文系校友陳以真榮任青輔會主委<text:span text:style-name="T3">",</text:span>署名則是<text:span text:style-name="T3"><text:s/>"</text:span>成大文學院全體師生恭賀<text:span text:style-name="T3">". <text:line-break/><text:line-break/></text:span>自己窩囊還不夠<text:span text:style-name="T3">,</text:span>竟然把別人也給<text:span text:style-name="T3"><text:s/>"</text:span>全體<text:span text:style-name="T3">" </text:span>進去了<text:span text:style-name="T3">,</text:span>這麼窩囊的事你能忍嗎<text:span text:style-name="T3">? </text:span>若是我<text:span text:style-name="T3">,</text:span>會不計一切代價請校方把紅布條撤下並公開道歉<text:span text:style-name="T3">. </text:span>這就好像劍橋如果也貼上這樣一個紅布條寫著<text:span text:style-name="T3"><text:s/>"</text:span>恭賀本校校友布萊爾榮任英國首相<text:span text:style-name="T3">,</text:span>劍橋全體師生賀<text:span text:style-name="T3">",</text:span>我看大概不用幾秒鐘就會被人扯下來<text:span text:style-name="T3">. <text:line-break/><text:line-break/></text:span>不過是當官嘛<text:span text:style-name="T3">,</text:span>有啥好賀<text:span text:style-name="T3">? </text:span>就算得諾貝爾獎也不用賀<text:span text:style-name="T3">.</text:span>劍橋有個小小的實驗室<text:span text:style-name="T3">,</text:span>聽說曾經在裏頭產生<text:span text:style-name="T3">26</text:span>個諾貝爾獎得主<text:span text:style-name="T3">,</text:span>也從沒見過什麼狂賀布條<text:span text:style-name="T3">. </text:span>每年諾貝爾獎頒獎<text:span text:style-name="T3">,</text:span>若有人得獎<text:span text:style-name="T3">,</text:span>校方或系所也都表現得好像根本沒這回事似的<text:span text:style-name="T3">,</text:span>畢竟這裏是大學<text:span text:style-name="T3">,</text:span>不是公司<text:span text:style-name="T3">,</text:span>更不是開補習班<text:span text:style-name="T3">. <text:line-break/><text:line-break/></text:span>對待諾貝爾獎尚且如此<text:span text:style-name="T3">,</text:span>更不用說什麼當官了<text:span text:style-name="T3">. </text:span>誰當官干我屁事<text:span text:style-name="T3">? </text:span>干一所大學屁事<text:span text:style-name="T3">? </text:span>我們沒幹譙這些當官的就已經夠客氣了還恭個屁賀<text:span text:style-name="T3">. <text:line-break/><text:line-break/></text:span>再說<text:span text:style-name="T3">,</text:span>很多當官的來自台大<text:span text:style-name="T3">,</text:span>若要如此賀法<text:span text:style-name="T3">,</text:span>台大豈不是要四處掛滿狂賀恭賀布條<text:span text:style-name="T3">?<text:line-break/><text:line-break/></text:span>也許你會說掛個布條不過小事一樁<text:span text:style-name="T3">,</text:span>但此事其實事關重大<text:span text:style-name="T3">,</text:span>一點也不小<text:span text:style-name="T3">,</text:span>它反映了一種水平<text:span text:style-name="T3">,</text:span>一種精神<text:span text:style-name="T3">,</text:span>一種格調<text:span text:style-name="T3">. <text:line-break/><text:line-break/></text:span>學校窩囊沒關係<text:span text:style-name="T3">,</text:span>但師生們如果心裏還有那麼一點骨氣<text:span text:style-name="T3">,</text:span>對知識或真理是非美醜還有那麼一絲熱情<text:span text:style-name="T3">,</text:span>就該想一想大學之大大在哪<text:span text:style-name="T3">,</text:span>至少自己得先大起來<text:span text:style-name="T3">,</text:span>而不是把大學<text:span text:style-name="T3"><text:s/>"</text:span>補習班化<text:span text:style-name="T3">" </text:span>當成理所當然<text:span text:style-name="T3">,</text:span>那樣的一種不良教育<text:span text:style-name="T3">,</text:span>只會把人越教越小越窩囊越沒出息<text:span text:style-name="T3">.<text:line-break/></text:span></text:p>
      <text:p text:style-name="P1"><text:span text:style-name="T1">賴世榮</text:span><text:s/>  |  2012.02.10 12:19   |   <text:a xlink:type="simple" xlink:href="http://palinfo.habago.org/Entry?Command=Information_PrintForum&amp;iPage=520#FORUM31328"><text:span text:style-name="T2">#</text:span></text:a></text:p>
      <text:p text:style-name="P3">大家好，我是阿榮。<text:span text:style-name="T3"><text:line-break/><text:line-break/></text:span>休息半年多，下禮拜我要開始拼經濟了，是自動控制方面的工作。<text:span text:style-name="T3"><text:line-break/><text:line-break/></text:span>請問這個月還有站樁活動嗎<text:span text:style-name="T3">? </text:span>我想要參加，謝謝。</text:p>
      <text:p text:style-name="P1"><text:span text:style-name="T1">陳真</text:span><text:s/>  |  2012.02.07 23:19   |   <text:a xlink:type="simple" xlink:href="http://palinfo.habago.org/Entry?Command=Information_PrintForum&amp;iPage=520#FORUM31324"><text:span text:style-name="T2">#</text:span></text:a></text:p>
      <text:p text:style-name="P2">李同學貼這東西是怕我們消化不良幫忙催吐嗎<text:span text:style-name="T3">? </text:span>我真是非常看不起這些親綠學者<text:span text:style-name="T3">,</text:span>所謂理想全是放他媽的狗臭屁<text:span text:style-name="T3">! <text:line-break/><text:line-break/></text:span>只要是對<text:span text:style-name="T3"><text:s/>"</text:span>我方<text:span text:style-name="T3">" </text:span>有利的<text:span text:style-name="T3">,</text:span>不管是多麼齷齪卑鄙的行徑都無所謂<text:span text:style-name="T3">,</text:span>甚且大加讚揚<text:span text:style-name="T3">,</text:span>但若是對<text:span text:style-name="T3"><text:s/>"</text:span>敵方<text:span text:style-name="T3">" </text:span>不利的就誇大其詞哭爸哭母危言聳聽<text:span text:style-name="T3">.<text:line-break/><text:line-break/></text:span>舊國民黨威權時代<text:span text:style-name="T3">,</text:span>也有一批當年專有名詞叫做<text:span text:style-name="T3"><text:s/>"</text:span>開明學者<text:span text:style-name="T3">" </text:span>的御用學者<text:span text:style-name="T3">,</text:span>其行徑與心態就跟時下這些親綠學者差不多<text:span text:style-name="T3">,</text:span>簡直就像同一個模子烘烤出來的產品<text:span text:style-name="T3">. </text:span>所言所行都是為某種立場或政治勢力服務<text:span text:style-name="T3">,</text:span>但卻總是講得冠冕堂皇<text:span text:style-name="T3">,</text:span>比方說一提到要組黨<text:span text:style-name="T3">,</text:span>就說社會將動蕩不安<text:span text:style-name="T3">,</text:span>民主成果將瓦解什麼的<text:span text:style-name="T3">.<text:line-break/><text:line-break/></text:span>天底下大概找不到比這類人事物更讓我看不起的了<text:span text:style-name="T3">. </text:span>我知道輕視他人是一種不太好的品性<text:span text:style-name="T3">,</text:span>但我沒辦法<text:span text:style-name="T3">,</text:span>我沒辦法掩飾我對這類人事物打從心底的厭惡和鄙視<text:span text:style-name="T3">.<text:line-break/><text:line-break/></text:span>另外<text:span text:style-name="T3">,</text:span>我很不解<text:span text:style-name="T3">,</text:span>想請教李同學<text:span text:style-name="T3">,</text:span>為什麼你那麼喜歡轉貼<text:span text:style-name="T3"><text:s/>"</text:span>時事性<text:span text:style-name="T3">" </text:span>或<text:span text:style-name="T3"><text:s/>"</text:span>評論性<text:span text:style-name="T3">" </text:span>文章但卻又不做評論或說明<text:span text:style-name="T3">,</text:span>那麼別人怎麼知道你貼這東西的意思是什麼<text:span text:style-name="T3">? </text:span>是當做催吐劑在貼<text:span text:style-name="T3">,</text:span>幫助大家清腸胃<text:span text:style-name="T3">? </text:span>還是你很認同<text:span text:style-name="T3">? </text:span>不管鄙視或認同<text:span text:style-name="T3">,</text:span>似乎總該以自己的嘴巴有個說法才對<text:span text:style-name="T3">. <text:line-break/><text:line-break/></text:span>當然<text:span text:style-name="T3">,</text:span>這不是絕對要求<text:span text:style-name="T3">,</text:span>如果你喜歡這樣無言的張貼<text:span text:style-name="T3">,</text:span>我也沒啥意見<text:span text:style-name="T3">, </text:span>只是很納悶<text:span text:style-name="T3">, </text:span>用自己的嘴講話不好嗎<text:span text:style-name="T3">? <text:line-break/><text:line-break/></text:span>而且<text:span text:style-name="T3">,</text:span>我都寫這麼多了<text:span text:style-name="T3">,</text:span>如果你有不同的想法也該有所反駁或呼應才對<text:span text:style-name="T3">,</text:span>怎麼一直悶著頭瞎貼<text:span text:style-name="T3">? </text:span>還是你想看我罵人好讓我給自己惹來更多禍端<text:span text:style-name="T3">? <text:line-break/><text:line-break/></text:span>並不是說所有張貼都要評論<text:span text:style-name="T3">,</text:span>我是說<text:span text:style-name="T3">,</text:span>如果某個文章或新聞有著一堆觀點或立場<text:span text:style-name="T3">,</text:span>那麼貼的人最好是說說你貼這東西是要幹啥用<text:span text:style-name="T3">? </text:span>如果你只是貼一張圖<text:span text:style-name="T3">,</text:span>圖裏兩隻小狗在親嘴<text:span text:style-name="T3">,</text:span>那你當然沒什麼好評論<text:span text:style-name="T3">.<text:line-break/><text:line-break/>x</text:span>它<text:span text:style-name="T3">x</text:span>的一個民主社會怎麼會想去禁止一個人發表他對統派或對某個政治事件的看法<text:span text:style-name="T3">? </text:span>一個民主社會怎麼會因為一個人支持統派或對某個政治事件有著一種政治不正確的非主流見解就要大家鳴鼓而攻之去懲罰他以及他所屬的媒體<text:span text:style-name="T3">?<text:line-break/><text:line-break/></text:span>幹它媽我就是支持統一不是嗎<text:span text:style-name="T3">? </text:span>幹它媽我就是認為鎮壓六四是一種必要之惡不行嗎<text:span text:style-name="T3">? <text:line-break/><text:line-break/></text:span>我之所以早已下定決心要盡一切努力不要對台灣齷齪至極的<text:span text:style-name="T3">(</text:span>綠營<text:span text:style-name="T3">)</text:span>政治提出看法<text:span text:style-name="T3">,</text:span>主要就是因為害怕<text:span text:style-name="T3">,</text:span>害怕無數的小人與暴民<text:span text:style-name="T3">,</text:span>而我之所以害怕是因為我對這些人事物早已沒有愛可言<text:span text:style-name="T3">. </text:span>因為沒有愛<text:span text:style-name="T3">,</text:span>所以我會<text:span text:style-name="T3"><text:s/>"</text:span>害怕<text:span text:style-name="T3">",</text:span>我若有愛<text:span text:style-name="T3">,</text:span>便無懼怕<text:span text:style-name="T3">.<text:line-break/><text:line-break/></text:span>另一個噤聲的原因是因為我有一種想法<text:span text:style-name="T3">: </text:span>我們之所以想去助人是因為對方需要幫助<text:span text:style-name="T3">,</text:span>發出求助的訊息<text:span text:style-name="T3">. </text:span>這也是為什麼我們在黨外時代面臨砍頭或黑牢的高度危險時依然挺身而出提著頭講話<text:span text:style-name="T3">,</text:span>完全不顧生死<text:span text:style-name="T3">,</text:span>因為那時候很多人被打壓被迫害被糟蹋<text:span text:style-name="T3">.<text:line-break/><text:line-break/></text:span>但若一個島或一個社會的人不但不覺得自己需要幫助<text:span text:style-name="T3">,</text:span>反而覺得自己好幸福好民主好開放好有文化哦<text:span text:style-name="T3">,</text:span>凡是批評者都是要傷害他<text:span text:style-name="T3">,</text:span>都是必須消滅的敵人<text:span text:style-name="T3">,</text:span>那你還有必要去幫他嗎<text:span text:style-name="T3">? </text:span>你有必要去幫一個自以為很幸福很棒很偉大自我感覺極度良好的人嗎<text:span text:style-name="T3">? </text:span>無此必要<text:span text:style-name="T3">.<text:line-break/><text:line-break/></text:span>我若不小心說了一些真實的良心話<text:span text:style-name="T3">,</text:span>純粹也只是自我控制能力不好或不小心說溜嘴<text:span text:style-name="T3">. </text:span>基本上我早已經放棄對台灣這個鬼島的任何期待或想望<text:span text:style-name="T3">,</text:span>隨它去吧<text:span text:style-name="T3">,</text:span>我沒意見<text:span text:style-name="T3">.</text:span></text:p>
      <text:p text:style-name="P1"><text:span text:style-name="T1">李秉叡</text:span><text:s/>  |  2012.02.07 21:20   |   <text:a xlink:type="simple" xlink:href="http://palinfo.habago.org/Entry?Command=Information_PrintForum&amp;iPage=520#FORUM31323"><text:span text:style-name="T2">#</text:span></text:a></text:p>
      <text:p text:style-name="P3">媒體淡化中時事件<text:span text:style-name="T3"><text:s/></text:span>學者<text:span text:style-name="T3">:</text:span>民主機制恐瓦解<text:span text:style-name="T3"><text:s/></text:span>新頭殼<text:span text:style-name="T3">newtalk <text:line-break/><text:line-break/>2012.02.07 </text:span>林靖堂<text:span text:style-name="T3">/</text:span>台北報導<text:span text:style-name="T3"><text:line-break/><text:line-break/></text:span>包括澄社在內的多位學界與文化界人士今<text:span text:style-name="T3">(7)</text:span>日出面發起「拒絕中時」活動，中研院法律所副研究員邱文聰以「人體免疫系統」比喻媒體，他認為媒體對此事件<text:span text:style-name="T3">(</text:span>蔡衍明華郵言論<text:span text:style-name="T3">)</text:span>的冷處理，反應了台灣民主防衛機制即將慢慢瓦解的警訊。<text:span text:style-name="T3"><text:line-break/><text:line-break/></text:span>由於未收到旺旺中時集團總裁蔡衍明對澄社社員王丹等人「接受邀約並公開對話」的回應，多位學界與文化界人士上午於立法院召開記者會，他們期盼蔡衍明應「讓中時回歸忠實」，否則將持續拒絕中時媒體集團，運動不會終止。<text:span text:style-name="T3"><text:line-break/><text:line-break/></text:span>今日出席記者會者，包括台大國發所劉靜怡教授、政大廣電系郭力昕教授、政大社會所顧忠華教授、中研院法律所黃國昌與邱文聰副研究員、中原大學財法所徐偉群教授等人。<text:span text:style-name="T3"><text:line-break/><text:line-break/></text:span>主持人劉靜怡教授首先表達，專訪蔡衍明的《華盛頓郵報》記者<text:span text:style-name="T3">Andrew Higgins</text:span>曾在六四事件現場採訪，亦出版過一本小書，針對六四天安門事件作了逐日的處理；同時《中國時報》<text:span text:style-name="T3">1989</text:span>年時對六四事件亦有諸多報導，若蔡衍明先生欲了解其《華郵》專訪內文問題，可參閱自己報社內部過去的作品。<text:span text:style-name="T3"><text:line-break/><text:line-break/></text:span>文化評論人政大廣電系郭力昕教授則引用香港友人言論指出，香港已經淪陷，他不希望台灣成為第二個香港，許多港人普遍對台灣民主寄予厚望，但蔡衍明集團卻努力將台灣香港化。郭力昕表示，台灣社會應對如此努力全力抵抗。<text:span text:style-name="T3"><text:line-break/><text:line-break/></text:span>中研院副研究員黃國昌代表無法到場的瞿海源教授發表聲明，指出企業家不該如此控制台灣公民社會的輿論，蔡衍明思考的是中國市場的利益，卻使得《中時》可發揮其守護民主的角色慢慢失去。<text:span text:style-name="T3"><text:line-break/><text:line-break/></text:span>中研院法律所邱文聰副研究員則以「人體免疫系統」比喻媒體作為台灣民主防禦機制的責任。他呼籲，不僅僅是中時，台灣大部份的媒體在面對此次言論風波事件，沒有發揮媒體應有的功能。他說，媒體對此事件的冷處理，反應台灣民主防衛機制及將慢慢瓦解的警訊。<text:span text:style-name="T3"><text:line-break/><text:line-break/></text:span>中原大學財經法律系徐偉群教授指出，蔡衍明老闆為鞏固市場卻反身破壞台灣的媒體與民主機制，使台灣民主受到深刻的危機，台灣的知識界要更多勇氣對抗此一文化霸權。<text:span text:style-name="T3"><text:line-break/><text:line-break/></text:span>政大社會系顧忠華教授表示，香港<text:span text:style-name="T3">50</text:span>年回歸的政治體致使得香港的公共領域保持一定的批判與反省，但台灣卻是溫水煮青蛙，這是最大的危機。他認為，蔡衍明的言論使得其旗下媒體內部宛如回到過去威權體制，在基層新聞工作者心中形成小警總。<text:span text:style-name="T3"><text:line-break/><text:line-break/></text:span>顧忠華教授最後補充，這是一場「拒絕媒體塑化劑」的媒體消費者與閱聽人監督運動，大家應該一起來共同檢驗，不能當被動的媒體閱聽人，讓權力的關係影響新聞報導的真實性。<text:span text:style-name="T3"><text:line-break/><text:line-break/></text:span>日前蔡衍明接受美國《華盛頓郵報》專訪，引發六四事件歷史事實與內部新聞自由控制的言論風波，在中國民運人士王丹於網路發起抗議後，蔡衍明曾回應專訪文是「斷章取義，片面曲解」，同時表達願意與王丹等人對談。澄社等團體對蔡衍明主動邀約表達歡迎，卻未能等到進一步的消息，因而發起「拒絕中時」活動。</text:p>
      <text:p text:style-name="P1"><text:span text:style-name="T1">陳真</text:span><text:s/>  |  2012.02.07 17:11   |   <text:a xlink:type="simple" xlink:href="http://palinfo.habago.org/Entry?Command=Information_PrintForum&amp;iPage=520#FORUM31322"><text:span text:style-name="T2">#</text:span></text:a></text:p>
      <text:p text:style-name="P2">這些簡介都是網路資料<text:span text:style-name="T3">,</text:span>誰寫的不知道<text:span text:style-name="T3">.</text:span></text:p>
      <text:p text:style-name="P1"><text:span text:style-name="T1">陳真</text:span><text:s/>  |  2012.02.07 17:09   |   <text:a xlink:type="simple" xlink:href="http://palinfo.habago.org/Entry?Command=Information_PrintForum&amp;iPage=520#FORUM31321"><text:span text:style-name="T2">#</text:span></text:a></text:p>
      <text:p text:style-name="P3">真難想像這是比耶穌還早<text:span text:style-name="T3">,</text:span>兩千多年前的人物<text:span text:style-name="T3">. <text:line-break/><text:line-break/></text:span>倏忽千萬年<text:span text:style-name="T3">,</text:span>人心卻好像也沒啥兩樣<text:span text:style-name="T3">.<text:line-break/><text:line-break/></text:span>陳真<text:span text:style-name="T3"><text:line-break/><text:line-break/>=============<text:line-break/></text:span>卓文君與司馬相如<text:span text:style-name="T3"><text:line-break/><text:line-break/></text:span>司馬相如與卓文君的故事可說是家喻戶曉。司馬相如是西漢有名的辭賦家，音樂家。早年家貧，並不得志，父母雙亡後寄住在好友縣令王吉家裏。卓文君，是漢代臨邛（今之邛崍）大富豪卓王孫的掌上明珠。<text:span text:style-name="T3"><text:line-break/><text:line-break/></text:span>卓文君當時僅十七歲，書上形容文君的美貌：<text:span text:style-name="T3">“</text:span>眉色遠望如山，臉際常若芙蓉，皮膚柔滑如脂<text:span text:style-name="T3">”</text:span>，更兼她善琴，貫通棋、畫，文采亦非凡。本來已許配給某一皇孫，不料那皇孫短命，未待成婚便匆匆辭世，所以當時文君算是在家守寡。<text:span text:style-name="T3"> <text:line-break/><text:line-break/></text:span>卓王孫與王吉多有往來。時值年少孤貧的漢代大才子、辭賦家司馬相如，從成都前來拜訪時任臨邛縣令的同窗好友王吉。王縣令在宴請相如時，亦請了卓王孫座陪。後來卓王孫為附庸風雅，巴結縣令，請司馬相如來家做客。席間，免不了要作賦奏樂。司馬相如得知卓王孫之女文君美貌非凡，更兼文采，於是奏了一首《鳳求凰》。<text:span text:style-name="T3"><text:line-break/><text:line-break/></text:span>卓文君也久慕司馬相如之才，遂躲在簾後偷聽，琴中之求偶之意如何聽不出。兩個人互相愛慕。但受到了卓王孫的強烈阻撓，沒辦法，兩人只好私奔。<text:span text:style-name="T3"><text:line-break/><text:line-break/></text:span>後回到成都，生活窘迫，文君就把自已的頭飾當了。開了一家酒鋪，卓文君親自當壚賣酒，消息傳到其父耳中，卓王孫為顧忌情面，也只好將新婿、愛女接回臨邛。但他們仍安於清貧，自謀生計，在街市上開了一個酒肆。<text:span text:style-name="T3">“</text:span>文君當壚<text:span text:style-name="T3">”</text:span>，<text:span text:style-name="T3">“</text:span>相如滌器<text:span text:style-name="T3">”</text:span>從此而來。<text:span text:style-name="T3"><text:s/></text:span>　　<text:span text:style-name="T3"><text:line-break/><text:line-break/></text:span>如今，邛崍縣城裏，<text:span text:style-name="T3">“</text:span>文君井<text:span text:style-name="T3">”</text:span>、<text:span text:style-name="T3">“</text:span>琴台<text:span text:style-name="T3">”</text:span>古跡猶存。唐代大詩人杜甫在寓居成都時作《琴台》有句雲：<text:span text:style-name="T3">“</text:span>酒肆人間世，琴台日暮雲。<text:span text:style-name="T3">”</text:span>，而在文君庭園裏的<text:span text:style-name="T3">“</text:span>琴台<text:span text:style-name="T3">”</text:span>有一聯雲：<text:span text:style-name="T3">“</text:span>井上疏風竹有韻；台前古月琴無弦。<text:span text:style-name="T3">”</text:span>這些詩聯記了當年卓文君與司馬相如忠貞愛情的韻事。<text:span text:style-name="T3"><text:line-break/><text:line-break/></text:span>後來司馬相如漸顯達，欲納妾，據《西京雜記》記載：<text:span text:style-name="T3">“</text:span>司馬相如將聘茂陵人女為妾，卓文君作《白頭吟》以自絕，相如乃止<text:span text:style-name="T3">”</text:span>。後考證家們言此詩為民間作品。司馬相如素有消渴疾（即糖尿病），便死於此病上。文君著誄文，流傳於當世。</text:p>
      <text:p text:style-name="P1"><text:span text:style-name="T1">學姊</text:span><text:s/>  |  2012.02.07 14:20   |   <text:a xlink:type="simple" xlink:href="http://palinfo.habago.org/Entry?Command=Information_PrintForum&amp;iPage=520#FORUM31320"><text:span text:style-name="T2">#</text:span></text:a></text:p>
      <text:p text:style-name="P2">寫得好<text:span text:style-name="T3">!<text:line-break/></text:span>不過對這種人何須浪費筆墨<text:span text:style-name="T3">?<text:line-break/></text:span>回<text:span text:style-name="T3">"</text:span>禮義廉<text:span text:style-name="T3">"</text:span>三個字就可以啦。</text:p>
      <text:p text:style-name="P1"><text:span text:style-name="T1">陳真</text:span><text:s/>  |  2012.02.07 11:45   |   <text:a xlink:type="simple" xlink:href="http://palinfo.habago.org/Entry?Command=Information_PrintForum&amp;iPage=520#FORUM31319"><text:span text:style-name="T2">#</text:span></text:a></text:p>
      <text:p text:style-name="P3">在桂林聽到這麼一首怨郎詩<text:span text:style-name="T3">,</text:span>為了提昇各位的文化水平<text:span text:style-name="T3">,</text:span>貼上給大家瞧瞧<text:span text:style-name="T3"><text:line-break/><text:line-break/></text:span>陳真<text:span text:style-name="T3"><text:line-break/>=========<text:line-break/><text:line-break/></text:span>卓文君的《怨郎詩》<text:span text:style-name="T3"><text:line-break/><text:line-break/></text:span>漢代文學家司馬相如自從與才女卓文君成親後，便過著只羨鴛鴦不羨仙的生活。不料後來相如為武帝重用，久居京城，看盡名媛美女，竟對文君萌生嫌棄之心。有一天，他給妻子送去了一封「怪信」，並囑咐一定要帶回文君的回信。卓文君盼到了丈夫的來信，欣喜若狂！可是拆開一看，她的心都涼了。原來信上只有冰冰冷冷的十三字：<text:span text:style-name="T3"><text:line-break/><text:line-break/></text:span>一二三四五六七八九十百千萬<text:span text:style-name="T3"><text:line-break/><text:line-break/></text:span>聰明的卓文君瞧見在「萬」字之後，少了一個「億」字，當下心如刀割、淚眼婆娑。因為「無億」即「無意」也，是丈夫對自己已然「無意」的暗示！於是，她強忍著悲痛，回了一封「倒順書」《怨郎詩》給司馬相如：<text:span text:style-name="T3"><text:line-break/><text:line-break/></text:span>一別之後，<text:span text:style-name="T3"><text:line-break/><text:line-break/></text:span>兩地相思，<text:span text:style-name="T3"><text:line-break/><text:line-break/></text:span>只說是三四月，<text:span text:style-name="T3"><text:line-break/><text:line-break/></text:span>又誰知五六年，<text:span text:style-name="T3"><text:line-break/><text:line-break/></text:span>七弦琴無心撫彈，<text:span text:style-name="T3"><text:line-break/><text:line-break/></text:span>八行書無信可傳，<text:span text:style-name="T3"><text:line-break/><text:line-break/></text:span>九連環從中折斷，<text:span text:style-name="T3"><text:line-break/><text:line-break/></text:span>十里長亭望眼欲穿，<text:span text:style-name="T3"><text:line-break/><text:line-break/></text:span>百相思、千繫念，<text:span text:style-name="T3"><text:line-break/><text:line-break/></text:span>萬般無奈把郎怨。<text:span text:style-name="T3"><text:line-break/><text:line-break/></text:span>萬言千語說不完，<text:span text:style-name="T3"><text:line-break/><text:line-break/></text:span>百無聊賴十依欄，<text:span text:style-name="T3"><text:line-break/><text:line-break/></text:span>重九登高看孤雁，<text:span text:style-name="T3"><text:line-break/><text:line-break/></text:span>八月中秋月圓人不圓，<text:span text:style-name="T3"><text:line-break/><text:line-break/></text:span>七月半，燒香稟燭問蒼天，<text:span text:style-name="T3"><text:line-break/><text:line-break/></text:span>六月三伏天，人人搖扇我心寒，<text:span text:style-name="T3"><text:line-break/><text:line-break/></text:span>五月石榴如火，偏遇冷雨澆花端，<text:span text:style-name="T3"><text:line-break/><text:line-break/></text:span>四月枇杷未黃，我欲對鏡心意亂，<text:span text:style-name="T3"><text:line-break/><text:line-break/></text:span>三月桃花隨水轉，二月風箏線兒斷，<text:span text:style-name="T3"><text:line-break/><text:line-break/></text:span>噫！郎呀郎，巴不得下一世你做女來我做男。<text:span text:style-name="T3"><text:line-break/><text:line-break/></text:span>司馬相如看了之後，深有悔意，隔日便派人到四川文君接至長安同住，重拾昔日兩人的恩愛。</text:p>
      <text:p text:style-name="P4"/>
      <text:p text:style-name="P1"><text:span text:style-name="T1">陳真</text:span><text:s/>  |  2012.02.06 02:39   |   <text:a xlink:type="simple" xlink:href="http://palinfo.habago.org/Entry?Command=Information_PrintForum&amp;iPage=521#FORUM31318"><text:span text:style-name="T2">#</text:span></text:a></text:p>
      <text:p text:style-name="P3"><text:span text:style-name="T3">(</text:span>再續<text:span text:style-name="T3">)<text:line-break/><text:line-break/></text:span>這回去桂林最大的遺憾就是沒能看到張藝謀等人導演的<text:span text:style-name="T3"><text:s/>"</text:span>印象劉三姐<text:span text:style-name="T3">" </text:span>實景演出<text:span text:style-name="T3">,</text:span>哪天一定要為此再特地走一趟桂林<text:span text:style-name="T3">. <text:line-break/><text:line-break/></text:span>沒有看到山水實景演出<text:span text:style-name="T3">,</text:span>但有看到略帶搞笑的小舞台演出<text:span text:style-name="T3">,</text:span>雖然大家好像都覺得這個野台戲表演很低俗<text:span text:style-name="T3">,</text:span>但我倒覺得挺好的<text:span text:style-name="T3">,</text:span>彷彿回到我童年時期的今日戲院<text:span text:style-name="T3">. <text:line-break/><text:line-break/></text:span>那時候的電影院<text:span text:style-name="T3">,</text:span>看電影的人基本上都是阿公阿嬤或爸媽帶著孫子兒女來<text:span text:style-name="T3">,</text:span>幾乎沒有什麼年輕人<text:span text:style-name="T3">. </text:span>偶而有一兩個學生來買票<text:span text:style-name="T3">,</text:span>那些賣票或收票的小姐就會在背後罵說<text:span text:style-name="T3"><text:s/>"</text:span>不成體統<text:span text:style-name="T3">,</text:span>不像樣<text:span text:style-name="T3">,</text:span>沒家教<text:span text:style-name="T3">,</text:span>可憐<text:span text:style-name="T3">,</text:span>死好<text:span text:style-name="T3">!". <text:line-break/><text:line-break/></text:span>當時的電影院<text:span text:style-name="T3">,</text:span>大人觀影興致總是非常非常非常高亢<text:span text:style-name="T3">,</text:span>只差沒有暴動<text:span text:style-name="T3">,</text:span>但情緒高亢並不是發出噪音<text:span text:style-name="T3">,</text:span>而只是非常非常非常入戲<text:span text:style-name="T3">,</text:span>而小孩則是跑到舞台上玩<text:span text:style-name="T3">,</text:span>常會遮到銀幕<text:span text:style-name="T3">,</text:span>觀眾席就會有人叫罵<text:span text:style-name="T3">. </text:span>跟現代人看電影之冰冰涼涼缺乏熱情但卻又噪音連連實在差很多<text:span text:style-name="T3">.<text:line-break/><text:line-break/></text:span>我家電影院過年春節曾經連續兩年上演朱洪武開國記<text:span text:style-name="T3">,</text:span>我至今幾乎能默背每個畫面<text:span text:style-name="T3">.</text:span>記得當年不但場場爆滿<text:span text:style-name="T3">,</text:span>而且是滿到連戲院大門都關不上<text:span text:style-name="T3">,</text:span>很多人幾乎快擠到馬路上<text:span text:style-name="T3">. </text:span>當片尾朱元璋騎著飛龍上天<text:span text:style-name="T3">,</text:span>把那個壞蛋巨人給幹掉時<text:span text:style-name="T3">,</text:span>觀眾簡直興奮到要暴動了<text:span text:style-name="T3">,</text:span>而且每一場都如此<text:span text:style-name="T3">. <text:line-break/><text:line-break/></text:span>來到桂林這個演搞笑版印象劉三姐的室內野台戲<text:span text:style-name="T3">,</text:span>彷彿瞬間時光倒流四十年<text:span text:style-name="T3">,</text:span>又回到當年<text:span text:style-name="T3"><text:s/>"</text:span>今日戲院<text:span text:style-name="T3">" </text:span>人山人海的光景<text:span text:style-name="T3">. <text:line-break/><text:line-break/></text:span>究竟什麼是印象劉三姐其實我也不知道<text:span text:style-name="T3">,</text:span>原本我是完全不抱任何期待的<text:span text:style-name="T3">,</text:span>心裏想說不過就是唱山歌嘛<text:span text:style-name="T3">,</text:span>能有啥特別<text:span text:style-name="T3">,</text:span>但是<text:span text:style-name="T3">,</text:span>不經意聽到從小船上的導遊姑娘及野台戲上的<text:span text:style-name="T3"><text:s/>"</text:span>劉三姐<text:span text:style-name="T3">" </text:span>嘴裏唱出一些詞<text:span text:style-name="T3">,</text:span>卻突然讓我感動莫名<text:span text:style-name="T3">,</text:span>差點想找眼淚瓶<text:span text:style-name="T3">. </text:span>特別是這幾句<text:span text:style-name="T3">:<text:line-break/><text:line-break/>“</text:span>連就連，相約定百年。<text:span text:style-name="T3">”<text:line-break/><text:line-break/>“</text:span>若誰九十七歲死，奈何橋上等三年。<text:span text:style-name="T3">” <text:line-break/><text:line-break/></text:span>老實說<text:span text:style-name="T3">,</text:span>我原本是帶點鄙夷之心的<text:span text:style-name="T3">,</text:span>原本想說這回的行程恰好不演出劉三姐豈不更好<text:span text:style-name="T3">? </text:span>後來聽了一點點曲目之後方才感到深深遺憾<text:span text:style-name="T3">. </text:span>那些詞我背不上來<text:span text:style-name="T3">,</text:span>所以憑著幾個關鍵字在網上找到以下一些介紹<text:span text:style-name="T3">. <text:line-break/><text:line-break/></text:span>學姐說我除了只會講<text:span text:style-name="T3"><text:s/>"</text:span>美到爆<text:span text:style-name="T3">" </text:span>其它就不會描述了<text:span text:style-name="T3">,</text:span>她說人家老殘遊記多麼會寫啊<text:span text:style-name="T3">,</text:span>而我只會一直說美到爆<text:span text:style-name="T3">. </text:span>我的確寫不出來那種美<text:span text:style-name="T3">,</text:span>只能說桂林陽朔真是美到爆<text:span text:style-name="T3">,</text:span>那條江<text:span text:style-name="T3">,</text:span>那些山<text:span text:style-name="T3">,</text:span>美到讓人真是很想乾脆投江自盡死在山水的懷裏算了<text:span text:style-name="T3">,</text:span>若再加上江面上傳來得那些美到爆的曲子和故事<text:span text:style-name="T3">,</text:span>我真的會美死算了<text:span text:style-name="T3">.<text:line-break/><text:line-break/></text:span>底下文字作者與出處均不詳<text:span text:style-name="T3">.<text:line-break/><text:line-break/></text:span>陳真<text:span text:style-name="T3"><text:line-break/><text:line-break/>===========<text:line-break/><text:line-break/></text:span>《印象<text:span text:style-name="T3">·</text:span>劉三姐》是世界上最大、最具魅力的山水實景劇場，表演舞臺爲兩公里的灕江水域及十二座背景山峰，參演演員<text:span text:style-name="T3">600</text:span>多名，大部分是附近村莊的漁民。據導遊講，漁民們每場的演出費才<text:span text:style-name="T3">20</text:span>元，一年數百場的演出，但是這些業餘演員絲毫沒有因酬勞低和場次多而怠慢每一次演出，敬業而嫺熟的表演爲遊客帶來了許多感動。<text:span text:style-name="T3"><text:line-break/><text:line-break/></text:span>滿江熱烈的紅，魅惑的藍，青翠的綠，忽明忽暗的漁火，整個演出現場場面大氣，氣勢恢弘，在不同的主題表演中，我個人最喜歡<text:span text:style-name="T3">“</text:span>綠色印象家園<text:span text:style-name="T3">”</text:span>，晚霞、炊煙、牛群、牧童、洗衣的農婦、唱晚的漁船<text:span text:style-name="T3">……</text:span>一幕幕鄉村景象舒緩展開，訴說著綠色家園美麗的故事，仿佛這一切真的每天都在身邊上演一般。<text:span text:style-name="T3"><text:line-break/><text:line-break/>=========<text:line-break/></text:span>前世奈何橋約定<text:span text:style-name="T3"><text:line-break/><text:line-break/></text:span>二十多年前，當他們一起被漁民抓走後，他們選擇了殉情。寧爲情死，不爲無情傷。<text:span text:style-name="T3"><text:s/></text:span>今世無望，就待來世。<text:span text:style-name="T3"><text:s/></text:span>當他們的靈魂離開他們的肉身之後，牛頭馬面就來了。<text:span text:style-name="T3"> <text:line-break/><text:line-break/>“</text:span>請速速隨我們去地獄，準備投胎轉世。<text:span text:style-name="T3">”“</text:span>不然，你們將變成孤魂野鬼<text:span text:style-name="T3">……” <text:line-break/><text:line-break/></text:span>在牛頭馬面的軟硬兼施下，藍魚與晶魚的靈魂隨他們，向地獄奔去。<text:span text:style-name="T3"><text:s/></text:span>都道地獄是陰冷的地方，事實上，地獄是一個熾熱的場所。有鬼下油鍋，有鬼被炙烤，有鬼被鐵烙，有鬼入甕悶<text:span text:style-name="T3">…… <text:line-break/><text:line-break/></text:span>當藍魚與晶魚的靈魂來到奈何橋邊時，他們熱壞了，渴極了。<text:span text:style-name="T3"> <text:line-break/><text:line-break/>“</text:span>姑娘、小夥，你們別急，喝了這碗湯再走。<text:span text:style-name="T3">”</text:span>孟婆向他們招了招手，兩碗清涼的湯水，擺在了他們的面前。<text:span text:style-name="T3"> <text:line-break/><text:line-break/>“</text:span>不，我們不喝！<text:span text:style-name="T3">”</text:span>藍魚極力地拒絕孟婆的好意。因爲他知道，一旦喝那碗<text:span text:style-name="T3">“</text:span>孟婆湯<text:span text:style-name="T3">”</text:span>，他們將忘了前世的經歷、愛情。<text:span text:style-name="T3"> <text:line-break/><text:line-break/>“</text:span>不能不喝，這是規矩。不然，你們就不能過了奈何橋轉世。<text:span text:style-name="T3">”</text:span>牛頭與馬面如實相告。<text:span text:style-name="T3"><text:line-break/><text:line-break/>“</text:span>一定要喝嗎？<text:span text:style-name="T3">”</text:span>晶魚近似哀求一般地問。<text:span text:style-name="T3"><text:line-break/><text:line-break/>“</text:span>必須得喝。<text:span text:style-name="T3">”<text:line-break/><text:line-break/>“</text:span>能不能讓我們下輩轉世爲人？<text:span text:style-name="T3">”<text:line-break/><text:line-break/>“</text:span>可以，但你們爲什麽想轉世爲人？<text:span text:style-name="T3">” <text:line-break/><text:line-break/>“</text:span>既然這輩子無法做夫妻，那麽我們下輩子就當個長久的夫妻吧！<text:span text:style-name="T3">” <text:line-break/><text:line-break/>“</text:span>好吧，你們喝吧。喝完就上路。<text:span text:style-name="T3">” …… <text:line-break/><text:line-break/></text:span>藍魚與晶魚接過孟婆手中的湯水，眼淚止不住溢出眼眶，滴落在孟婆湯中。兩人傷感至極，因爲他們知道，喝了那碗孟婆湯後，將忘了前世的一切，包括愛情。可以想象的是，在下輩中他們也許將形同陌人，對面而不相識。這是怎樣的一種痛苦！<text:span text:style-name="T3"> <text:line-break/><text:line-break/>“</text:span>喝吧，快喝吧，喝了你們就不痛苦了。<text:span text:style-name="T3">”</text:span>孟婆在一旁勸道。<text:span text:style-name="T3"><text:line-break/><text:line-break/>“</text:span>我在這奈何橋邊工作幾百年了，在這幾百年來哪對情侶不是這樣哭哭啼啼的，喝了就不痛苦了。<text:span text:style-name="T3">”<text:line-break/><text:line-break/>“</text:span>來世也許不一定能再相會了，孟婆婆你滿足我們最後一個要求好不好？<text:span text:style-name="T3">”</text:span>晶魚哀求道。<text:span text:style-name="T3"> <text:line-break/><text:line-break/>“</text:span>你們想幹什麽？<text:span text:style-name="T3">” “</text:span>今世無緣喝交杯酒，下輩子也是喝不到了，倒不如我們現在喝一次<text:span text:style-name="T3">‘</text:span>交碗湯<text:span text:style-name="T3">’</text:span>吧！<text:span text:style-name="T3">” <text:line-break/><text:line-break/></text:span>孟婆同意了。<text:span text:style-name="T3"> <text:line-break/><text:line-break/></text:span>交碗之時，藍魚的一滴眼淚，滴入了晶魚的碗中。<text:span text:style-name="T3"><text:s/></text:span>同樣的，晶魚的淚水也灑入了藍魚的湯中。<text:span text:style-name="T3"><text:line-break/><text:line-break/>“</text:span>今生無緣，那就讓我期待來世吧。<text:span text:style-name="T3">”</text:span>藍魚說。<text:span text:style-name="T3"><text:line-break/><text:line-break/>“</text:span>我們定個約定吧，也許來世我們還將有緣相見。<text:span text:style-name="T3">” <text:line-break/><text:line-break/>“</text:span>連就連，相約定百年。<text:span text:style-name="T3">”<text:line-break/><text:line-break/>“</text:span>若誰九十七歲死，奈何橋上等三年。<text:span text:style-name="T3">” <text:line-break/><text:line-break/>“</text:span>緣是緣，三世守望牽。<text:span text:style-name="T3">” <text:line-break/><text:line-break/>“</text:span>管它幾度輪回變，浮生若夢天地間。<text:span text:style-name="T3">”</text:span></text:p>
      <text:p text:style-name="P1"><text:span text:style-name="T1">陳真</text:span><text:s/>  |  2012.02.05 03:11   |   <text:a xlink:type="simple" xlink:href="http://palinfo.habago.org/Entry?Command=Information_PrintForum&amp;iPage=521#FORUM31317"><text:span text:style-name="T2">#</text:span></text:a></text:p>
      <text:p text:style-name="P2"><text:span text:style-name="T3">(</text:span>續<text:span text:style-name="T3">)<text:line-break/><text:line-break/></text:span>政治不是好人好事比賽<text:span text:style-name="T3">,</text:span>不需要多麼美好的人<text:span text:style-name="T3">,</text:span>更無須什麼聖君賢相<text:span text:style-name="T3">,</text:span>就跟作生意一樣<text:span text:style-name="T3">,</text:span>它只需要一種做生意或生意競爭時最基本的正直與誠信<text:span text:style-name="T3">.<text:line-break/><text:line-break/></text:span>我們常描述某種東西比方說某種水果或某種遊戲<text:span text:style-name="T3">,</text:span>並不是我們對這東西感興趣<text:span text:style-name="T3">,</text:span>而只是拿它做為例子來說明一種十分柔弱微妙卻又宛如數學邏輯般剛硬無比的原理<text:span text:style-name="T3">.<text:line-break/><text:line-break/></text:span>算數例題裏常有香蕉蘋果一斤幾元的問題<text:span text:style-name="T3">,</text:span>並不是我們對香蕉蘋果的價格感興趣<text:span text:style-name="T3">,</text:span>而是對有關價格的區別與演算感到困惑<text:span text:style-name="T3">.<text:line-break/><text:line-break/></text:span>西方諺語裏好像有句話說<text:span text:style-name="T3">: </text:span>並不是會發亮的都是黃金<text:span text:style-name="T3">. </text:span>表面上的相似性往往微不足道<text:span text:style-name="T3">. </text:span>哲學無非講個微妙二字<text:span text:style-name="T3">,</text:span>文學亦然<text:span text:style-name="T3">,</text:span>音樂亦如是<text:span text:style-name="T3">. </text:span>音樂家能辨識音符音質的細微差異<text:span text:style-name="T3">,</text:span>並且對這差異有著強烈熱情<text:span text:style-name="T3">,</text:span>從中創造動人樂章<text:span text:style-name="T3">. </text:span>兩種演奏<text:span text:style-name="T3">,</text:span>在你聽起來好像沒啥差別<text:span text:style-name="T3">,</text:span>在他聽起來卻很可能讓他痛不欲生<text:span text:style-name="T3">. <text:line-break/><text:line-break/></text:span>除了我自己仔細經手的伊拉克淪陷記實與若雪家書這兩本小冊子之外<text:span text:style-name="T3">,</text:span>我幾乎不敢看任何印出我的文字的刊物<text:span text:style-name="T3">,</text:span>因為我總覺得哪裡不對勁<text:span text:style-name="T3">,</text:span>醜爆了<text:span text:style-name="T3">! </text:span>而且很害怕看到印刷錯誤<text:span text:style-name="T3">,</text:span>哪怕只是一個標點符號<text:span text:style-name="T3">,</text:span>簡直都能要我的命<text:span text:style-name="T3">. </text:span>忘了是誰說的了<text:span text:style-name="T3">,</text:span>藝術家思想家天不怕地不怕<text:span text:style-name="T3">,</text:span>什麼都不怕<text:span text:style-name="T3">,</text:span>只怕印刷錯誤<text:span text:style-name="T3">.<text:line-break/><text:line-break/></text:span>微妙很重要<text:span text:style-name="T3">,</text:span>沒有微妙<text:span text:style-name="T3">,</text:span>生命也就不成個樣了<text:span text:style-name="T3">. </text:span>這台電腦跟那台電腦既然是同廠牌<text:span text:style-name="T3">,</text:span>或許沒啥差別<text:span text:style-name="T3">,</text:span>但這個人和那個人<text:span text:style-name="T3">,</text:span>這片海和那片海<text:span text:style-name="T3">,</text:span>這片葉子和那片葉子卻完全不一樣<text:span text:style-name="T3">.<text:line-break/><text:line-break/></text:span>哲學上有句老掉牙的話說<text:span text:style-name="T3">: "</text:span>你無法把腳伸進同樣的河水兩次<text:span text:style-name="T3">." </text:span>因為時空變幻莫測<text:span text:style-name="T3">,</text:span>一切隨時在改變<text:span text:style-name="T3">. </text:span>哲學如此<text:span text:style-name="T3">,</text:span>文學亦然<text:span text:style-name="T3">,</text:span>藉著時空不尋常的拉長縮短<text:span text:style-name="T3">,</text:span>放大扭曲<text:span text:style-name="T3">,</text:span>尋常之事變得不尋常<text:span text:style-name="T3">,</text:span>這個跟那個變得不一樣<text:span text:style-name="T3">,</text:span>微妙誕生了<text:span text:style-name="T3">,</text:span>於是你將看見你原本看不見的東西<text:span text:style-name="T3">,</text:span>所謂差之毫釐失之千里<text:span text:style-name="T3">.<text:line-break/><text:line-break/></text:span>所謂俗不可耐<text:span text:style-name="T3">,</text:span>世上最難忍耐的大概就是一個俗字了<text:span text:style-name="T3">,</text:span>庸俗的俗<text:span text:style-name="T3">,</text:span>分不清美醜似的<text:span text:style-name="T3">,</text:span>彷彿一切的一切都只是根據一種極度粗糙的公式尺寸或量化標準<text:span text:style-name="T3">,</text:span>於是明明醜到爆也能看成美麗極品<text:span text:style-name="T3">,</text:span>明明是大爛片<text:span text:style-name="T3">,</text:span>明明是放屁一般的噪音<text:span text:style-name="T3">,</text:span>他也能聞之起舞<text:span text:style-name="T3">,</text:span>感動涕零<text:span text:style-name="T3">.<text:line-break/><text:line-break/></text:span>以下純粹是劫後餘生的牢騷<text:span text:style-name="T3">,</text:span>可以不用看<text:span text:style-name="T3">.<text:line-break/><text:line-break/></text:span>這回跟團去桂林玩<text:span text:style-name="T3">,</text:span>就跟上回跟團去印度一樣<text:span text:style-name="T3">,</text:span>在團裏我們幾乎都變成啞巴了<text:span text:style-name="T3">,</text:span>跟台灣人相處真的不是普通的痛苦<text:span text:style-name="T3">,</text:span>我數了一數<text:span text:style-name="T3">,</text:span>每天至少得聽上五百次的<text:span text:style-name="T3"><text:s/>"</text:span>好帥哦<text:span text:style-name="T3">" "</text:span>好美哦<text:span text:style-name="T3">" "</text:span>恐龍哦<text:span text:style-name="T3">" "</text:span>好胖好好笑哦<text:span text:style-name="T3">","</text:span>長得好像誰誰誰哪個明星哦<text:span text:style-name="T3">". <text:line-break/><text:line-break/></text:span>幾乎不管去到哪或遇到什麼人就是一直打量對方的身材五官<text:span text:style-name="T3">,</text:span>然後不斷發出<text:span text:style-name="T3"><text:s/>"</text:span>好帥哦<text:span text:style-name="T3">" "</text:span>好美哦<text:span text:style-name="T3">" "</text:span>恐龍哦<text:span text:style-name="T3">" "</text:span>好胖好好笑哦<text:span text:style-name="T3">","</text:span>長得好像誰誰誰哪個明星哦<text:span text:style-name="T3">". </text:span>這是年輕人的品味<text:span text:style-name="T3">,</text:span>除此之外就是大人們不斷誇富比成就<text:span text:style-name="T3">. </text:span>至於不管去到哪都能製造巨量噪音那就更不用說了<text:span text:style-name="T3">,</text:span>就連到了簡直美如仙境寂靜無聲的水上雲端也能唱起<text:span text:style-name="T3"><text:s/>"</text:span>愛拼才會贏<text:span text:style-name="T3">" </text:span>的卡拉<text:span text:style-name="T3">ok,</text:span>尖叫不斷<text:span text:style-name="T3">.<text:line-break/><text:line-break/></text:span>我們平常生活就像山頂洞人似地盡量躲起來<text:span text:style-name="T3">,</text:span>害怕看到人<text:span text:style-name="T3">,</text:span>特別是害怕看到台灣人<text:span text:style-name="T3">,</text:span>但跟團就沒地方躲了<text:span text:style-name="T3">,</text:span>只好冒充啞巴<text:span text:style-name="T3">,</text:span>並且得努力唸心經<text:span text:style-name="T3">,</text:span>盡一切可能忍耐巨量噪音<text:span text:style-name="T3">,</text:span>以及忍耐每天至少要大放送五百次的<text:span text:style-name="T3"><text:s/>"</text:span>好帥哦<text:span text:style-name="T3">" "</text:span>好美哦<text:span text:style-name="T3">" "</text:span>恐龍哦<text:span text:style-name="T3">" "</text:span>好胖好好笑哦<text:span text:style-name="T3">","</text:span>長得好像誰誰誰哪個明星哦<text:span text:style-name="T3">". <text:line-break/><text:line-break/></text:span>平常開開低級玩笑無所謂<text:span text:style-name="T3">,</text:span>但既然來旅遊總該有點水平<text:span text:style-name="T3">,</text:span>而不是每天像花癡一樣一直喊著<text:span text:style-name="T3"><text:s/>"</text:span>好帥哦<text:span text:style-name="T3">" "</text:span>好美哦<text:span text:style-name="T3">" "</text:span>恐龍哦<text:span text:style-name="T3">" "</text:span>好胖好好笑哦<text:span text:style-name="T3">","</text:span>長得好像誰誰誰哪個明星哦<text:span text:style-name="T3">",</text:span>或是一直吵著要吃餅乾要打電動要坐碰碰車要採購什麼時尚精品<text:span text:style-name="T3">. <text:line-break/><text:line-break/></text:span>我有時真的有點懷疑台灣新一代的大學生高中生是不是智能有問題<text:span text:style-name="T3">,</text:span>我像他們這年紀都已經在鎮暴部對的重兵環伺下站上演講台對黨外群眾演講了<text:span text:style-name="T3">,</text:span>而他們卻好像還吸著奶嘴<text:span text:style-name="T3">. <text:line-break/><text:line-break/></text:span>儘管有錢人去過無數國家<text:span text:style-name="T3">,</text:span>但他們其實去多少國家都一樣<text:span text:style-name="T3">,</text:span>永遠就是用一套台式標準台式眼光在看世界<text:span text:style-name="T3">,</text:span>比方說去到震撼人心的億萬年鐘乳石洞裏<text:span text:style-name="T3">,</text:span>他們也是一樣只關心著導覽小姐或先生是不是<text:span text:style-name="T3"><text:s/>"</text:span>好帥哦<text:span text:style-name="T3">" "</text:span>好美哦<text:span text:style-name="T3">" "</text:span>恐龍哦<text:span text:style-name="T3">" "</text:span>好胖好好笑哦<text:span text:style-name="T3">","</text:span>長得好像誰誰誰哪個明星哦<text:span text:style-name="T3">". <text:line-break/><text:line-break/></text:span>說起來<text:span text:style-name="T3">,</text:span>我也是住在洞裏的生物<text:span text:style-name="T3">,</text:span>盡量迴避人類<text:span text:style-name="T3">.</text:span>偶而出洞來跟人類相處<text:span text:style-name="T3">,</text:span>總覺得有口難言痛苦不堪<text:span text:style-name="T3">,</text:span>一種品味就是一種星球<text:span text:style-name="T3">,</text:span>我們雖然都住在地球上<text:span text:style-name="T3">,</text:span>但其實是完全不一樣的兩種生物<text:span text:style-name="T3">. <text:line-break/><text:line-break/></text:span>旅途中<text:span text:style-name="T3">,</text:span>中國導遊說<text:span text:style-name="T3">: </text:span>你們台灣有一部片叫什麼<text:span text:style-name="T3"><text:s/>"</text:span>那些年<text:span text:style-name="T3">" </text:span>的大賣座喔<text:span text:style-name="T3">,</text:span>那幾個整天一直喊著<text:span text:style-name="T3"><text:s/>"</text:span>好帥哦<text:span text:style-name="T3">" "</text:span>好美哦<text:span text:style-name="T3">" "</text:span>恐龍哦<text:span text:style-name="T3">" "</text:span>好胖好好笑哦<text:span text:style-name="T3">","</text:span>長得好像誰誰誰哪個明星哦<text:span text:style-name="T3">" </text:span>的年輕團員馬上大聲歡呼說<text:span text:style-name="T3">: "</text:span>耶<text:span text:style-name="T3">!!!! </text:span>那是我們台灣的偶像<text:span text:style-name="T3">!!!! </text:span>男主角好帥喔<text:span text:style-name="T3">~~~~".<text:line-break/><text:line-break/></text:span>所謂真善美<text:span text:style-name="T3">,</text:span>對我來說不過就是濃縮成一個美字<text:span text:style-name="T3">. </text:span>美幾乎就是我們存在世上賴以為生的一個最重要單字了<text:span text:style-name="T3">.</text:span>但很顯然<text:span text:style-name="T3">,</text:span>你覺得美的<text:span text:style-name="T3">,</text:span>我覺得醜到爆<text:span text:style-name="T3">,</text:span>醜到流汁<text:span text:style-name="T3">,</text:span>相反地<text:span text:style-name="T3">,</text:span>我覺得美的<text:span text:style-name="T3">,</text:span>在你眼裏恐怕也無法恭維<text:span text:style-name="T3">. <text:line-break/><text:line-break/></text:span>人與人之間的距離遠近<text:span text:style-name="T3">,</text:span>不是學歷不是階級不是任何外在社會屬性<text:span text:style-name="T3">,</text:span>而是在於這個美字<text:span text:style-name="T3">,</text:span>許多時候<text:span text:style-name="T3">,</text:span>有關美的品味相距之遙遠<text:span text:style-name="T3">,</text:span>簡直就像兩顆相距十億八千萬光年的不同星球<text:span text:style-name="T3">.</text:span></text:p>
      <text:p text:style-name="P1">J. Z.   |  2012.02.04 20:05   |   <text:a xlink:type="simple" xlink:href="http://palinfo.habago.org/Entry?Command=Information_PrintForum&amp;iPage=521#FORUM31316"><text:span text:style-name="T2">#</text:span></text:a></text:p>
      <text:p text:style-name="P3">感謝董事長指導<text:span text:style-name="T3">!<text:line-break/></text:span>我大概知道以後被外國朋友問時該怎麼講了<text:span text:style-name="T3">.</text:span></text:p>
      <text:p text:style-name="P1"><text:span text:style-name="T1">陳真</text:span><text:s/>  |  2012.02.04 19:51   |   <text:a xlink:type="simple" xlink:href="http://palinfo.habago.org/Entry?Command=Information_PrintForum&amp;iPage=521#FORUM31315"><text:span text:style-name="T2">#</text:span></text:a></text:p>
      <text:p text:style-name="P2">老兄太抬舉民進黨了<text:span text:style-name="T3">,</text:span>我敢用生命和人格保證<text:span text:style-name="T3">,</text:span>這些人絕對不是什麼基本教義派<text:span text:style-name="T3">,</text:span>也不是種族主義者<text:span text:style-name="T3">,</text:span>更沒有那個膽子幹什麼大屠殺<text:span text:style-name="T3">,</text:span>這只是一群無所不用其極的騙子<text:span text:style-name="T3">,</text:span>就跟橫行兩岸三地的詐騙集團完全沒兩樣<text:span text:style-name="T3">,</text:span>差別只是在於他們操弄著一種挑撥族群對立的語言<text:span text:style-name="T3">,</text:span>製造假想敵<text:span text:style-name="T3">,</text:span>以便騙取選票<text:span text:style-name="T3">,</text:span>奪取權力<text:span text:style-name="T3">,</text:span>掠奪暴利<text:span text:style-name="T3">.<text:line-break/><text:line-break/></text:span>換句話說<text:span text:style-name="T3">,</text:span>利益是其目標<text:span text:style-name="T3">,</text:span>簡單說就是錢<text:span text:style-name="T3">. </text:span>而其它一切不管是進步的所謂理想或退步的挑撥族群言論以及無日無之的造謠抹黑等等<text:span text:style-name="T3">,</text:span>統統只是手段<text:span text:style-name="T3">.<text:line-break/><text:line-break/></text:span>我若是共產黨<text:span text:style-name="T3">,</text:span>我若擔心台灣跑掉<text:span text:style-name="T3">,</text:span>我會拉攏這個黨<text:span text:style-name="T3">,</text:span>而不會把期望寄託在另一個明為終極統一實為終極獨立的國民黨<text:span text:style-name="T3">. </text:span>因為就像蔣介石說的<text:span text:style-name="T3">,</text:span>只要是能夠用錢解決的事都不是困難的事<text:span text:style-name="T3">. </text:span>用一筆錢無法解決的事<text:span text:style-name="T3">,</text:span>就用一大筆錢<text:span text:style-name="T3">. </text:span>這樣一種政黨其實是比較好對付的<text:span text:style-name="T3">. </text:span>你只要投其所好<text:span text:style-name="T3">,</text:span>確保其權位利益就能控制<text:span text:style-name="T3">.<text:line-break/><text:line-break/></text:span>國民黨當然基本上也是利益驅動<text:span text:style-name="T3">,</text:span>但至少不是唯利是圖<text:span text:style-name="T3">,</text:span>言行比較一致<text:span text:style-name="T3">,</text:span>手段也正直許多<text:span text:style-name="T3">,</text:span>比較像是一種生意人<text:span text:style-name="T3">. </text:span>生意人和騙子雖然都很愛錢<text:span text:style-name="T3">,</text:span>但畢竟天差地遠<text:span text:style-name="T3">.</text:span>我們不能光是看到大家都愛錢與權就以為這是一丘之貉<text:span text:style-name="T3">.<text:line-break/><text:line-break/></text:span>政治不是好人好事比賽<text:span text:style-name="T3">,</text:span>不該強調某些與公眾事務無關的所謂道德<text:span text:style-name="T3">,</text:span>例如什麼溫馨的家庭<text:span text:style-name="T3">,</text:span>什麼好男人會做家事之類<text:span text:style-name="T3">,</text:span>政治是一種生意<text:span text:style-name="T3">,</text:span>一種職業<text:span text:style-name="T3">,</text:span>當你找不到工作或沒啥專長<text:span text:style-name="T3">,</text:span>那就不妨去從政<text:span text:style-name="T3">,</text:span>從政並不可恥<text:span text:style-name="T3">,</text:span>可恥的是詐騙與造謠抹黑扭曲基本價值<text:span text:style-name="T3">.<text:line-break/><text:line-break/></text:span>我常覺得<text:span text:style-name="T3">,</text:span>所謂偉大思想或思想家的一個重要特徵不過就是微妙<text:span text:style-name="T3">,</text:span>微妙就是看出事物的不同<text:span text:style-name="T3">. </text:span>維根斯坦引李爾王的話說<text:span text:style-name="T3">,</text:span>他的哲學就是要告訴你這個跟那個不一樣<text:span text:style-name="T3">. <text:line-break/><text:line-break/></text:span>很多東西表面上很類似<text:span text:style-name="T3">,</text:span>但其實往往南轅北轍<text:span text:style-name="T3">,</text:span>比方說兩個人一樣都是講理想<text:span text:style-name="T3">,</text:span>做所謂社會改革的事<text:span text:style-name="T3">,</text:span>但很可能一個是好人<text:span text:style-name="T3">,</text:span>另一個卻是人渣<text:span text:style-name="T3">,</text:span>儘管他們表面上的所作所為多麼相似<text:span text:style-name="T3">.</text:span></text:p>
      <text:p text:style-name="P1">J. Z.   |  2012.02.04 15:53   |   <text:a xlink:type="simple" xlink:href="http://palinfo.habago.org/Entry?Command=Information_PrintForum&amp;iPage=521#FORUM31314"><text:span text:style-name="T2">#</text:span></text:a></text:p>
      <text:p text:style-name="P5"><text:span text:style-name="T1">以下為</text:span>fcuk<text:span text:style-name="T1">的解釋</text:span>...=.=<text:line-break/><text:line-break/>http://www.urbandictionary.com/define.php?term=fcuk</text:p>
      <text:p text:style-name="P1">J. Z.   |  2012.02.04 12:21   |   <text:a xlink:type="simple" xlink:href="http://palinfo.habago.org/Entry?Command=Information_PrintForum&amp;iPage=521#FORUM31313"><text:span text:style-name="T2">#</text:span></text:a></text:p>
      <text:p text:style-name="P2">拜託董事長別鬧啦<text:span text:style-name="T3">...<text:line-break/></text:span>來個萬國通用的講法就好了<text:span text:style-name="T3">, </text:span>不然每次人家問我都不知道要怎麼講<text:span text:style-name="T3">...&gt;&lt;"</text:span></text:p>
      <text:p text:style-name="P1"><text:span text:style-name="T1">陳真</text:span><text:s/>  |  2012.02.04 11:09   |   <text:a xlink:type="simple" xlink:href="http://palinfo.habago.org/Entry?Command=Information_PrintForum&amp;iPage=521#FORUM31312"><text:span text:style-name="T2">#</text:span></text:a></text:p>
      <text:p text:style-name="P3">董事長日理萬機<text:span text:style-name="T3">,</text:span>一周難得有一兩回短暫接觸電腦的機會<text:span text:style-name="T3">,</text:span>好不容易熬到周六日稍有喘息<text:span text:style-name="T3">,</text:span>但都忘記原本桂林之旅要講些什麼了<text:span text:style-name="T3">.<text:line-break/><text:line-break/>fcuk</text:span>這字是我發明的<text:span text:style-name="T3">,</text:span>英文字典尚未收錄<text:span text:style-name="T3">,</text:span>至於它是什麼意思我也還不是很清楚<text:span text:style-name="T3">. </text:span>跟倉頡一樣<text:span text:style-name="T3">,</text:span>我還發明了很多字<text:span text:style-name="T3">,</text:span>有象形文字<text:span text:style-name="T3">,</text:span>有音感領悟<text:span text:style-name="T3">,</text:span>有抽象造型<text:span text:style-name="T3">,</text:span>差不多可以編成一部辭典了<text:span text:style-name="T3">,</text:span>豐富了人類語言表達的範疇<text:span text:style-name="T3">.<text:line-break/><text:line-break/></text:span>不過<text:span text:style-name="T3">,</text:span>可以確定的是<text:span text:style-name="T3">,</text:span>電腦內建的道德審查系統通常不認識這些字<text:span text:style-name="T3">,</text:span>所以也不會阻擋<text:span text:style-name="T3">.</text:span></text:p>
      <text:p text:style-name="P1"><text:span text:style-name="T1">鄭啟承</text:span><text:s/>  |  2012.02.03 22:34   |   <text:a xlink:type="simple" xlink:href="http://palinfo.habago.org/Entry?Command=Information_PrintForum&amp;iPage=521#FORUM31311"><text:span text:style-name="T2">#</text:span></text:a></text:p>
      <text:p text:style-name="P2">到底蝦密係<text:span text:style-name="T3"><text:s/>fcuk </text:span>啊<text:span text:style-name="T3">? </text:span>我的英文水平大約是小學程度，考倒我了。</text:p>
      <text:p text:style-name="P1"><text:span text:style-name="T1">陳真</text:span><text:s/>  |  2012.02.01 01:26   |   <text:a xlink:type="simple" xlink:href="http://palinfo.habago.org/Entry?Command=Information_PrintForum&amp;iPage=521#FORUM31310"><text:span text:style-name="T2">#</text:span></text:a></text:p>
      <text:p text:style-name="P3">外國人問到民<text:span text:style-name="T3">x</text:span>黨很簡單啊<text:span text:style-name="T3">,</text:span>你就說<text:span text:style-name="T3"><text:s/>oh,fcuk! <text:line-break/><text:line-break/></text:span>看好看好<text:span text:style-name="T3">,</text:span>別看錯喔<text:span text:style-name="T3">,</text:span>是<text:span text:style-name="T3"><text:s/>fcuk,</text:span>不是<text:span text:style-name="T3">fuck,</text:span>別想歪了<text:span text:style-name="T3">. <text:line-break/><text:line-break/>fcuk</text:span>這意思雖然難以言喻<text:span text:style-name="T3">,</text:span>但我想外國人如果文化水平夠<text:span text:style-name="T3">,</text:span>應該聽得懂<text:span text:style-name="T3">.<text:line-break/><text:line-break/>(</text:span>忙了一天<text:span text:style-name="T3">,</text:span>進廣告<text:span text:style-name="T3">,</text:span>來去洗澡先<text:span text:style-name="T3">,</text:span>桂林之旅待續<text:span text:style-name="T3">,</text:span>後面還有更精采的<text:span text:style-name="T3">,</text:span>別轉台哦<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